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I_BASMALAH" svg:font-family="MSI_BASMALAH"/>
    <style:font-face style:name="FreeSans1" svg:font-family="FreeSans" style:font-family-generic="swiss"/>
    <style:font-face style:name="MSI_016" svg:font-family="MSI_016" style:font-pitch="variable"/>
    <style:font-face style:name="MSI_BASMALAH1" svg:font-family="MSI_BASMALAH" style:font-pitch="variable"/>
    <style:font-face style:name="MSI_Z001" svg:font-family="MSI_Z001" style:font-pitch="variable"/>
    <style:font-face style:name="MSI_Z002" svg:font-family="MSI_Z002" style:font-pitch="variable"/>
    <style:font-face style:name="MSI_Z0031" svg:font-family="MSI_Z003" style:font-pitch="variable"/>
    <style:font-face style:name="MSI_Z003" svg:font-family="MSI_Z003" style:font-adornments="Regular" style:font-pitch="variable"/>
    <style:font-face style:name="MSI_Z004" svg:font-family="MSI_Z004" style:font-pitch="variable"/>
    <style:font-face style:name="MSI_Z005" svg:font-family="MSI_Z005" style:font-pitch="variable"/>
    <style:font-face style:name="MSI_Z006" svg:font-family="MSI_Z006" style:font-pitch="variable"/>
    <style:font-face style:name="MSI_Z007" svg:font-family="MSI_Z007" style:font-pitch="variable"/>
    <style:font-face style:name="MSI_Z008" svg:font-family="MSI_Z008" style:font-pitch="variable"/>
    <style:font-face style:name="MSI_Z009" svg:font-family="MSI_Z009" style:font-pitch="variable"/>
    <style:font-face style:name="MSI_Z010" svg:font-family="MSI_Z010" style:font-pitch="variable"/>
    <style:font-face style:name="MSI_Z011" svg:font-family="MSI_Z011" style:font-pitch="variable"/>
    <style:font-face style:name="MSI_Z012" svg:font-family="MSI_Z012" style:font-pitch="variable"/>
    <style:font-face style:name="MSI_Z013" svg:font-family="MSI_Z013" style:font-pitch="variable"/>
    <style:font-face style:name="MSI_Z014" svg:font-family="MSI_Z014" style:font-pitch="variable"/>
    <style:font-face style:name="MSI_Z015" svg:font-family="MSI_Z015" style:font-pitch="variable"/>
    <style:font-face style:name="MSI_Z017" svg:font-family="MSI_Z017" style:font-pitch="variable"/>
    <style:font-face style:name="MSI_Z018" svg:font-family="MSI_Z018" style:font-pitch="variable"/>
    <style:font-face style:name="MSI_Z019" svg:font-family="MSI_Z019" style:font-pitch="variable"/>
    <style:font-face style:name="MSI_Z020" svg:font-family="MSI_Z020" style:font-pitch="variable"/>
    <style:font-face style:name="MSI_Z021" svg:font-family="MSI_Z021" style:font-pitch="variable"/>
    <style:font-face style:name="Roboto" svg:font-family="Roboto" style:font-pitch="variable"/>
    <style:font-face style:name="Calibri" svg:font-family="Calibri" style:font-family-generic="roman" style:font-pitch="variable"/>
    <style:font-face style:name="QCF_P001" svg:font-family="QCF_P001" style:font-family-generic="roman" style:font-pitch="variable"/>
    <style:font-face style:name="QCF_P002" svg:font-family="QCF_P002" style:font-family-generic="roman" style:font-pitch="variable"/>
    <style:font-face style:name="QCF_P004" svg:font-family="QCF_P004" style:font-family-generic="roman" style:font-pitch="variable"/>
    <style:font-face style:name="QCF_P005" svg:font-family="QCF_P005" style:font-family-generic="roman" style:font-pitch="variable"/>
    <style:font-face style:name="QCF_P006" svg:font-family="QCF_P006" style:font-family-generic="roman" style:font-pitch="variable"/>
    <style:font-face style:name="QCF_P007" svg:font-family="QCF_P007" style:font-family-generic="roman" style:font-pitch="variable"/>
    <style:font-face style:name="QCF_P008" svg:font-family="QCF_P008" style:font-family-generic="roman" style:font-pitch="variable"/>
    <style:font-face style:name="QCF_P009" svg:font-family="QCF_P009" style:font-family-generic="roman" style:font-pitch="variable"/>
    <style:font-face style:name="QCF_P010" svg:font-family="QCF_P010" style:font-family-generic="roman" style:font-pitch="variable"/>
    <style:font-face style:name="QCF_P011" svg:font-family="QCF_P011" style:font-family-generic="roman" style:font-pitch="variable"/>
    <style:font-face style:name="QCF_P012" svg:font-family="QCF_P012" style:font-family-generic="roman" style:font-pitch="variable"/>
    <style:font-face style:name="QCF_P013" svg:font-family="QCF_P013" style:font-family-generic="roman" style:font-pitch="variable"/>
    <style:font-face style:name="QCF_P014" svg:font-family="QCF_P014" style:font-family-generic="roman" style:font-pitch="variable"/>
    <style:font-face style:name="QCF_P015" svg:font-family="QCF_P015" style:font-family-generic="roman" style:font-pitch="variable"/>
    <style:font-face style:name="QCF_P016" svg:font-family="QCF_P016" style:font-family-generic="roman" style:font-pitch="variable"/>
    <style:font-face style:name="QCF_P017" svg:font-family="QCF_P017" style:font-family-generic="roman" style:font-pitch="variable"/>
    <style:font-face style:name="QCF_P018" svg:font-family="QCF_P018" style:font-family-generic="roman" style:font-pitch="variable"/>
    <style:font-face style:name="QCF_P019" svg:font-family="QCF_P019" style:font-family-generic="roman" style:font-pitch="variable"/>
    <style:font-face style:name="QCF_P020" svg:font-family="QCF_P020" style:font-family-generic="roman" style:font-pitch="variable"/>
    <style:font-face style:name="QCF_P021" svg:font-family="QCF_P0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officeooo:paragraph-rsid="00187751" style:font-name-complex="MSI_Z0031"/>
    </style:style>
    <style:style style:name="P2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22b8f9" style:font-size-asian="23.5pt" style:font-name-complex="MSI_Z004" style:font-size-complex="23.5pt"/>
    </style:style>
    <style:style style:name="P3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2bd0e0" style:font-size-asian="23.5pt" style:font-name-complex="MSI_Z007" style:font-size-complex="23.5pt"/>
    </style:style>
    <style:style style:name="P4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2e076d" style:font-size-asian="23.5pt" style:font-name-complex="MSI_Z008" style:font-size-complex="23.5pt"/>
    </style:style>
    <style:style style:name="P5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2f0bc4" style:font-size-asian="23.5pt" style:font-name-complex="MSI_Z009" style:font-size-complex="23.5pt"/>
    </style:style>
    <style:style style:name="P6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0aee2" style:font-size-asian="23.5pt" style:font-name-complex="MSI_Z010" style:font-size-complex="23.5pt"/>
    </style:style>
    <style:style style:name="P7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1667d" style:font-size-asian="23.5pt" style:font-name-complex="MSI_Z011" style:font-size-complex="23.5pt"/>
    </style:style>
    <style:style style:name="P8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1e52a" style:font-size-asian="23.5pt" style:font-name-complex="MSI_Z012" style:font-size-complex="23.5pt"/>
    </style:style>
    <style:style style:name="P9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4dae9" style:font-size-asian="23.5pt" style:font-name-complex="MSI_Z013" style:font-size-complex="23.5pt"/>
    </style:style>
    <style:style style:name="P10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6fcb7" style:font-size-asian="23.5pt" style:font-name-complex="MSI_Z014" style:font-size-complex="23.5pt"/>
    </style:style>
    <style:style style:name="P11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93a5d" style:font-size-asian="23.5pt" style:font-name-complex="MSI_Z015" style:font-size-complex="23.5pt"/>
    </style:style>
    <style:style style:name="P12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a6262" style:font-size-asian="23.5pt" style:font-name-complex="MSI_016" style:font-size-complex="23.5pt"/>
    </style:style>
    <style:style style:name="P13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ae07f" style:font-size-asian="23.5pt" style:font-name-complex="MSI_Z017" style:font-size-complex="23.5pt"/>
    </style:style>
    <style:style style:name="P14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b801e" style:font-size-asian="23.5pt" style:font-name-complex="MSI_Z018" style:font-size-complex="23.5pt"/>
    </style:style>
    <style:style style:name="P15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d54eb" style:font-size-asian="23.5pt" style:font-name-complex="MSI_Z019" style:font-size-complex="23.5pt"/>
    </style:style>
    <style:style style:name="P16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f0992" style:font-size-asian="23.5pt" style:font-name-complex="MSI_Z020" style:font-size-complex="23.5pt"/>
    </style:style>
    <style:style style:name="P17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ff15f" style:font-size-asian="23.5pt" style:font-name-complex="MSI_Z021" style:font-size-complex="23.5pt"/>
    </style:style>
    <style:style style:name="P18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officeooo:paragraph-rsid="0027c4a3" style:font-name-complex="MSI_Z005"/>
    </style:style>
    <style:style style:name="P19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officeooo:paragraph-rsid="002884d0" style:font-name-complex="MSI_Z006"/>
    </style:style>
    <style:style style:name="P20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22b8f9" style:font-size-asian="23.5pt" style:font-name-complex="MSI_Z004" style:font-size-complex="23.5pt"/>
    </style:style>
    <style:style style:name="P21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2e076d" style:font-size-asian="23.5pt" style:font-name-complex="MSI_Z008" style:font-size-complex="23.5pt"/>
    </style:style>
    <style:style style:name="P22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2f0bc4" style:font-size-asian="23.5pt" style:font-name-complex="MSI_Z009" style:font-size-complex="23.5pt"/>
    </style:style>
    <style:style style:name="P23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34dae9" style:font-size-asian="23.5pt" style:font-name-complex="MSI_Z013" style:font-size-complex="23.5pt"/>
    </style:style>
    <style:style style:name="P24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3a6262" style:font-size-asian="23.5pt" style:font-name-complex="MSI_016" style:font-size-complex="23.5pt"/>
    </style:style>
    <style:style style:name="P25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3b801e" style:font-size-asian="23.5pt" style:font-name-complex="MSI_Z018" style:font-size-complex="23.5pt"/>
    </style:style>
    <style:style style:name="P26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3f0992" style:font-size-asian="23.5pt" style:font-name-complex="MSI_Z020" style:font-size-complex="23.5pt"/>
    </style:style>
    <style:style style:name="P27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3ff15f" style:font-size-asian="23.5pt" style:font-name-complex="MSI_Z021" style:font-size-complex="23.5pt"/>
    </style:style>
    <style:style style:name="P28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27c4a3" style:font-name-complex="MSI_Z005"/>
    </style:style>
    <style:style style:name="P29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2884d0" style:font-name-complex="MSI_Z006"/>
    </style:style>
    <style:style style:name="P30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2bd0e0" style:font-name-complex="MSI_Z007"/>
    </style:style>
    <style:style style:name="P31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0aee2" style:font-name-complex="MSI_Z010"/>
    </style:style>
    <style:style style:name="P32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1667d" style:font-name-complex="MSI_Z011"/>
    </style:style>
    <style:style style:name="P33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1e52a" style:font-name-complex="MSI_Z012"/>
    </style:style>
    <style:style style:name="P34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6fcb7" style:font-name-complex="MSI_Z014"/>
    </style:style>
    <style:style style:name="P35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93a5d" style:font-name-complex="MSI_Z015"/>
    </style:style>
    <style:style style:name="P36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ae07f" style:font-name-complex="MSI_Z017"/>
    </style:style>
    <style:style style:name="P37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d54eb" style:font-name-complex="MSI_Z019"/>
    </style:style>
    <style:style style:name="P38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22b8f9" style:font-size-asian="23.5pt" style:font-name-complex="MSI_Z004" style:font-size-complex="23.5pt"/>
    </style:style>
    <style:style style:name="P39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2e076d" style:font-size-asian="23.5pt" style:font-name-complex="MSI_Z008" style:font-size-complex="23.5pt"/>
    </style:style>
    <style:style style:name="P40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2f0bc4" style:font-size-asian="23.5pt" style:font-name-complex="MSI_Z009" style:font-size-complex="23.5pt"/>
    </style:style>
    <style:style style:name="P41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34dae9" style:font-size-asian="23.5pt" style:font-name-complex="MSI_Z013" style:font-size-complex="23.5pt"/>
    </style:style>
    <style:style style:name="P42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3a6262" style:font-size-asian="23.5pt" style:font-name-complex="MSI_016" style:font-size-complex="23.5pt"/>
    </style:style>
    <style:style style:name="P43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3b801e" style:font-size-asian="23.5pt" style:font-name-complex="MSI_Z018" style:font-size-complex="23.5pt"/>
    </style:style>
    <style:style style:name="P44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3f0992" style:font-size-asian="23.5pt" style:font-name-complex="MSI_Z020" style:font-size-complex="23.5pt"/>
    </style:style>
    <style:style style:name="P45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3ff15f" style:font-size-asian="23.5pt" style:font-name-complex="MSI_Z021" style:font-size-complex="23.5pt"/>
    </style:style>
    <style:style style:name="P46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27c4a3" style:font-name-complex="MSI_Z005"/>
    </style:style>
    <style:style style:name="P47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2884d0" style:font-name-complex="MSI_Z006"/>
    </style:style>
    <style:style style:name="P48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2bd0e0" style:font-name-complex="MSI_Z007"/>
    </style:style>
    <style:style style:name="P49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0aee2" style:font-name-complex="MSI_Z010"/>
    </style:style>
    <style:style style:name="P50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1667d" style:font-name-complex="MSI_Z011"/>
    </style:style>
    <style:style style:name="P51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1e52a" style:font-name-complex="MSI_Z012"/>
    </style:style>
    <style:style style:name="P52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6fcb7" style:font-name-complex="MSI_Z014"/>
    </style:style>
    <style:style style:name="P53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93a5d" style:font-name-complex="MSI_Z015"/>
    </style:style>
    <style:style style:name="P54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ae07f" style:font-name-complex="MSI_Z017"/>
    </style:style>
    <style:style style:name="P55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d54eb" style:font-name-complex="MSI_Z019"/>
    </style:style>
    <style:style style:name="P56" style:family="paragraph" style:parent-style-name="Standard">
      <style:paragraph-properties fo:margin-top="0in" fo:margin-bottom="0in" loext:contextual-spacing="false" fo:line-height="100%" fo:text-align="justify" fo:text-align-last="center" style:justify-single-word="false" style:writing-mode="rl-tb"/>
      <style:text-properties style:use-window-font-color="true" style:font-name="QCF_P002" fo:font-size="28pt" officeooo:rsid="00055401" officeooo:paragraph-rsid="00213101" style:font-size-asian="28pt" style:font-name-complex="MSI_BASMALAH1" style:font-size-complex="28pt"/>
    </style:style>
    <style:style style:name="P57" style:family="paragraph" style:parent-style-name="Standard">
      <style:paragraph-properties fo:margin-top="0in" fo:margin-bottom="0in" loext:contextual-spacing="false" fo:line-height="100%" fo:text-align="justify" fo:text-align-last="center" style:justify-single-word="false" style:writing-mode="rl-tb"/>
      <style:text-properties style:use-window-font-color="true" style:font-name="QCF_P002" fo:font-size="28pt" officeooo:rsid="00055401" officeooo:paragraph-rsid="00213101" style:font-size-asian="28pt" style:font-name-complex="MSI_BASMALAH" style:font-size-complex="28pt"/>
    </style:style>
    <style:style style:name="P58" style:family="paragraph" style:parent-style-name="Standard">
      <style:paragraph-properties fo:margin-top="0in" fo:margin-bottom="0in" loext:contextual-spacing="false" fo:line-height="100%" fo:text-align="justify" fo:text-align-last="center" style:justify-single-word="false" style:writing-mode="rl-tb"/>
      <style:text-properties style:use-window-font-color="true" style:font-name="MSI_BASMALAH1" fo:font-size="23.5pt" officeooo:rsid="00055401" officeooo:paragraph-rsid="00213101" style:font-size-asian="23.5pt" style:font-name-complex="MSI_BASMALAH1" style:font-size-complex="23.5pt"/>
    </style:style>
    <style:style style:name="P59" style:family="paragraph" style:parent-style-name="Standard">
      <style:paragraph-properties fo:margin-top="0in" fo:margin-bottom="0in" loext:contextual-spacing="false" fo:line-height="100%" fo:text-align="justify" fo:text-align-last="center" style:justify-single-word="false" style:writing-mode="rl-tb"/>
      <style:text-properties style:use-window-font-color="true" style:font-name="MSI_BASMALAH1" fo:font-size="28pt" officeooo:rsid="00055401" officeooo:paragraph-rsid="00213101" style:font-size-asian="28pt" style:font-name-complex="MSI_BASMALAH1" style:font-size-complex="28pt"/>
    </style:style>
    <style:style style:name="P60" style:family="paragraph" style:parent-style-name="Standard">
      <loext:graphic-properties draw:fill="none"/>
      <style:paragraph-properties fo:margin-top="0in" fo:margin-bottom="0in" loext:contextual-spacing="false" fo:line-height="100%" fo:text-align="center" style:justify-single-word="false" fo:background-color="transparent" style:writing-mode="rl-tb"/>
      <style:text-properties style:use-window-font-color="true" style:font-name="MSI_BASMALAH" fo:font-size="28pt" officeooo:rsid="001301fe" officeooo:paragraph-rsid="001fd767" style:font-size-asian="28pt" style:font-name-complex="MSI_BASMALAH" style:font-size-complex="28pt"/>
    </style:style>
    <style:style style:name="P61" style:family="paragraph" style:parent-style-name="Standard">
      <loext:graphic-properties draw:fill="none"/>
      <style:paragraph-properties fo:margin-top="0in" fo:margin-bottom="0in" loext:contextual-spacing="false" fo:line-height="100%" fo:text-align="center" style:justify-single-word="false" fo:background-color="transparent" style:writing-mode="rl-tb"/>
      <style:text-properties style:use-window-font-color="true" style:font-name="MSI_BASMALAH" fo:font-size="23.5pt" officeooo:rsid="00418825" officeooo:paragraph-rsid="00418825" style:font-size-asian="23.5pt" style:font-name-complex="MSI_BASMALAH" style:font-size-complex="23.5pt"/>
    </style:style>
    <style:style style:name="P62" style:family="paragraph" style:parent-style-name="Standard">
      <loext:graphic-properties draw:fill="none"/>
      <style:paragraph-properties fo:margin-top="0in" fo:margin-bottom="0in" loext:contextual-spacing="false" fo:line-height="100%" fo:text-align="center" style:justify-single-word="false" fo:background-color="transparent" style:writing-mode="rl-tb"/>
      <style:text-properties style:use-window-font-color="true" style:font-name="MSI_Z001" fo:font-size="28pt" officeooo:paragraph-rsid="001fd767" style:font-size-asian="28pt" style:font-name-complex="MSI_Z001" style:font-size-complex="28pt"/>
    </style:style>
    <style:style style:name="P63" style:family="paragraph" style:parent-style-name="Standard">
      <loext:graphic-properties draw:fill="none"/>
      <style:paragraph-properties fo:margin-top="0in" fo:margin-bottom="0in" loext:contextual-spacing="false" fo:line-height="100%" fo:text-align="center" style:justify-single-word="false" fo:background-color="transparent" style:writing-mode="rl-tb"/>
      <style:text-properties style:use-window-font-color="true" style:font-name="MSI_Z003" fo:font-size="28pt" officeooo:paragraph-rsid="001fd767" style:font-size-asian="28pt" style:font-name-complex="MSI_Z001" style:font-size-complex="28pt"/>
    </style:style>
    <style:style style:name="P64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center" style:justify-single-word="false" fo:background-color="transparent" style:writing-mode="rl-tb"/>
      <style:text-properties style:use-window-font-color="true" style:font-name="MSI_Z003" fo:font-size="28pt" officeooo:paragraph-rsid="00213101" style:font-size-asian="28pt" style:font-name-complex="MSI_Z002" style:font-size-complex="28pt"/>
    </style:style>
    <style:style style:name="P65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officeooo:paragraph-rsid="00187751" style:font-name-complex="MSI_Z0031"/>
    </style:style>
    <style:style style:name="P66" style:family="paragraph" style:parent-style-name="Standard">
      <loext:graphic-properties draw:fill="none"/>
      <style:paragraph-properties fo:margin-top="0in" fo:margin-bottom="0in" loext:contextual-spacing="false" fo:line-height="100%" fo:text-align="center" style:justify-single-word="false" fo:background-color="transparent" style:writing-mode="rl-tb"/>
      <style:text-properties style:use-window-font-color="true" fo:font-size="28pt" officeooo:paragraph-rsid="001fd767" style:font-size-asian="28pt" style:font-name-complex="MSI_Z001" style:font-size-complex="28pt"/>
    </style:style>
    <style:style style:name="P67" style:family="paragraph" style:parent-style-name="Standard">
      <style:paragraph-properties fo:margin-top="0in" fo:margin-bottom="0in" loext:contextual-spacing="false" fo:line-height="100%" fo:text-align="justify" fo:text-align-last="center" style:justify-single-word="false" style:writing-mode="rl-tb"/>
      <style:text-properties style:use-window-font-color="true" fo:font-size="28pt" officeooo:paragraph-rsid="00213101" style:font-size-asian="28pt" style:font-name-complex="MSI_Z002" style:font-size-complex="28pt"/>
    </style:style>
    <style:style style:name="P68" style:family="paragraph" style:parent-style-name="Standard" style:master-page-name="First_20_Page">
      <loext:graphic-properties draw:fill="none"/>
      <style:paragraph-properties fo:margin-top="0in" fo:margin-bottom="0in" loext:contextual-spacing="false" fo:line-height="100%" fo:text-align="center" style:justify-single-word="false" style:page-number="auto" fo:background-color="transparent" style:writing-mode="rl-tb"/>
      <style:text-properties style:use-window-font-color="true" style:font-name="MSI_BASMALAH" fo:font-size="23.5pt" officeooo:rsid="001301fe" officeooo:paragraph-rsid="001fd767" style:font-size-asian="23.5pt" style:font-name-complex="MSI_BASMALAH" style:font-size-complex="23.5pt"/>
    </style:style>
    <style:style style:name="P69" style:family="paragraph" style:parent-style-name="Standard" style:master-page-name="Standard">
      <style:paragraph-properties fo:margin-top="0in" fo:margin-bottom="0in" loext:contextual-spacing="false" fo:line-height="100%" fo:text-align="justify" fo:text-align-last="center" style:justify-single-word="false" style:page-number="2" fo:break-before="auto" fo:break-after="auto" style:writing-mode="rl-tb"/>
      <style:text-properties style:use-window-font-color="true" style:font-name="MSI_BASMALAH1" fo:font-size="23.5pt" officeooo:rsid="00055401" officeooo:paragraph-rsid="00213101" style:font-size-asian="23.5pt" style:font-name-complex="MSI_BASMALAH1" style:font-size-complex="23.5pt"/>
    </style:style>
    <style:style style:name="P70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reak-before="page" fo:background-color="transparent" style:writing-mode="rl-tb"/>
      <style:text-properties style:use-window-font-color="true" style:font-name="MSI_Z003" officeooo:paragraph-rsid="00187751" style:font-name-complex="MSI_Z0031"/>
    </style:style>
    <style:style style:name="P71" style:family="paragraph" style:parent-style-name="Footer">
      <style:paragraph-properties fo:text-align="center" style:justify-single-word="false"/>
      <style:text-properties style:font-name="Liberation Sans Narrow" fo:font-size="10pt" style:font-size-asian="10pt" style:font-size-complex="10pt"/>
    </style:style>
    <style:style style:name="P72" style:family="paragraph" style:parent-style-name="Footer">
      <style:paragraph-properties fo:margin-top="0in" fo:margin-bottom="0in" loext:contextual-spacing="false" fo:line-height="100%" fo:text-align="center" style:justify-single-word="false"/>
      <style:text-properties style:font-name="Liberation Sans Narrow" fo:font-size="10pt" style:font-size-asian="10pt" style:font-size-complex="10pt"/>
    </style:style>
    <style:style style:name="P73" style:family="paragraph" style:parent-style-name="Header">
      <style:text-properties style:font-name="Liberation Sans Narrow" fo:font-size="10pt" officeooo:rsid="00407d0b" officeooo:paragraph-rsid="00407d0b" style:font-size-asian="10pt" style:font-size-complex="10pt"/>
    </style:style>
    <style:style style:name="T1" style:family="text">
      <style:text-properties style:font-name="MSI_Z0031" fo:font-size="23.5pt" style:font-size-asian="23.5pt" style:font-size-complex="23.5pt"/>
    </style:style>
    <style:style style:name="T2" style:family="text">
      <style:text-properties fo:font-size="23.5pt" style:font-size-asian="23.5pt" style:font-size-complex="23.5pt"/>
    </style:style>
    <style:style style:name="T3" style:family="text">
      <style:text-properties style:font-name="QCF_P001"/>
    </style:style>
    <style:style style:name="T4" style:family="text">
      <style:text-properties style:font-name="MSI_Z001"/>
    </style:style>
    <style:style style:name="T5" style:family="text">
      <style:text-properties style:font-name="QCF_P002"/>
    </style:style>
    <style:style style:name="T6" style:family="text">
      <style:text-properties style:font-name="QCF_P002" style:font-name-complex="Liberation Sans Narrow"/>
    </style:style>
    <style:style style:name="T7" style:family="text">
      <style:text-properties style:font-name="MSI_Z002"/>
    </style:style>
    <style:style style:name="T8" style:family="text">
      <style:text-properties style:font-name="QCF_P004"/>
    </style:style>
    <style:style style:name="T9" style:family="text">
      <style:text-properties style:font-name="MSI_Z004"/>
    </style:style>
    <style:style style:name="T10" style:family="text">
      <style:text-properties style:font-name="QCF_P005" fo:font-size="23.5pt" style:font-size-asian="23.5pt" style:font-size-complex="23.5pt"/>
    </style:style>
    <style:style style:name="T11" style:family="text">
      <style:text-properties style:font-name="MSI_Z005" fo:font-size="23.5pt" style:font-size-asian="23.5pt" style:font-size-complex="23.5pt"/>
    </style:style>
    <style:style style:name="T12" style:family="text">
      <style:text-properties style:font-name="QCF_P006" fo:font-size="23.5pt" style:font-size-asian="23.5pt" style:font-size-complex="23.5pt"/>
    </style:style>
    <style:style style:name="T13" style:family="text">
      <style:text-properties style:font-name="MSI_Z006" fo:font-size="23.5pt" style:font-size-asian="23.5pt" style:font-size-complex="23.5pt"/>
    </style:style>
    <style:style style:name="T14" style:family="text">
      <style:text-properties style:font-name="QCF_P007"/>
    </style:style>
    <style:style style:name="T15" style:family="text">
      <style:text-properties style:font-name="QCF_P007" fo:font-size="23.5pt" style:font-size-asian="23.5pt" style:font-size-complex="23.5pt"/>
    </style:style>
    <style:style style:name="T16" style:family="text">
      <style:text-properties style:font-name="MSI_Z007"/>
    </style:style>
    <style:style style:name="T17" style:family="text">
      <style:text-properties style:font-name="MSI_Z007" fo:font-size="23.5pt" style:font-size-asian="23.5pt" style:font-size-complex="23.5pt"/>
    </style:style>
    <style:style style:name="T18" style:family="text">
      <style:text-properties style:font-name="QCF_P008"/>
    </style:style>
    <style:style style:name="T19" style:family="text">
      <style:text-properties style:font-name="MSI_Z008"/>
    </style:style>
    <style:style style:name="T20" style:family="text">
      <style:text-properties style:font-name="MSI_Z008" fo:font-size="23.5pt" style:font-size-asian="23.5pt" style:font-size-complex="23.5pt"/>
    </style:style>
    <style:style style:name="T21" style:family="text">
      <style:text-properties style:font-name="QCF_P009"/>
    </style:style>
    <style:style style:name="T22" style:family="text">
      <style:text-properties style:font-name="QCF_P010"/>
    </style:style>
    <style:style style:name="T23" style:family="text">
      <style:text-properties style:font-name="QCF_P010" fo:font-size="23.5pt" style:font-size-asian="23.5pt" style:font-size-complex="23.5pt"/>
    </style:style>
    <style:style style:name="T24" style:family="text">
      <style:text-properties style:font-name="QCF_P011"/>
    </style:style>
    <style:style style:name="T25" style:family="text">
      <style:text-properties style:font-name="QCF_P011" fo:font-size="23.5pt" style:font-size-asian="23.5pt" style:font-size-complex="23.5pt"/>
    </style:style>
    <style:style style:name="T26" style:family="text">
      <style:text-properties style:font-name="QCF_P012"/>
    </style:style>
    <style:style style:name="T27" style:family="text">
      <style:text-properties style:font-name="QCF_P012" fo:font-size="23.5pt" style:font-size-asian="23.5pt" style:font-size-complex="23.5pt"/>
    </style:style>
    <style:style style:name="T28" style:family="text">
      <style:text-properties style:font-name="QCF_P013"/>
    </style:style>
    <style:style style:name="T29" style:family="text">
      <style:text-properties style:font-name="MSI_Z013"/>
    </style:style>
    <style:style style:name="T30" style:family="text">
      <style:text-properties style:font-name="MSI_Z013" fo:font-size="23.5pt" style:font-size-asian="23.5pt" style:font-size-complex="23.5pt"/>
    </style:style>
    <style:style style:name="T31" style:family="text">
      <style:text-properties style:font-name="QCF_P014"/>
    </style:style>
    <style:style style:name="T32" style:family="text">
      <style:text-properties style:font-name="QCF_P014" fo:font-size="23.5pt" style:font-size-asian="23.5pt" style:font-size-complex="23.5pt"/>
    </style:style>
    <style:style style:name="T33" style:family="text">
      <style:text-properties style:font-name="QCF_P015"/>
    </style:style>
    <style:style style:name="T34" style:family="text">
      <style:text-properties style:font-name="QCF_P015" fo:font-size="23.5pt" style:font-size-asian="23.5pt" style:font-size-complex="23.5pt"/>
    </style:style>
    <style:style style:name="T35" style:family="text">
      <style:text-properties style:font-name="QCF_P016"/>
    </style:style>
    <style:style style:name="T36" style:family="text">
      <style:text-properties style:font-name="QCF_P017"/>
    </style:style>
    <style:style style:name="T37" style:family="text">
      <style:text-properties style:font-name="QCF_P017" fo:font-size="23.5pt" style:font-size-asian="23.5pt" style:font-size-complex="23.5pt"/>
    </style:style>
    <style:style style:name="T38" style:family="text">
      <style:text-properties style:font-name="QCF_P018"/>
    </style:style>
    <style:style style:name="T39" style:family="text">
      <style:text-properties style:font-name="QCF_P019"/>
    </style:style>
    <style:style style:name="T40" style:family="text">
      <style:text-properties style:font-name="QCF_P019" fo:font-size="23.5pt" style:font-size-asian="23.5pt" style:font-size-complex="23.5pt"/>
    </style:style>
    <style:style style:name="T41" style:family="text">
      <style:text-properties style:font-name="QCF_P020"/>
    </style:style>
    <style:style style:name="T42" style:family="text">
      <style:text-properties style:font-name="QCF_P021"/>
    </style:style>
    <style:style style:name="T43" style:family="text">
      <style:text-properties style:font-name="Liberation Sans Narrow"/>
    </style:style>
    <style:style style:name="T44" style:family="text">
      <style:text-properties style:font-name="Liberation Sans Narrow" style:font-name-complex="Liberation Sans Narrow"/>
    </style:style>
    <style:style style:name="T45" style:family="text">
      <style:text-properties style:font-name="Liberation Sans Narrow" fo:font-size="23.5pt" style:font-size-asian="23.5pt" style:font-size-complex="23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/>
      <text:p text:style-name="P61"/>
      <text:p text:style-name="P60">ﮌﮍ</text:p>
      <text:p text:style-name="P62"/>
      <text:p text:style-name="P66"><text:span text:style-name="T3">ﭑ</text:span><text:span text:style-name="T43"> </text:span><text:span text:style-name="T3">ﭒ</text:span><text:span text:style-name="T43"> </text:span><text:span text:style-name="T3">ﭓ</text:span><text:span text:style-name="T43"> </text:span><text:span text:style-name="T3">ﭔ</text:span><text:span text:style-name="T43"> </text:span><text:span text:style-name="T3">ﭕ</text:span></text:p>
      <text:p text:style-name="P66"><text:span text:style-name="T43"><text:s/></text:span><text:span text:style-name="T3">ﭖ</text:span><text:span text:style-name="T43"> </text:span><text:span text:style-name="T3">ﭗ</text:span><text:span text:style-name="T43"> </text:span><text:span text:style-name="T3">ﭘ</text:span><text:span text:style-name="T43"> </text:span><text:span text:style-name="T3">ﭙ</text:span><text:span text:style-name="T43"> </text:span><text:span text:style-name="T3">ﭚ</text:span></text:p>
      <text:p text:style-name="P66"><text:span text:style-name="T43"><text:s/></text:span><text:span text:style-name="T3">ﭛ</text:span><text:span text:style-name="T43"> </text:span><text:span text:style-name="T3">ﭜ</text:span><text:span text:style-name="T43"> </text:span><text:span text:style-name="T3">ﭝ</text:span><text:span text:style-name="T43"> </text:span><text:span text:style-name="T3">ﭞ</text:span><text:span text:style-name="T43"> </text:span><text:span text:style-name="T3">ﭟ</text:span><text:span text:style-name="T43"> </text:span><text:span text:style-name="T3">ﭠ</text:span><text:span text:style-name="T43"> </text:span><text:span text:style-name="T3">ﭡ</text:span></text:p>
      <text:p text:style-name="P66"><text:span text:style-name="T43"><text:s/></text:span><text:span text:style-name="T3">ﭢ</text:span><text:span text:style-name="T43"> </text:span><text:span text:style-name="T3">ﭣ</text:span><text:span text:style-name="T43"> </text:span><text:span text:style-name="T3">ﭤ</text:span><text:span text:style-name="T43"> </text:span><text:span text:style-name="T3">ﭥ</text:span><text:span text:style-name="T43"> </text:span><text:span text:style-name="T3">ﭦ</text:span><text:span text:style-name="T43"> </text:span><text:span text:style-name="T3">ﭧ</text:span></text:p>
      <text:p text:style-name="P66"><text:span text:style-name="T43"><text:s/></text:span><text:span text:style-name="T3">ﭨ</text:span><text:span text:style-name="T43"> </text:span><text:span text:style-name="T3">ﭩ</text:span><text:span text:style-name="T43"> </text:span><text:span text:style-name="T3">ﭪ</text:span><text:span text:style-name="T43"> </text:span><text:span text:style-name="T3">ﭫ</text:span><text:span text:style-name="T43"> </text:span><text:span text:style-name="T3">ﭬ</text:span><text:span text:style-name="T43"> </text:span><text:span text:style-name="T3">ﭭ</text:span></text:p>
      <text:p text:style-name="P66"><text:span text:style-name="T43"><text:s/></text:span><text:span text:style-name="T3">ﭮ</text:span><text:span text:style-name="T43"> </text:span><text:span text:style-name="T3">ﭯ</text:span><text:span text:style-name="T43"> </text:span><text:span text:style-name="T3">ﭰ</text:span><text:span text:style-name="T43"> </text:span><text:span text:style-name="T3">ﭱ</text:span></text:p>
      <text:p text:style-name="P63"><text:span text:style-name="T43"><text:s/></text:span><text:span text:style-name="T3">ﭲ</text:span><text:span text:style-name="T43"> </text:span><text:span text:style-name="T3">ﭳ</text:span><text:span text:style-name="T43"> </text:span><text:span text:style-name="T3">ﭴ</text:span><text:span text:style-name="T43"> </text:span></text:p>
      <text:p text:style-name="P63"><text:span text:style-name="T4"/></text:p>
      <text:p text:style-name="P69"/>
      <text:p text:style-name="P58"/>
      <text:p text:style-name="P56">ﮌﮎ</text:p>
      <text:p text:style-name="P59"/>
      <text:p text:style-name="P57">ﭚﭛﭜﭝ</text:p>
      <text:p text:style-name="P67"><text:span text:style-name="T5">ﭑ</text:span><text:span text:style-name="T43"> </text:span><text:span text:style-name="T5">ﭒ</text:span><text:span text:style-name="T43"> </text:span><text:span text:style-name="T5">ﭓ</text:span><text:span text:style-name="T43"> </text:span><text:span text:style-name="T5">ﭔ</text:span><text:span text:style-name="T43"> </text:span><text:span text:style-name="T5">ﭕ</text:span><text:span text:style-name="T43"> </text:span><text:span text:style-name="T5">ﭖﭗ</text:span><text:span text:style-name="T43"> </text:span><text:span text:style-name="T5">ﭘﭙ</text:span><text:span text:style-name="T43"> </text:span><text:span text:style-name="T5">ﭚ</text:span></text:p>
      <text:p text:style-name="P67"><text:span text:style-name="T43"><text:s/></text:span><text:span text:style-name="T5">ﭛ</text:span><text:span text:style-name="T43"> </text:span><text:span text:style-name="T5">ﭜ</text:span><text:span text:style-name="T43"> </text:span><text:span text:style-name="T5">ﭝ</text:span><text:span text:style-name="T43"> </text:span><text:span text:style-name="T5">ﭞ</text:span><text:span text:style-name="T43"> </text:span><text:span text:style-name="T5">ﭟ</text:span><text:span text:style-name="T43"> </text:span><text:span text:style-name="T5">ﭠ</text:span><text:span text:style-name="T43"> </text:span><text:span text:style-name="T5">ﭡ</text:span></text:p>
      <text:p text:style-name="P67"><text:span text:style-name="T43"><text:s/></text:span><text:span text:style-name="T5">ﭢ</text:span><text:span text:style-name="T43"> </text:span><text:span text:style-name="T5">ﭣ</text:span><text:span text:style-name="T43"> </text:span><text:span text:style-name="T5">ﭤ</text:span><text:span text:style-name="T43"> </text:span><text:span text:style-name="T5">ﭥ</text:span><text:span text:style-name="T43"> </text:span><text:span text:style-name="T5">ﭦ</text:span><text:span text:style-name="T43"> </text:span><text:span text:style-name="T5">ﭧ</text:span><text:span text:style-name="T43"> </text:span><text:span text:style-name="T5">ﭨ</text:span><text:span text:style-name="T43"> </text:span><text:span text:style-name="T5">ﭩ</text:span></text:p>
      <text:p text:style-name="P67"><text:span text:style-name="T43"><text:s/></text:span><text:span text:style-name="T5">ﭪ</text:span><text:span text:style-name="T43"> </text:span><text:span text:style-name="T5">ﭫ</text:span><text:span text:style-name="T43"> </text:span><text:span text:style-name="T5">ﭬ</text:span><text:span text:style-name="T43"> </text:span><text:span text:style-name="T5">ﭭ</text:span><text:span text:style-name="T43"> </text:span><text:span text:style-name="T5">ﭮ</text:span><text:span text:style-name="T43"> </text:span><text:span text:style-name="T5">ﭯ</text:span><text:span text:style-name="T43"> </text:span><text:span text:style-name="T5">ﭰ</text:span><text:span text:style-name="T43"> </text:span><text:span text:style-name="T5">ﭱ</text:span><text:span text:style-name="T43"> </text:span><text:span text:style-name="T5">ﭲ</text:span></text:p>
      <text:p text:style-name="P67"><text:span text:style-name="T43"><text:s/></text:span><text:span text:style-name="T5">ﭳ</text:span><text:span text:style-name="T43"> </text:span><text:span text:style-name="T5">ﭴ</text:span><text:span text:style-name="T43"> </text:span><text:span text:style-name="T5">ﭵ</text:span><text:span text:style-name="T43"> </text:span><text:span text:style-name="T5">ﭶ</text:span><text:span text:style-name="T43"> </text:span><text:span text:style-name="T5">ﭷﭸ</text:span><text:span text:style-name="T43"> </text:span><text:span text:style-name="T5">ﭹ</text:span></text:p>
      <text:p text:style-name="P64"><text:span text:style-name="T43"><text:s/></text:span><text:span text:style-name="T5">ﭺ</text:span><text:span text:style-name="T43"> </text:span><text:span text:style-name="T5">ﭻ</text:span><text:span text:style-name="T44"> </text:span><text:span text:style-name="T5">ﭼ</text:span></text:p>
      <text:p text:style-name="P64"><text:span text:style-name="T5"/></text:p>
      <text:p text:style-name="P1"><text:span text:style-name="T2"/></text:p>
      <text:p text:style-name="P70"><text:span text:style-name="T2">ﭑ</text:span><text:span text:style-name="T45"> </text:span><text:span text:style-name="T2">ﭒ</text:span><text:span text:style-name="T45"> </text:span><text:span text:style-name="T2">ﭓ</text:span><text:span text:style-name="T45"> </text:span><text:span text:style-name="T2">ﭔ</text:span><text:span text:style-name="T45"> </text:span><text:span text:style-name="T2">ﭕ</text:span><text:span text:style-name="T45"> </text:span><text:span text:style-name="T2">ﭖ</text:span><text:span text:style-name="T45"> </text:span><text:span text:style-name="T2">ﭗ</text:span><text:span text:style-name="T45"> </text:span><text:span text:style-name="T2">ﭘ</text:span><text:span text:style-name="T45"> </text:span><text:span text:style-name="T2">ﭙ</text:span></text:p>
      <text:p text:style-name="P1"><text:span text:style-name="T2">ﭚ</text:span><text:span text:style-name="T45"> </text:span><text:span text:style-name="T2">ﭛ</text:span><text:span text:style-name="T45"> </text:span><text:span text:style-name="T2">ﭜ</text:span><text:span text:style-name="T45"> </text:span><text:span text:style-name="T2">ﭝ</text:span><text:span text:style-name="T45"> </text:span><text:span text:style-name="T2">ﭞ</text:span><text:span text:style-name="T45"> </text:span><text:span text:style-name="T2">ﭟ</text:span><text:span text:style-name="T45"> </text:span><text:span text:style-name="T2">ﭠ</text:span><text:span text:style-name="T45"> </text:span><text:span text:style-name="T2">ﭡ</text:span><text:span text:style-name="T45"> </text:span><text:span text:style-name="T2">ﭢﭣ</text:span><text:span text:style-name="T45"> </text:span><text:span text:style-name="T2">ﭤ</text:span></text:p>
      <text:p text:style-name="P1"><text:span text:style-name="T2">ﭥ</text:span><text:span text:style-name="T45"> </text:span><text:span text:style-name="T2">ﭦﭧ</text:span><text:span text:style-name="T45"> </text:span><text:span text:style-name="T2">ﭨ</text:span><text:span text:style-name="T45"> </text:span><text:span text:style-name="T2">ﭩ</text:span><text:span text:style-name="T45"> </text:span><text:span text:style-name="T2">ﭪ</text:span><text:span text:style-name="T45"> </text:span><text:span text:style-name="T2">ﭫ</text:span><text:span text:style-name="T45"> </text:span><text:span text:style-name="T2">ﭬ</text:span><text:span text:style-name="T45"> </text:span><text:span text:style-name="T2">ﭭ</text:span></text:p>
      <text:p text:style-name="P1"><text:span text:style-name="T2">ﭮ</text:span><text:span text:style-name="T45"> </text:span><text:span text:style-name="T2">ﭯ</text:span><text:span text:style-name="T45"> </text:span><text:span text:style-name="T2">ﭰ</text:span><text:span text:style-name="T45"> </text:span><text:span text:style-name="T2">ﭱ</text:span><text:span text:style-name="T45"> </text:span><text:span text:style-name="T2">ﭲ</text:span><text:span text:style-name="T45"> </text:span><text:span text:style-name="T2">ﭳ</text:span><text:span text:style-name="T45"> </text:span><text:span text:style-name="T2">ﭴ</text:span><text:span text:style-name="T45"> </text:span><text:span text:style-name="T2">ﭵ</text:span><text:span text:style-name="T45"> </text:span><text:span text:style-name="T2">ﭶ</text:span><text:span text:style-name="T45"> </text:span><text:span text:style-name="T2">ﭷ</text:span></text:p>
      <text:p text:style-name="P1"><text:span text:style-name="T2">ﭸ</text:span><text:span text:style-name="T45"> </text:span><text:span text:style-name="T2">ﭹ</text:span><text:span text:style-name="T45"> </text:span><text:span text:style-name="T2">ﭺ</text:span><text:span text:style-name="T45"> </text:span><text:span text:style-name="T2">ﭻ</text:span><text:span text:style-name="T45"> </text:span><text:span text:style-name="T2">ﭼ</text:span><text:span text:style-name="T45"> </text:span><text:span text:style-name="T2">ﭽ</text:span><text:span text:style-name="T45"> </text:span><text:span text:style-name="T2">ﭾ</text:span><text:span text:style-name="T45"> </text:span><text:span text:style-name="T2">ﭿ</text:span></text:p>
      <text:p text:style-name="P1"><text:span text:style-name="T2">ﮀ</text:span><text:span text:style-name="T45"> </text:span><text:span text:style-name="T2">ﮁ</text:span><text:span text:style-name="T45"> </text:span><text:span text:style-name="T2">ﮂ</text:span><text:span text:style-name="T45"> </text:span><text:span text:style-name="T2">ﮃ</text:span><text:span text:style-name="T45"> </text:span><text:span text:style-name="T2">ﮄ</text:span><text:span text:style-name="T45"> </text:span><text:span text:style-name="T2">ﮅ</text:span><text:span text:style-name="T45"> </text:span><text:span text:style-name="T2">ﮆ</text:span><text:span text:style-name="T45"> </text:span><text:span text:style-name="T2">ﮇ</text:span><text:span text:style-name="T45"> </text:span><text:span text:style-name="T2">ﮈﮉ</text:span></text:p>
      <text:p text:style-name="P1"><text:span text:style-name="T2">ﮊ</text:span><text:span text:style-name="T45"> </text:span><text:span text:style-name="T2">ﮋ</text:span><text:span text:style-name="T45"> </text:span><text:span text:style-name="T2">ﮌ</text:span><text:span text:style-name="T45"> </text:span><text:span text:style-name="T2">ﮍ</text:span><text:span text:style-name="T45"> </text:span><text:span text:style-name="T2">ﮎ</text:span><text:span text:style-name="T45"> </text:span><text:span text:style-name="T2">ﮏ</text:span><text:span text:style-name="T45"> </text:span><text:span text:style-name="T2">ﮐ</text:span><text:span text:style-name="T45"> </text:span><text:span text:style-name="T2">ﮑ</text:span><text:span text:style-name="T45"> </text:span><text:span text:style-name="T2">ﮒ</text:span><text:span text:style-name="T45"> </text:span><text:span text:style-name="T2">ﮓ</text:span></text:p>
      <text:p text:style-name="P1"><text:span text:style-name="T2">ﮔ</text:span><text:span text:style-name="T45"> </text:span><text:span text:style-name="T2">ﮕ</text:span><text:span text:style-name="T45"> </text:span><text:span text:style-name="T2">ﮖ</text:span><text:span text:style-name="T45"> </text:span><text:span text:style-name="T2">ﮗ</text:span><text:span text:style-name="T45"> </text:span><text:span text:style-name="T2">ﮘ</text:span><text:span text:style-name="T45"> </text:span><text:span text:style-name="T2">ﮙ</text:span><text:span text:style-name="T45"> </text:span><text:span text:style-name="T2">ﮚ</text:span><text:span text:style-name="T45"> </text:span><text:span text:style-name="T2">ﮛ</text:span><text:span text:style-name="T45"> </text:span><text:span text:style-name="T2">ﮜ</text:span><text:span text:style-name="T45"> </text:span><text:span text:style-name="T2">ﮝ</text:span><text:span text:style-name="T45"> </text:span><text:span text:style-name="T2">ﮞ</text:span></text:p>
      <text:p text:style-name="P1"><text:span text:style-name="T2">ﮟ</text:span><text:span text:style-name="T45"> </text:span><text:span text:style-name="T2">ﮠ</text:span><text:span text:style-name="T45"> </text:span><text:span text:style-name="T2">ﮡ</text:span><text:span text:style-name="T45"> </text:span><text:span text:style-name="T2">ﮢ</text:span><text:span text:style-name="T45"> </text:span><text:span text:style-name="T2">ﮣ</text:span><text:span text:style-name="T45"> </text:span><text:span text:style-name="T2">ﮤ</text:span><text:span text:style-name="T45"> </text:span><text:span text:style-name="T2">ﮥ</text:span><text:span text:style-name="T45"> </text:span><text:span text:style-name="T2">ﮦ</text:span><text:span text:style-name="T45"> </text:span><text:span text:style-name="T2">ﮧ</text:span></text:p>
      <text:p text:style-name="P1"><text:span text:style-name="T2">ﮨ</text:span><text:span text:style-name="T45"> </text:span><text:span text:style-name="T2">ﮩ</text:span><text:span text:style-name="T45"> </text:span><text:span text:style-name="T2">ﮪ</text:span><text:span text:style-name="T45"> </text:span><text:span text:style-name="T2">ﮫ</text:span><text:span text:style-name="T45"> </text:span><text:span text:style-name="T2">ﮬ</text:span><text:span text:style-name="T45"> </text:span><text:span text:style-name="T2">ﮭ</text:span><text:span text:style-name="T45"> </text:span><text:span text:style-name="T2">ﮮ</text:span><text:span text:style-name="T45"> </text:span><text:span text:style-name="T2">ﮯ</text:span><text:span text:style-name="T45"> </text:span><text:span text:style-name="T2">ﮰﮱ</text:span></text:p>
      <text:p text:style-name="P1"><text:span text:style-name="T2">ﯓ</text:span><text:span text:style-name="T45"> </text:span><text:span text:style-name="T2">ﯔ</text:span><text:span text:style-name="T45"> </text:span><text:span text:style-name="T2">ﯕ</text:span><text:span text:style-name="T45"> </text:span><text:span text:style-name="T2">ﯖ</text:span><text:span text:style-name="T45"> </text:span><text:span text:style-name="T2">ﯗ</text:span><text:span text:style-name="T45"> </text:span><text:span text:style-name="T2">ﯘ</text:span><text:span text:style-name="T45"> </text:span><text:span text:style-name="T2">ﯙ</text:span><text:span text:style-name="T45"> </text:span><text:span text:style-name="T2">ﯚ</text:span><text:span text:style-name="T45"> </text:span><text:span text:style-name="T2">ﯛ</text:span><text:span text:style-name="T45"> </text:span><text:span text:style-name="T2">ﯜ</text:span></text:p>
      <text:p text:style-name="P1"><text:span text:style-name="T2">ﯝ</text:span><text:span text:style-name="T45"> </text:span><text:span text:style-name="T2">ﯞ</text:span><text:span text:style-name="T45"> </text:span><text:span text:style-name="T2">ﯟ</text:span><text:span text:style-name="T45"> </text:span><text:span text:style-name="T2">ﯠ</text:span><text:span text:style-name="T45"> </text:span><text:span text:style-name="T2">ﯡ</text:span><text:span text:style-name="T45"> </text:span><text:span text:style-name="T2">ﯢ</text:span><text:span text:style-name="T45"> </text:span><text:span text:style-name="T2">ﯣ</text:span><text:span text:style-name="T45"> </text:span><text:span text:style-name="T2">ﯤ</text:span><text:span text:style-name="T45"> </text:span><text:span text:style-name="T2">ﯥ</text:span><text:span text:style-name="T45"> </text:span><text:span text:style-name="T2">ﯦ</text:span></text:p>
      <text:p text:style-name="P1"><text:span text:style-name="T2">ﯧ</text:span><text:span text:style-name="T45"> </text:span><text:span text:style-name="T2">ﯨ</text:span><text:span text:style-name="T45"> </text:span><text:span text:style-name="T2">ﯩ</text:span><text:span text:style-name="T45"> </text:span><text:span text:style-name="T2">ﯪ</text:span><text:span text:style-name="T45"> </text:span><text:span text:style-name="T2">ﯫ</text:span><text:span text:style-name="T45"> </text:span><text:span text:style-name="T2">ﯬ</text:span><text:span text:style-name="T45"> </text:span><text:span text:style-name="T2">ﯭ</text:span><text:span text:style-name="T45"> </text:span><text:span text:style-name="T2">ﯮ</text:span><text:span text:style-name="T45"> </text:span><text:span text:style-name="T2">ﯯ</text:span></text:p>
      <text:p text:style-name="P1"><text:span text:style-name="T2">ﯰ</text:span><text:span text:style-name="T45"> </text:span><text:span text:style-name="T2">ﯱ</text:span><text:span text:style-name="T45"> </text:span><text:span text:style-name="T2">ﯲ</text:span><text:span text:style-name="T45"> </text:span><text:span text:style-name="T2">ﯳ</text:span><text:span text:style-name="T45"> </text:span><text:span text:style-name="T2">ﯴ</text:span><text:span text:style-name="T45"> </text:span><text:span text:style-name="T2">ﯵ</text:span><text:span text:style-name="T45"> </text:span><text:span text:style-name="T2">ﯶ</text:span><text:span text:style-name="T45"> </text:span><text:span text:style-name="T2">ﯷ</text:span></text:p>
      <text:p text:style-name="P1"><text:span text:style-name="T2">ﯸ</text:span><text:span text:style-name="T45"> </text:span><text:span text:style-name="T2">ﯹ</text:span><text:span text:style-name="T45"> </text:span><text:span text:style-name="T2">ﯺ</text:span><text:span text:style-name="T45"> </text:span><text:span text:style-name="T2">ﯻ</text:span><text:span text:style-name="T45"> </text:span><text:span text:style-name="T2">ﯼ</text:span><text:span text:style-name="T45"> </text:span><text:span text:style-name="T2">ﯽ</text:span><text:span text:style-name="T45"> </text:span><text:span text:style-name="T2">ﯾ</text:span><text:span text:style-name="T45"> </text:span><text:span text:style-name="T2">ﯿ</text:span></text:p>
      <text:p text:style-name="P38"><text:span text:style-name="T8">ﭑ</text:span><text:span text:style-name="T43"> </text:span><text:span text:style-name="T8">ﭒ</text:span><text:span text:style-name="T43"> </text:span><text:span text:style-name="T8">ﭓ</text:span><text:span text:style-name="T43"> </text:span><text:span text:style-name="T8">ﭔ</text:span><text:span text:style-name="T43"> </text:span><text:span text:style-name="T8">ﭕ</text:span><text:span text:style-name="T43"> </text:span><text:span text:style-name="T8">ﭖ</text:span><text:span text:style-name="T43"> </text:span><text:span text:style-name="T8">ﭗ</text:span><text:span text:style-name="T43"> </text:span><text:span text:style-name="T8">ﭘ</text:span><text:span text:style-name="T43"> </text:span><text:span text:style-name="T8">ﭙ</text:span></text:p>
      <text:p text:style-name="P20"><text:span text:style-name="T8">ﭚ</text:span><text:span text:style-name="T43"> </text:span><text:span text:style-name="T8">ﭛ</text:span><text:span text:style-name="T43"> </text:span><text:span text:style-name="T8">ﭜ</text:span><text:span text:style-name="T43"> </text:span><text:span text:style-name="T8">ﭝ</text:span><text:span text:style-name="T43"> </text:span><text:span text:style-name="T8">ﭞ</text:span><text:span text:style-name="T43"> </text:span><text:span text:style-name="T8">ﭟ</text:span><text:span text:style-name="T43"> </text:span><text:span text:style-name="T8">ﭠ</text:span><text:span text:style-name="T43"> </text:span><text:span text:style-name="T8">ﭡ</text:span><text:span text:style-name="T43"> </text:span><text:span text:style-name="T8">ﭢ</text:span><text:span text:style-name="T43"> </text:span><text:span text:style-name="T8">ﭣ</text:span></text:p>
      <text:p text:style-name="P20"><text:span text:style-name="T8">ﭤ</text:span><text:span text:style-name="T43"> </text:span><text:span text:style-name="T8">ﭥ</text:span><text:span text:style-name="T43"> </text:span><text:span text:style-name="T8">ﭦ</text:span><text:span text:style-name="T43"> </text:span><text:span text:style-name="T8">ﭧ</text:span><text:span text:style-name="T43"> </text:span><text:span text:style-name="T8">ﭨ</text:span><text:span text:style-name="T43"> </text:span><text:span text:style-name="T8">ﭩ</text:span><text:span text:style-name="T43"> </text:span><text:span text:style-name="T8">ﭪ</text:span><text:span text:style-name="T43"> </text:span><text:span text:style-name="T8">ﭫ</text:span><text:span text:style-name="T43"> </text:span><text:span text:style-name="T8">ﭬ</text:span><text:span text:style-name="T43"> </text:span><text:span text:style-name="T8">ﭭ</text:span><text:span text:style-name="T43"> </text:span><text:span text:style-name="T8">ﭮ</text:span></text:p>
      <text:p text:style-name="P20"><text:span text:style-name="T8">ﭯ</text:span><text:span text:style-name="T43"> </text:span><text:span text:style-name="T8">ﭰ</text:span><text:span text:style-name="T43"> </text:span><text:span text:style-name="T8">ﭱ</text:span><text:span text:style-name="T43"> </text:span><text:span text:style-name="T8">ﭲ</text:span><text:span text:style-name="T43"> </text:span><text:span text:style-name="T8">ﭳ</text:span><text:span text:style-name="T43"> </text:span><text:span text:style-name="T8">ﭴ</text:span><text:span text:style-name="T43"> </text:span><text:span text:style-name="T8">ﭵ</text:span><text:span text:style-name="T43"> </text:span><text:span text:style-name="T8">ﭶ</text:span></text:p>
      <text:p text:style-name="P20"><text:span text:style-name="T8">ﭷ</text:span><text:span text:style-name="T43"> </text:span><text:span text:style-name="T8">ﭸ</text:span><text:span text:style-name="T43"> </text:span><text:span text:style-name="T8">ﭹﭺ</text:span><text:span text:style-name="T43"> </text:span><text:span text:style-name="T8">ﭻ</text:span><text:span text:style-name="T43"> </text:span><text:span text:style-name="T8">ﭼ</text:span><text:span text:style-name="T43"> </text:span><text:span text:style-name="T8">ﭽ</text:span><text:span text:style-name="T43"> </text:span><text:span text:style-name="T8">ﭾ</text:span><text:span text:style-name="T43"> </text:span><text:span text:style-name="T8">ﭿ</text:span><text:span text:style-name="T43"> </text:span><text:span text:style-name="T8">ﮀ</text:span></text:p>
      <text:p text:style-name="P20"><text:span text:style-name="T8">ﮁ</text:span><text:span text:style-name="T43"> </text:span><text:span text:style-name="T8">ﮂﮃ</text:span><text:span text:style-name="T43"> </text:span><text:span text:style-name="T8">ﮄ</text:span><text:span text:style-name="T43"> </text:span><text:span text:style-name="T8">ﮅ</text:span><text:span text:style-name="T43"> </text:span><text:span text:style-name="T8">ﮆ</text:span><text:span text:style-name="T43"> </text:span><text:span text:style-name="T8">ﮇ</text:span><text:span text:style-name="T43"> </text:span><text:span text:style-name="T8">ﮈ</text:span><text:span text:style-name="T43"> </text:span><text:span text:style-name="T8">ﮉ</text:span><text:span text:style-name="T43"> </text:span><text:span text:style-name="T8">ﮊ</text:span><text:span text:style-name="T43"> </text:span><text:span text:style-name="T8">ﮋ</text:span></text:p>
      <text:p text:style-name="P20"><text:span text:style-name="T8">ﮌﮍ</text:span><text:span text:style-name="T43"> </text:span><text:span text:style-name="T8">ﮎ</text:span><text:span text:style-name="T43"> </text:span><text:span text:style-name="T8">ﮏ</text:span><text:span text:style-name="T43"> </text:span><text:span text:style-name="T8">ﮐ</text:span><text:span text:style-name="T43"> </text:span><text:span text:style-name="T8">ﮑ</text:span><text:span text:style-name="T43"> </text:span><text:span text:style-name="T8">ﮒ</text:span><text:span text:style-name="T43"> </text:span><text:span text:style-name="T8">ﮓﮔ</text:span><text:span text:style-name="T43"> </text:span><text:span text:style-name="T8">ﮕ</text:span><text:span text:style-name="T43"> </text:span><text:span text:style-name="T8">ﮖ</text:span><text:span text:style-name="T43"> </text:span><text:span text:style-name="T8">ﮗ</text:span></text:p>
      <text:p text:style-name="P20"><text:span text:style-name="T8">ﮘ</text:span><text:span text:style-name="T43"> </text:span><text:span text:style-name="T8">ﮙ</text:span><text:span text:style-name="T43"> </text:span><text:span text:style-name="T8">ﮚ</text:span><text:span text:style-name="T43"> </text:span><text:span text:style-name="T8">ﮛ</text:span><text:span text:style-name="T43"> </text:span><text:span text:style-name="T8">ﮜ</text:span><text:span text:style-name="T43"> </text:span><text:span text:style-name="T8">ﮝ</text:span><text:span text:style-name="T43"> </text:span><text:span text:style-name="T8">ﮞ</text:span><text:span text:style-name="T43"> </text:span><text:span text:style-name="T8">ﮟ</text:span><text:span text:style-name="T43"> </text:span><text:span text:style-name="T8">ﮠ</text:span></text:p>
      <text:p text:style-name="P20"><text:span text:style-name="T8">ﮡ</text:span><text:span text:style-name="T43"> </text:span><text:span text:style-name="T8">ﮢ</text:span><text:span text:style-name="T43"> </text:span><text:span text:style-name="T8">ﮣ</text:span><text:span text:style-name="T43"> </text:span><text:span text:style-name="T8">ﮤ</text:span><text:span text:style-name="T43"> </text:span><text:span text:style-name="T8">ﮥ</text:span><text:span text:style-name="T43"> </text:span><text:span text:style-name="T8">ﮦ</text:span><text:span text:style-name="T43"> </text:span><text:span text:style-name="T8">ﮧ</text:span><text:span text:style-name="T43"> </text:span><text:span text:style-name="T8">ﮨ</text:span><text:span text:style-name="T43"> </text:span><text:span text:style-name="T8">ﮩ</text:span><text:span text:style-name="T43"> </text:span><text:span text:style-name="T8">ﮪ</text:span></text:p>
      <text:p text:style-name="P20"><text:span text:style-name="T8">ﮫ</text:span><text:span text:style-name="T43"> </text:span><text:span text:style-name="T8">ﮬ</text:span><text:span text:style-name="T43"> </text:span><text:span text:style-name="T8">ﮭ</text:span><text:span text:style-name="T43"> </text:span><text:span text:style-name="T8">ﮮ</text:span><text:span text:style-name="T43"> </text:span><text:span text:style-name="T8">ﮯ</text:span><text:span text:style-name="T43"> </text:span><text:span text:style-name="T8">ﮰ</text:span><text:span text:style-name="T43"> </text:span><text:span text:style-name="T8">ﮱ</text:span><text:span text:style-name="T43"> </text:span><text:span text:style-name="T8">ﯓ</text:span><text:span text:style-name="T43"> </text:span><text:span text:style-name="T8">ﯔ</text:span></text:p>
      <text:p text:style-name="P20"><text:span text:style-name="T8">ﯕ</text:span><text:span text:style-name="T43"> </text:span><text:span text:style-name="T8">ﯖ</text:span><text:span text:style-name="T43"> </text:span><text:span text:style-name="T8">ﯗ</text:span><text:span text:style-name="T43"> </text:span><text:span text:style-name="T8">ﯘ</text:span><text:span text:style-name="T43"> </text:span><text:span text:style-name="T8">ﯙﯚ</text:span><text:span text:style-name="T43"> </text:span><text:span text:style-name="T8">ﯛ</text:span><text:span text:style-name="T43"> </text:span><text:span text:style-name="T8">ﯜ</text:span><text:span text:style-name="T43"> </text:span><text:span text:style-name="T8">ﯝ</text:span><text:span text:style-name="T43"> </text:span><text:span text:style-name="T8">ﯞ</text:span><text:span text:style-name="T43"> </text:span><text:span text:style-name="T8">ﯟ</text:span></text:p>
      <text:p text:style-name="P20"><text:span text:style-name="T8">ﯠ</text:span><text:span text:style-name="T43"> </text:span><text:span text:style-name="T8">ﯡ</text:span><text:span text:style-name="T43"> </text:span><text:span text:style-name="T8">ﯢ</text:span><text:span text:style-name="T43"> </text:span><text:span text:style-name="T8">ﯣ</text:span><text:span text:style-name="T43"> </text:span><text:span text:style-name="T8">ﯤ</text:span><text:span text:style-name="T43"> </text:span><text:span text:style-name="T8">ﯥ</text:span><text:span text:style-name="T43"> </text:span><text:span text:style-name="T8">ﯦ</text:span><text:span text:style-name="T43"> </text:span><text:span text:style-name="T8">ﯧ</text:span><text:span text:style-name="T43"> </text:span><text:span text:style-name="T8">ﯨ</text:span><text:span text:style-name="T43"> </text:span><text:span text:style-name="T8">ﯩ</text:span><text:span text:style-name="T43"> </text:span><text:span text:style-name="T8">ﯪ</text:span></text:p>
      <text:p text:style-name="P20"><text:span text:style-name="T8">ﯫ</text:span><text:span text:style-name="T43"> </text:span><text:span text:style-name="T8">ﯬ</text:span><text:span text:style-name="T43"> </text:span><text:span text:style-name="T8">ﯭ</text:span><text:span text:style-name="T43"> </text:span><text:span text:style-name="T8">ﯮ</text:span><text:span text:style-name="T43"> </text:span><text:span text:style-name="T8">ﯯ</text:span><text:span text:style-name="T43"> </text:span><text:span text:style-name="T8">ﯰ</text:span><text:span text:style-name="T43"> </text:span><text:span text:style-name="T8">ﯱ</text:span><text:span text:style-name="T43"> </text:span><text:span text:style-name="T8">ﯲ</text:span><text:span text:style-name="T43"> </text:span><text:span text:style-name="T8">ﯳ</text:span></text:p>
      <text:p text:style-name="P20"><text:span text:style-name="T8">ﯴ</text:span><text:span text:style-name="T43"> </text:span><text:span text:style-name="T8">ﯵ</text:span><text:span text:style-name="T43"> </text:span><text:span text:style-name="T8">ﯶ</text:span><text:span text:style-name="T43"> </text:span><text:span text:style-name="T8">ﯷ</text:span><text:span text:style-name="T43"> </text:span><text:span text:style-name="T8">ﯸ</text:span><text:span text:style-name="T43"> </text:span><text:span text:style-name="T8">ﯹ</text:span><text:span text:style-name="T43"> </text:span><text:span text:style-name="T8">ﯺ</text:span><text:span text:style-name="T43"> </text:span><text:span text:style-name="T8">ﯻ</text:span><text:span text:style-name="T43"> </text:span><text:span text:style-name="T8">ﯼ</text:span><text:span text:style-name="T43"> </text:span><text:span text:style-name="T8">ﯽ</text:span></text:p>
      <text:p text:style-name="P2"><text:span text:style-name="T8">ﯾ</text:span><text:span text:style-name="T43"> </text:span><text:span text:style-name="T8">ﯿ</text:span><text:span text:style-name="T43"> </text:span><text:span text:style-name="T8">ﰀ</text:span><text:span text:style-name="T43"> </text:span><text:span text:style-name="T8">ﰁﰂ</text:span><text:span text:style-name="T43"> </text:span><text:span text:style-name="T8">ﰃ</text:span><text:span text:style-name="T43"> </text:span><text:span text:style-name="T8">ﰄ</text:span><text:span text:style-name="T43"> </text:span><text:span text:style-name="T8">ﰅ</text:span></text:p>
      <text:p text:style-name="P46"><text:span text:style-name="T10">ﭑ</text:span><text:span text:style-name="T45"> </text:span><text:span text:style-name="T10">ﭒ</text:span><text:span text:style-name="T45"> </text:span><text:span text:style-name="T10">ﭓ</text:span><text:span text:style-name="T45"> </text:span><text:span text:style-name="T10">ﭔ</text:span><text:span text:style-name="T45"> </text:span><text:span text:style-name="T10">ﭕ</text:span><text:span text:style-name="T45"> </text:span><text:span text:style-name="T10">ﭖ</text:span><text:span text:style-name="T45"> </text:span><text:span text:style-name="T10">ﭗ</text:span><text:span text:style-name="T45"> </text:span><text:span text:style-name="T10">ﭘ</text:span></text:p>
      <text:p text:style-name="P28"><text:span text:style-name="T10">ﭙ</text:span><text:span text:style-name="T45"> </text:span><text:span text:style-name="T10">ﭚ</text:span><text:span text:style-name="T45"> </text:span><text:span text:style-name="T10">ﭛ</text:span><text:span text:style-name="T45"> </text:span><text:span text:style-name="T10">ﭜﭝ</text:span><text:span text:style-name="T45"> </text:span><text:span text:style-name="T10">ﭞ</text:span><text:span text:style-name="T45"> </text:span><text:span text:style-name="T10">ﭟ</text:span><text:span text:style-name="T45"> </text:span><text:span text:style-name="T10">ﭠ</text:span><text:span text:style-name="T45"> </text:span><text:span text:style-name="T10">ﭡ</text:span><text:span text:style-name="T45"> </text:span><text:span text:style-name="T10">ﭢ</text:span></text:p>
      <text:p text:style-name="P28"><text:span text:style-name="T10">ﭣﭤ</text:span><text:span text:style-name="T45"> </text:span><text:span text:style-name="T10">ﭥ</text:span><text:span text:style-name="T45"> </text:span><text:span text:style-name="T10">ﭦ</text:span><text:span text:style-name="T45"> </text:span><text:span text:style-name="T10">ﭧ</text:span><text:span text:style-name="T45"> </text:span><text:span text:style-name="T10">ﭨ</text:span><text:span text:style-name="T45"> </text:span><text:span text:style-name="T10">ﭩ</text:span><text:span text:style-name="T45"> </text:span><text:span text:style-name="T10">ﭪﭫ</text:span><text:span text:style-name="T45"> </text:span><text:span text:style-name="T10">ﭬ</text:span><text:span text:style-name="T45"> </text:span><text:span text:style-name="T10">ﭭ</text:span><text:span text:style-name="T45"> </text:span><text:span text:style-name="T10">ﭮﭯ</text:span></text:p>
      <text:p text:style-name="P28"><text:span text:style-name="T10">ﭰ</text:span><text:span text:style-name="T45"> </text:span><text:span text:style-name="T10">ﭱ</text:span><text:span text:style-name="T45"> </text:span><text:span text:style-name="T10">ﭲ</text:span><text:span text:style-name="T45"> </text:span><text:span text:style-name="T10">ﭳﭴ</text:span><text:span text:style-name="T45"> </text:span><text:span text:style-name="T10">ﭵ</text:span><text:span text:style-name="T45"> </text:span><text:span text:style-name="T10">ﭶ</text:span><text:span text:style-name="T45"> </text:span><text:span text:style-name="T10">ﭷ</text:span><text:span text:style-name="T45"> </text:span><text:span text:style-name="T10">ﭸ</text:span><text:span text:style-name="T45"> </text:span><text:span text:style-name="T10">ﭹ</text:span><text:span text:style-name="T45"> </text:span><text:span text:style-name="T10">ﭺ</text:span></text:p>
      <text:p text:style-name="P28"><text:span text:style-name="T10">ﭻ</text:span><text:span text:style-name="T45"> </text:span><text:span text:style-name="T10">ﭼ</text:span><text:span text:style-name="T45"> </text:span><text:span text:style-name="T10">ﭽ</text:span><text:span text:style-name="T45"> </text:span><text:span text:style-name="T10">ﭾ</text:span><text:span text:style-name="T45"> </text:span><text:span text:style-name="T10">ﭿ</text:span><text:span text:style-name="T45"> </text:span><text:span text:style-name="T10">ﮀ</text:span><text:span text:style-name="T45"> </text:span><text:span text:style-name="T10">ﮁ</text:span><text:span text:style-name="T45"> </text:span><text:span text:style-name="T10">ﮂ</text:span><text:span text:style-name="T45"> </text:span><text:span text:style-name="T10">ﮃ</text:span><text:span text:style-name="T45"> </text:span><text:span text:style-name="T10">ﮄﮅ</text:span><text:span text:style-name="T45"> </text:span><text:span text:style-name="T10">ﮆ</text:span></text:p>
      <text:p text:style-name="P28"><text:span text:style-name="T10">ﮇ</text:span><text:span text:style-name="T45"> </text:span><text:span text:style-name="T10">ﮈ</text:span><text:span text:style-name="T45"> </text:span><text:span text:style-name="T10">ﮉ</text:span><text:span text:style-name="T45"> </text:span><text:span text:style-name="T10">ﮊ</text:span><text:span text:style-name="T45"> </text:span><text:span text:style-name="T10">ﮋ</text:span><text:span text:style-name="T45"> </text:span><text:span text:style-name="T10">ﮌ</text:span><text:span text:style-name="T45"> </text:span><text:span text:style-name="T10">ﮍﮎ</text:span><text:span text:style-name="T45"> </text:span><text:span text:style-name="T10">ﮏ</text:span></text:p>
      <text:p text:style-name="P28"><text:span text:style-name="T10">ﮐ</text:span><text:span text:style-name="T45"> </text:span><text:span text:style-name="T10">ﮑ</text:span><text:span text:style-name="T45"> </text:span><text:span text:style-name="T10">ﮒ</text:span><text:span text:style-name="T45"> </text:span><text:span text:style-name="T10">ﮓ</text:span><text:span text:style-name="T45"> </text:span><text:span text:style-name="T10">ﮔ</text:span><text:span text:style-name="T45"> </text:span><text:span text:style-name="T10">ﮕ</text:span><text:span text:style-name="T45"> </text:span><text:span text:style-name="T10">ﮖ</text:span><text:span text:style-name="T45"> </text:span><text:span text:style-name="T10">ﮗﮘ</text:span></text:p>
      <text:p text:style-name="P28"><text:span text:style-name="T10">ﮙ</text:span><text:span text:style-name="T45"> </text:span><text:span text:style-name="T10">ﮚ</text:span><text:span text:style-name="T45"> </text:span><text:span text:style-name="T10">ﮛ</text:span><text:span text:style-name="T45"> </text:span><text:span text:style-name="T10">ﮜ</text:span><text:span text:style-name="T45"> </text:span><text:span text:style-name="T10">ﮝ</text:span><text:span text:style-name="T45"> </text:span><text:span text:style-name="T10">ﮞﮟ</text:span><text:span text:style-name="T45"> </text:span><text:span text:style-name="T10">ﮠ</text:span><text:span text:style-name="T45"> </text:span><text:span text:style-name="T10">ﮡ</text:span><text:span text:style-name="T45"> </text:span><text:span text:style-name="T10">ﮢ</text:span></text:p>
      <text:p text:style-name="P28"><text:span text:style-name="T10">ﮣ</text:span><text:span text:style-name="T45"> </text:span><text:span text:style-name="T10">ﮤ</text:span><text:span text:style-name="T45"> </text:span><text:span text:style-name="T10">ﮥ</text:span><text:span text:style-name="T45"> </text:span><text:span text:style-name="T10">ﮦ</text:span><text:span text:style-name="T45"> </text:span><text:span text:style-name="T10">ﮧ</text:span><text:span text:style-name="T45"> </text:span><text:span text:style-name="T10">ﮨ</text:span><text:span text:style-name="T45"> </text:span><text:span text:style-name="T10">ﮩ</text:span><text:span text:style-name="T45"> </text:span><text:span text:style-name="T10">ﮪ</text:span><text:span text:style-name="T45"> </text:span><text:span text:style-name="T10">ﮫ</text:span></text:p>
      <text:p text:style-name="P28"><text:span text:style-name="T10">ﮬ</text:span><text:span text:style-name="T45"> </text:span><text:span text:style-name="T10">ﮭ</text:span><text:span text:style-name="T45"> </text:span><text:span text:style-name="T10">ﮮ</text:span><text:span text:style-name="T45"> </text:span><text:span text:style-name="T10">ﮯ</text:span><text:span text:style-name="T45"> </text:span><text:span text:style-name="T10">ﮰ</text:span><text:span text:style-name="T45"> </text:span><text:span text:style-name="T10">ﮱ</text:span><text:span text:style-name="T45"> </text:span><text:span text:style-name="T10">ﯓ</text:span><text:span text:style-name="T45"> </text:span><text:span text:style-name="T10">ﯔ</text:span><text:span text:style-name="T45"> </text:span><text:span text:style-name="T10">ﯕ</text:span></text:p>
      <text:p text:style-name="P28"><text:span text:style-name="T10">ﯖ</text:span><text:span text:style-name="T45"> </text:span><text:span text:style-name="T10">ﯗﯘ</text:span><text:span text:style-name="T45"> </text:span><text:span text:style-name="T10">ﯙ</text:span><text:span text:style-name="T45"> </text:span><text:span text:style-name="T10">ﯚ</text:span><text:span text:style-name="T45"> </text:span><text:span text:style-name="T10">ﯛ</text:span><text:span text:style-name="T45"> </text:span><text:span text:style-name="T10">ﯜ</text:span><text:span text:style-name="T45"> </text:span><text:span text:style-name="T10">ﯝ</text:span></text:p>
      <text:p text:style-name="P28"><text:span text:style-name="T10">ﯞ</text:span><text:span text:style-name="T45"> </text:span><text:span text:style-name="T10">ﯟ</text:span><text:span text:style-name="T45"> </text:span><text:span text:style-name="T10">ﯠ</text:span><text:span text:style-name="T45"> </text:span><text:span text:style-name="T10">ﯡ</text:span><text:span text:style-name="T45"> </text:span><text:span text:style-name="T10">ﯢﯣ</text:span><text:span text:style-name="T45"> </text:span><text:span text:style-name="T10">ﯤ</text:span><text:span text:style-name="T45"> </text:span><text:span text:style-name="T10">ﯥ</text:span></text:p>
      <text:p text:style-name="P28"><text:span text:style-name="T10">ﯦ</text:span><text:span text:style-name="T45"> </text:span><text:span text:style-name="T10">ﯧ</text:span><text:span text:style-name="T45"> </text:span><text:span text:style-name="T10">ﯨ</text:span><text:span text:style-name="T45"> </text:span><text:span text:style-name="T10">ﯩ</text:span><text:span text:style-name="T45"> </text:span><text:span text:style-name="T10">ﯪ</text:span><text:span text:style-name="T45"> </text:span><text:span text:style-name="T10">ﯫ</text:span><text:span text:style-name="T45"> </text:span><text:span text:style-name="T10">ﯬ</text:span><text:span text:style-name="T45"> </text:span><text:span text:style-name="T10">ﯭ</text:span><text:span text:style-name="T45"> </text:span><text:span text:style-name="T10">ﯮ</text:span></text:p>
      <text:p text:style-name="P28"><text:span text:style-name="T10">ﯯ</text:span><text:span text:style-name="T45"> </text:span><text:span text:style-name="T10">ﯰ</text:span><text:span text:style-name="T45"> </text:span><text:span text:style-name="T10">ﯱ</text:span><text:span text:style-name="T45"> </text:span><text:span text:style-name="T10">ﯲ</text:span><text:span text:style-name="T45"> </text:span><text:span text:style-name="T10">ﯳ</text:span><text:span text:style-name="T45"> </text:span><text:span text:style-name="T10">ﯴ</text:span><text:span text:style-name="T45"> </text:span><text:span text:style-name="T10">ﯵ</text:span><text:span text:style-name="T45"> </text:span><text:span text:style-name="T10">ﯶ</text:span><text:span text:style-name="T45"> </text:span><text:span text:style-name="T10">ﯷ</text:span></text:p>
      <text:p text:style-name="P18"><text:span text:style-name="T10">ﯸ</text:span><text:span text:style-name="T45"> </text:span><text:span text:style-name="T10">ﯹ</text:span><text:span text:style-name="T45"> </text:span><text:span text:style-name="T10">ﯺﯻ</text:span><text:span text:style-name="T45"> </text:span><text:span text:style-name="T10">ﯼ</text:span><text:span text:style-name="T45"> </text:span><text:span text:style-name="T10">ﯽ</text:span><text:span text:style-name="T45"> </text:span><text:span text:style-name="T10">ﯾ</text:span><text:span text:style-name="T45"> </text:span><text:span text:style-name="T10">ﯿ</text:span><text:span text:style-name="T45"> </text:span><text:span text:style-name="T10">ﰀ</text:span></text:p>
      <text:p text:style-name="P47"><text:span text:style-name="T12">ﭑ</text:span><text:span text:style-name="T45"> </text:span><text:span text:style-name="T12">ﭒ</text:span><text:span text:style-name="T45"> </text:span><text:span text:style-name="T12">ﭓ</text:span><text:span text:style-name="T45"> </text:span><text:span text:style-name="T12">ﭔ</text:span><text:span text:style-name="T45"> </text:span><text:span text:style-name="T12">ﭕ</text:span><text:span text:style-name="T45"> </text:span><text:span text:style-name="T12">ﭖ</text:span><text:span text:style-name="T45"> </text:span><text:span text:style-name="T12">ﭗ</text:span><text:span text:style-name="T45"> </text:span><text:span text:style-name="T12">ﭘ</text:span><text:span text:style-name="T45"> </text:span><text:span text:style-name="T12">ﭙﭚ</text:span><text:span text:style-name="T45"> </text:span><text:span text:style-name="T12">ﭛ</text:span></text:p>
      <text:p text:style-name="P29"><text:span text:style-name="T12">ﭜ</text:span><text:span text:style-name="T45"> </text:span><text:span text:style-name="T12">ﭝ</text:span><text:span text:style-name="T45"> </text:span><text:span text:style-name="T12">ﭞ</text:span><text:span text:style-name="T45"> </text:span><text:span text:style-name="T12">ﭟ</text:span><text:span text:style-name="T45"> </text:span><text:span text:style-name="T12">ﭠ</text:span><text:span text:style-name="T45"> </text:span><text:span text:style-name="T12">ﭡ</text:span><text:span text:style-name="T45"> </text:span><text:span text:style-name="T12">ﭢ</text:span><text:span text:style-name="T45"> </text:span><text:span text:style-name="T12">ﭣ</text:span><text:span text:style-name="T45"> </text:span><text:span text:style-name="T12">ﭤ</text:span></text:p>
      <text:p text:style-name="P29"><text:span text:style-name="T12">ﭥ</text:span><text:span text:style-name="T45"> </text:span><text:span text:style-name="T12">ﭦ</text:span><text:span text:style-name="T45"> </text:span><text:span text:style-name="T12">ﭧﭨ</text:span><text:span text:style-name="T45"> </text:span><text:span text:style-name="T12">ﭩ</text:span><text:span text:style-name="T45"> </text:span><text:span text:style-name="T12">ﭪ</text:span><text:span text:style-name="T45"> </text:span><text:span text:style-name="T12">ﭫ</text:span><text:span text:style-name="T45"> </text:span><text:span text:style-name="T12">ﭬ</text:span><text:span text:style-name="T45"> </text:span><text:span text:style-name="T12">ﭭ</text:span><text:span text:style-name="T45"> </text:span><text:span text:style-name="T12">ﭮ</text:span><text:span text:style-name="T45"> </text:span><text:span text:style-name="T12">ﭯ</text:span><text:span text:style-name="T45"> </text:span><text:span text:style-name="T12">ﭰ</text:span></text:p>
      <text:p text:style-name="P29"><text:span text:style-name="T12">ﭱ</text:span><text:span text:style-name="T45"> </text:span><text:span text:style-name="T12">ﭲ</text:span><text:span text:style-name="T45"> </text:span><text:span text:style-name="T12">ﭳ</text:span><text:span text:style-name="T45"> </text:span><text:span text:style-name="T12">ﭴ</text:span><text:span text:style-name="T45"> </text:span><text:span text:style-name="T12">ﭵ</text:span><text:span text:style-name="T45"> </text:span><text:span text:style-name="T12">ﭶ</text:span><text:span text:style-name="T45"> </text:span><text:span text:style-name="T12">ﭷ</text:span><text:span text:style-name="T45"> </text:span><text:span text:style-name="T12">ﭸ</text:span></text:p>
      <text:p text:style-name="P29"><text:span text:style-name="T12">ﭹ</text:span><text:span text:style-name="T45"> </text:span><text:span text:style-name="T12">ﭺ</text:span><text:span text:style-name="T45"> </text:span><text:span text:style-name="T12">ﭻ</text:span><text:span text:style-name="T45"> </text:span><text:span text:style-name="T12">ﭼ</text:span><text:span text:style-name="T45"> </text:span><text:span text:style-name="T12">ﭽ</text:span><text:span text:style-name="T45"> </text:span><text:span text:style-name="T12">ﭾ</text:span><text:span text:style-name="T45"> </text:span><text:span text:style-name="T12">ﭿ</text:span><text:span text:style-name="T45"> </text:span><text:span text:style-name="T12">ﮀ</text:span><text:span text:style-name="T45"> </text:span><text:span text:style-name="T12">ﮁ</text:span></text:p>
      <text:p text:style-name="P29"><text:span text:style-name="T12">ﮂ</text:span><text:span text:style-name="T45"> </text:span><text:span text:style-name="T12">ﮃ</text:span><text:span text:style-name="T45"> </text:span><text:span text:style-name="T12">ﮄ</text:span><text:span text:style-name="T45"> </text:span><text:span text:style-name="T12">ﮅ</text:span><text:span text:style-name="T45"> </text:span><text:span text:style-name="T12">ﮆ</text:span><text:span text:style-name="T45"> </text:span><text:span text:style-name="T12">ﮇﮈ</text:span><text:span text:style-name="T45"> </text:span><text:span text:style-name="T12">ﮉ</text:span><text:span text:style-name="T45"> </text:span><text:span text:style-name="T12">ﮊ</text:span><text:span text:style-name="T45"> </text:span><text:span text:style-name="T12">ﮋ</text:span><text:span text:style-name="T45"> </text:span><text:span text:style-name="T12">ﮌ</text:span><text:span text:style-name="T45"> </text:span><text:span text:style-name="T12">ﮍ</text:span><text:span text:style-name="T45"> </text:span><text:span text:style-name="T12">ﮎ</text:span><text:span text:style-name="T45"> </text:span><text:span text:style-name="T12">ﮏ</text:span></text:p>
      <text:p text:style-name="P29"><text:span text:style-name="T12">ﮐ</text:span><text:span text:style-name="T45"> </text:span><text:span text:style-name="T12">ﮑﮒ</text:span><text:span text:style-name="T45"> </text:span><text:span text:style-name="T12">ﮓ</text:span><text:span text:style-name="T45"> </text:span><text:span text:style-name="T12">ﮔ</text:span><text:span text:style-name="T45"> </text:span><text:span text:style-name="T12">ﮕ</text:span><text:span text:style-name="T45"> </text:span><text:span text:style-name="T12">ﮖ</text:span><text:span text:style-name="T45"> </text:span><text:span text:style-name="T12">ﮗ</text:span><text:span text:style-name="T45"> </text:span><text:span text:style-name="T12">ﮘ</text:span></text:p>
      <text:p text:style-name="P29"><text:span text:style-name="T12">ﮙ</text:span><text:span text:style-name="T45"> </text:span><text:span text:style-name="T12">ﮚ</text:span><text:span text:style-name="T45"> </text:span><text:span text:style-name="T12">ﮛ</text:span><text:span text:style-name="T45"> </text:span><text:span text:style-name="T12">ﮜ</text:span><text:span text:style-name="T45"> </text:span><text:span text:style-name="T12">ﮝ</text:span><text:span text:style-name="T45"> </text:span><text:span text:style-name="T12">ﮞ</text:span><text:span text:style-name="T45"> </text:span><text:span text:style-name="T12">ﮟ</text:span><text:span text:style-name="T45"> </text:span><text:span text:style-name="T12">ﮠ</text:span><text:span text:style-name="T45"> </text:span><text:span text:style-name="T12">ﮡ</text:span></text:p>
      <text:p text:style-name="P29"><text:span text:style-name="T12">ﮢ</text:span><text:span text:style-name="T45"> </text:span><text:span text:style-name="T12">ﮣ</text:span><text:span text:style-name="T45"> </text:span><text:span text:style-name="T12">ﮤ</text:span><text:span text:style-name="T45"> </text:span><text:span text:style-name="T12">ﮥ</text:span><text:span text:style-name="T45"> </text:span><text:span text:style-name="T12">ﮦ</text:span><text:span text:style-name="T45"> </text:span><text:span text:style-name="T12">ﮧ</text:span><text:span text:style-name="T45"> </text:span><text:span text:style-name="T12">ﮨ</text:span><text:span text:style-name="T45"> </text:span><text:span text:style-name="T12">ﮩ</text:span><text:span text:style-name="T45"> </text:span><text:span text:style-name="T12">ﮪ</text:span></text:p>
      <text:p text:style-name="P29"><text:span text:style-name="T12">ﮫ</text:span><text:span text:style-name="T45"> </text:span><text:span text:style-name="T12">ﮬ</text:span><text:span text:style-name="T45"> </text:span><text:span text:style-name="T12">ﮭ</text:span><text:span text:style-name="T45"> </text:span><text:span text:style-name="T12">ﮮ</text:span><text:span text:style-name="T45"> </text:span><text:span text:style-name="T12">ﮯ</text:span><text:span text:style-name="T45"> </text:span><text:span text:style-name="T12">ﮰ</text:span><text:span text:style-name="T45"> </text:span><text:span text:style-name="T12">ﮱ</text:span><text:span text:style-name="T45"> </text:span><text:span text:style-name="T12">ﯓ</text:span><text:span text:style-name="T45"> </text:span><text:span text:style-name="T12">ﯔ</text:span><text:span text:style-name="T45"> </text:span><text:span text:style-name="T12">ﯕ</text:span></text:p>
      <text:p text:style-name="P29"><text:span text:style-name="T12">ﯖ</text:span><text:span text:style-name="T45"> </text:span><text:span text:style-name="T12">ﯗ</text:span><text:span text:style-name="T45"> </text:span><text:span text:style-name="T12">ﯘ</text:span><text:span text:style-name="T45"> </text:span><text:span text:style-name="T12">ﯙ</text:span><text:span text:style-name="T45"> </text:span><text:span text:style-name="T12">ﯚ</text:span><text:span text:style-name="T45"> </text:span><text:span text:style-name="T12">ﯛ</text:span><text:span text:style-name="T45"> </text:span><text:span text:style-name="T12">ﯜ</text:span><text:span text:style-name="T45"> </text:span><text:span text:style-name="T12">ﯝ</text:span><text:span text:style-name="T45"> </text:span><text:span text:style-name="T12">ﯞ</text:span></text:p>
      <text:p text:style-name="P29"><text:span text:style-name="T12">ﯟ</text:span><text:span text:style-name="T45"> </text:span><text:span text:style-name="T12">ﯠ</text:span><text:span text:style-name="T45"> </text:span><text:span text:style-name="T12">ﯡ</text:span><text:span text:style-name="T45"> </text:span><text:span text:style-name="T12">ﯢ</text:span><text:span text:style-name="T45"> </text:span><text:span text:style-name="T12">ﯣ</text:span><text:span text:style-name="T45"> </text:span><text:span text:style-name="T12">ﯤ</text:span><text:span text:style-name="T45"> </text:span><text:span text:style-name="T12">ﯥ</text:span><text:span text:style-name="T45"> </text:span><text:span text:style-name="T12">ﯦ</text:span><text:span text:style-name="T45"> </text:span><text:span text:style-name="T12">ﯧ</text:span><text:span text:style-name="T45"> </text:span><text:span text:style-name="T12">ﯨ</text:span></text:p>
      <text:p text:style-name="P29"><text:span text:style-name="T12">ﯩ</text:span><text:span text:style-name="T45"> </text:span><text:span text:style-name="T12">ﯪ</text:span><text:span text:style-name="T45"> </text:span><text:span text:style-name="T12">ﯫ</text:span><text:span text:style-name="T45"> </text:span><text:span text:style-name="T12">ﯬ</text:span><text:span text:style-name="T45"> </text:span><text:span text:style-name="T12">ﯭ</text:span><text:span text:style-name="T45"> </text:span><text:span text:style-name="T12">ﯮﯯ</text:span><text:span text:style-name="T45"> </text:span><text:span text:style-name="T12">ﯰ</text:span><text:span text:style-name="T45"> </text:span><text:span text:style-name="T12">ﯱ</text:span><text:span text:style-name="T45"> </text:span><text:span text:style-name="T12">ﯲ</text:span></text:p>
      <text:p text:style-name="P29"><text:span text:style-name="T12">ﯳ</text:span><text:span text:style-name="T45"> </text:span><text:span text:style-name="T12">ﯴﯵ</text:span><text:span text:style-name="T45"> </text:span><text:span text:style-name="T12">ﯶ</text:span><text:span text:style-name="T45"> </text:span><text:span text:style-name="T12">ﯷ</text:span><text:span text:style-name="T45"> </text:span><text:span text:style-name="T12">ﯸ</text:span><text:span text:style-name="T45"> </text:span><text:span text:style-name="T12">ﯹ</text:span><text:span text:style-name="T45"> </text:span><text:span text:style-name="T12">ﯺ</text:span><text:span text:style-name="T45"> </text:span><text:span text:style-name="T12">ﯻ</text:span><text:span text:style-name="T45"> </text:span><text:span text:style-name="T12">ﯼ</text:span><text:span text:style-name="T45"> </text:span><text:span text:style-name="T12">ﯽ</text:span><text:span text:style-name="T45"> </text:span><text:span text:style-name="T12">ﯾ</text:span></text:p>
      <text:p text:style-name="P19"><text:span text:style-name="T12">ﯿ</text:span><text:span text:style-name="T45"> </text:span><text:span text:style-name="T12">ﰀ</text:span><text:span text:style-name="T45"> </text:span><text:span text:style-name="T12">ﰁ</text:span><text:span text:style-name="T45"> </text:span><text:span text:style-name="T12">ﰂ</text:span><text:span text:style-name="T45"> </text:span><text:span text:style-name="T12">ﰃ</text:span><text:span text:style-name="T45"> </text:span><text:span text:style-name="T12">ﰄﰅ</text:span><text:span text:style-name="T45"> </text:span><text:span text:style-name="T12">ﰆ</text:span><text:span text:style-name="T45"> </text:span><text:span text:style-name="T12">ﰇ</text:span><text:span text:style-name="T45"> </text:span><text:span text:style-name="T12">ﰈ</text:span><text:span text:style-name="T45"> </text:span><text:span text:style-name="T12">ﰉ</text:span><text:span text:style-name="T45"> </text:span><text:span text:style-name="T12">ﰊ</text:span></text:p>
      <text:p text:style-name="P48"><text:span text:style-name="T15">ﭑ</text:span><text:span text:style-name="T45"> </text:span><text:span text:style-name="T15">ﭒ</text:span><text:span text:style-name="T45"> </text:span><text:span text:style-name="T15">ﭓ</text:span><text:span text:style-name="T45"> </text:span><text:span text:style-name="T15">ﭔﭕ</text:span><text:span text:style-name="T45"> </text:span><text:span text:style-name="T15">ﭖ</text:span><text:span text:style-name="T45"> </text:span><text:span text:style-name="T15">ﭗ</text:span><text:span text:style-name="T45"> </text:span><text:span text:style-name="T15">ﭘ</text:span><text:span text:style-name="T45"> </text:span><text:span text:style-name="T15">ﭙ</text:span><text:span text:style-name="T45"> </text:span><text:span text:style-name="T15">ﭚ</text:span><text:span text:style-name="T45"> </text:span><text:span text:style-name="T15">ﭛ</text:span></text:p>
      <text:p text:style-name="P30"><text:span text:style-name="T15">ﭜ</text:span><text:span text:style-name="T45"> </text:span><text:span text:style-name="T15">ﭝ</text:span><text:span text:style-name="T45"> </text:span><text:span text:style-name="T15">ﭞ</text:span><text:span text:style-name="T45"> </text:span><text:span text:style-name="T15">ﭟ</text:span><text:span text:style-name="T45"> </text:span><text:span text:style-name="T15">ﭠ</text:span><text:span text:style-name="T45"> </text:span><text:span text:style-name="T15">ﭡ</text:span><text:span text:style-name="T45"> </text:span><text:span text:style-name="T15">ﭢ</text:span><text:span text:style-name="T45"> </text:span><text:span text:style-name="T15">ﭣ</text:span><text:span text:style-name="T45"> </text:span><text:span text:style-name="T15">ﭤ</text:span><text:span text:style-name="T45"> </text:span><text:span text:style-name="T15">ﭥ</text:span></text:p>
      <text:p text:style-name="P30"><text:span text:style-name="T15">ﭦ</text:span><text:span text:style-name="T45"> </text:span><text:span text:style-name="T15">ﭧ</text:span><text:span text:style-name="T45"> </text:span><text:span text:style-name="T15">ﭨ</text:span><text:span text:style-name="T45"> </text:span><text:span text:style-name="T15">ﭩ</text:span><text:span text:style-name="T45"> </text:span><text:span text:style-name="T15">ﭪﭫ</text:span><text:span text:style-name="T45"> </text:span><text:span text:style-name="T15">ﭬ</text:span><text:span text:style-name="T45"> </text:span><text:span text:style-name="T15">ﭭ</text:span><text:span text:style-name="T45"> </text:span><text:span text:style-name="T15">ﭮ</text:span><text:span text:style-name="T45"> </text:span><text:span text:style-name="T15">ﭯ</text:span></text:p>
      <text:p text:style-name="P30"><text:span text:style-name="T15">ﭰ</text:span><text:span text:style-name="T45"> </text:span><text:span text:style-name="T15">ﭱ</text:span><text:span text:style-name="T45"> </text:span><text:span text:style-name="T15">ﭲ</text:span><text:span text:style-name="T45"> </text:span><text:span text:style-name="T15">ﭳ</text:span><text:span text:style-name="T45"> </text:span><text:span text:style-name="T15">ﭴ</text:span><text:span text:style-name="T45"> </text:span><text:span text:style-name="T15">ﭵ</text:span><text:span text:style-name="T45"> </text:span><text:span text:style-name="T15">ﭶ</text:span><text:span text:style-name="T45"> </text:span><text:span text:style-name="T15">ﭷ</text:span><text:span text:style-name="T45"> </text:span><text:span text:style-name="T15">ﭸ</text:span></text:p>
      <text:p text:style-name="P30"><text:span text:style-name="T15">ﭹ</text:span><text:span text:style-name="T45"> </text:span><text:span text:style-name="T15">ﭺ</text:span><text:span text:style-name="T45"> </text:span><text:span text:style-name="T15">ﭻ</text:span><text:span text:style-name="T45"> </text:span><text:span text:style-name="T15">ﭼ</text:span><text:span text:style-name="T45"> </text:span><text:span text:style-name="T15">ﭽ</text:span><text:span text:style-name="T45"> </text:span><text:span text:style-name="T15">ﭾ</text:span><text:span text:style-name="T45"> </text:span><text:span text:style-name="T15">ﭿ</text:span><text:span text:style-name="T45"> </text:span><text:span text:style-name="T15">ﮀ</text:span><text:span text:style-name="T45"> </text:span><text:span text:style-name="T15">ﮁ</text:span></text:p>
      <text:p text:style-name="P30"><text:span text:style-name="T15">ﮂ</text:span><text:span text:style-name="T45"> </text:span><text:span text:style-name="T15">ﮃ</text:span><text:span text:style-name="T45"> </text:span><text:span text:style-name="T15">ﮄ</text:span><text:span text:style-name="T45"> </text:span><text:span text:style-name="T15">ﮅ</text:span><text:span text:style-name="T45"> </text:span><text:span text:style-name="T15">ﮆ</text:span><text:span text:style-name="T45"> </text:span><text:span text:style-name="T15">ﮇ</text:span><text:span text:style-name="T45"> </text:span><text:span text:style-name="T15">ﮈﮉ</text:span><text:span text:style-name="T45"> </text:span><text:span text:style-name="T15">ﮊ</text:span><text:span text:style-name="T45"> </text:span><text:span text:style-name="T15">ﮋ</text:span><text:span text:style-name="T45"> </text:span><text:span text:style-name="T15">ﮌ</text:span></text:p>
      <text:p text:style-name="P30"><text:span text:style-name="T15">ﮍ</text:span><text:span text:style-name="T45"> </text:span><text:span text:style-name="T15">ﮎ</text:span><text:span text:style-name="T45"> </text:span><text:span text:style-name="T15">ﮏ</text:span><text:span text:style-name="T45"> </text:span><text:span text:style-name="T15">ﮐ</text:span><text:span text:style-name="T45"> </text:span><text:span text:style-name="T15">ﮑ</text:span><text:span text:style-name="T45"> </text:span><text:span text:style-name="T15">ﮒ</text:span><text:span text:style-name="T45"> </text:span><text:span text:style-name="T15">ﮓ</text:span><text:span text:style-name="T45"> </text:span><text:span text:style-name="T15">ﮔ</text:span><text:span text:style-name="T45"> </text:span><text:span text:style-name="T15">ﮕ</text:span><text:span text:style-name="T45"> </text:span><text:span text:style-name="T15">ﮖ</text:span></text:p>
      <text:p text:style-name="P30"><text:span text:style-name="T15">ﮗ</text:span><text:span text:style-name="T45"> </text:span><text:span text:style-name="T15">ﮘ</text:span><text:span text:style-name="T45"> </text:span><text:span text:style-name="T15">ﮙ</text:span><text:span text:style-name="T45"> </text:span><text:span text:style-name="T15">ﮚ</text:span><text:span text:style-name="T45"> </text:span><text:span text:style-name="T15">ﮛ</text:span><text:span text:style-name="T45"> </text:span><text:span text:style-name="T15">ﮜ</text:span><text:span text:style-name="T45"> </text:span><text:span text:style-name="T15">ﮝ</text:span><text:span text:style-name="T45"> </text:span><text:span text:style-name="T15">ﮞ</text:span></text:p>
      <text:p text:style-name="P30"><text:span text:style-name="T15">ﮟ</text:span><text:span text:style-name="T45"> </text:span><text:span text:style-name="T15">ﮠ</text:span><text:span text:style-name="T45"> </text:span><text:span text:style-name="T15">ﮡ</text:span><text:span text:style-name="T45"> </text:span><text:span text:style-name="T15">ﮢ</text:span><text:span text:style-name="T45"> </text:span><text:span text:style-name="T15">ﮣ</text:span><text:span text:style-name="T45"> </text:span><text:span text:style-name="T15">ﮤ</text:span><text:span text:style-name="T45"> </text:span><text:span text:style-name="T15">ﮥ</text:span><text:span text:style-name="T45"> </text:span><text:span text:style-name="T15">ﮦ</text:span></text:p>
      <text:p text:style-name="P30"><text:span text:style-name="T15">ﮧ</text:span><text:span text:style-name="T45"> </text:span><text:span text:style-name="T15">ﮨ</text:span><text:span text:style-name="T45"> </text:span><text:span text:style-name="T15">ﮩ</text:span><text:span text:style-name="T45"> </text:span><text:span text:style-name="T15">ﮪ</text:span><text:span text:style-name="T45"> </text:span><text:span text:style-name="T15">ﮫﮬ</text:span><text:span text:style-name="T45"> </text:span><text:span text:style-name="T15">ﮭ</text:span><text:span text:style-name="T45"> </text:span><text:span text:style-name="T15">ﮮ</text:span><text:span text:style-name="T45"> </text:span><text:span text:style-name="T15">ﮯ</text:span></text:p>
      <text:p text:style-name="P30"><text:span text:style-name="T15">ﮰ</text:span><text:span text:style-name="T45"> </text:span><text:span text:style-name="T15">ﮱ</text:span><text:span text:style-name="T45"> </text:span><text:span text:style-name="T15">ﯓﯔ</text:span><text:span text:style-name="T45"> </text:span><text:span text:style-name="T15">ﯕ</text:span><text:span text:style-name="T45"> </text:span><text:span text:style-name="T15">ﯖ</text:span><text:span text:style-name="T45"> </text:span><text:span text:style-name="T15">ﯗ</text:span><text:span text:style-name="T45"> </text:span><text:span text:style-name="T15">ﯘ</text:span><text:span text:style-name="T45"> </text:span><text:span text:style-name="T15">ﯙ</text:span></text:p>
      <text:p text:style-name="P30"><text:span text:style-name="T15">ﯚ</text:span><text:span text:style-name="T45"> </text:span><text:span text:style-name="T15">ﯛ</text:span><text:span text:style-name="T45"> </text:span><text:span text:style-name="T15">ﯜ</text:span><text:span text:style-name="T45"> </text:span><text:span text:style-name="T15">ﯝ</text:span><text:span text:style-name="T45"> </text:span><text:span text:style-name="T15">ﯞ</text:span><text:span text:style-name="T45"> </text:span><text:span text:style-name="T15">ﯟ</text:span><text:span text:style-name="T45"> </text:span><text:span text:style-name="T15">ﯠ</text:span><text:span text:style-name="T45"> </text:span><text:span text:style-name="T15">ﯡ</text:span><text:span text:style-name="T45"> </text:span><text:span text:style-name="T15">ﯢ</text:span><text:span text:style-name="T45"> </text:span><text:span text:style-name="T15">ﯣ</text:span></text:p>
      <text:p text:style-name="P30"><text:span text:style-name="T15">ﯤ</text:span><text:span text:style-name="T45"> </text:span><text:span text:style-name="T15">ﯥ</text:span><text:span text:style-name="T45"> </text:span><text:span text:style-name="T15">ﯦ</text:span><text:span text:style-name="T45"> </text:span><text:span text:style-name="T15">ﯧ</text:span><text:span text:style-name="T45"> </text:span><text:span text:style-name="T15">ﯨ</text:span><text:span text:style-name="T45"> </text:span><text:span text:style-name="T15">ﯩ</text:span><text:span text:style-name="T45"> </text:span><text:span text:style-name="T15">ﯪ</text:span><text:span text:style-name="T45"> </text:span><text:span text:style-name="T15">ﯫ</text:span><text:span text:style-name="T45"> </text:span><text:span text:style-name="T15">ﯬ</text:span></text:p>
      <text:p text:style-name="P30"><text:span text:style-name="T15">ﯭ</text:span><text:span text:style-name="T45"> </text:span><text:span text:style-name="T15">ﯮ</text:span><text:span text:style-name="T45"> </text:span><text:span text:style-name="T15">ﯯ</text:span><text:span text:style-name="T45"> </text:span><text:span text:style-name="T15">ﯰ</text:span><text:span text:style-name="T45"> </text:span><text:span text:style-name="T15">ﯱ</text:span><text:span text:style-name="T45"> </text:span><text:span text:style-name="T15">ﯲ</text:span><text:span text:style-name="T45"> </text:span><text:span text:style-name="T15">ﯳ</text:span><text:span text:style-name="T45"> </text:span><text:span text:style-name="T15">ﯴ</text:span><text:span text:style-name="T45"> </text:span><text:span text:style-name="T15">ﯵ</text:span><text:span text:style-name="T45"> </text:span><text:span text:style-name="T15">ﯶ</text:span><text:span text:style-name="T45"> </text:span><text:span text:style-name="T15">ﯷ</text:span></text:p>
      <text:p text:style-name="P3"><text:span text:style-name="T14">ﯸ</text:span><text:span text:style-name="T43"> </text:span><text:span text:style-name="T14">ﯹ</text:span><text:span text:style-name="T43"> </text:span><text:span text:style-name="T14">ﯺ</text:span><text:span text:style-name="T43"> </text:span><text:span text:style-name="T14">ﯻ</text:span><text:span text:style-name="T43"> </text:span><text:span text:style-name="T14">ﯼ</text:span><text:span text:style-name="T43"> </text:span><text:span text:style-name="T14">ﯽ</text:span><text:span text:style-name="T43"> </text:span><text:span text:style-name="T14">ﯾ</text:span><text:span text:style-name="T43"> </text:span><text:span text:style-name="T14">ﯿ</text:span><text:span text:style-name="T43"> </text:span><text:span text:style-name="T14">ﰀ</text:span><text:span text:style-name="T43"> </text:span><text:span text:style-name="T14">ﰁ</text:span><text:span text:style-name="T43"> </text:span><text:span text:style-name="T14">ﰂ</text:span><text:span text:style-name="T43"> </text:span><text:span text:style-name="T14">ﰃ</text:span></text:p>
      <text:p text:style-name="P39"><text:span text:style-name="T18">ﭑ</text:span><text:span text:style-name="T43"> </text:span><text:span text:style-name="T18">ﭒ</text:span><text:span text:style-name="T43"> </text:span><text:span text:style-name="T18">ﭓ</text:span><text:span text:style-name="T43"> </text:span><text:span text:style-name="T18">ﭔ</text:span><text:span text:style-name="T43"> </text:span><text:span text:style-name="T18">ﭕ</text:span><text:span text:style-name="T43"> </text:span><text:span text:style-name="T18">ﭖ</text:span><text:span text:style-name="T43"> </text:span><text:span text:style-name="T18">ﭗ</text:span><text:span text:style-name="T43"> </text:span><text:span text:style-name="T18">ﭘ</text:span></text:p>
      <text:p text:style-name="P21"><text:span text:style-name="T18">ﭙ</text:span><text:span text:style-name="T43"> </text:span><text:span text:style-name="T18">ﭚ</text:span><text:span text:style-name="T43"> </text:span><text:span text:style-name="T18">ﭛ</text:span><text:span text:style-name="T43"> </text:span><text:span text:style-name="T18">ﭜﭝ</text:span><text:span text:style-name="T43"> </text:span><text:span text:style-name="T18">ﭞ</text:span><text:span text:style-name="T43"> </text:span><text:span text:style-name="T18">ﭟ</text:span><text:span text:style-name="T43"> </text:span><text:span text:style-name="T18">ﭠ</text:span></text:p>
      <text:p text:style-name="P21"><text:span text:style-name="T18">ﭡ</text:span><text:span text:style-name="T43"> </text:span><text:span text:style-name="T18">ﭢ</text:span><text:span text:style-name="T43"> </text:span><text:span text:style-name="T18">ﭣ</text:span><text:span text:style-name="T43"> </text:span><text:span text:style-name="T18">ﭤ</text:span><text:span text:style-name="T43"> </text:span><text:span text:style-name="T18">ﭥ</text:span><text:span text:style-name="T43"> </text:span><text:span text:style-name="T18">ﭦ</text:span><text:span text:style-name="T43"> </text:span><text:span text:style-name="T18">ﭧ</text:span><text:span text:style-name="T43"> </text:span><text:span text:style-name="T18">ﭨ</text:span><text:span text:style-name="T43"> </text:span><text:span text:style-name="T18">ﭩ</text:span></text:p>
      <text:p text:style-name="P21"><text:span text:style-name="T18">ﭪ</text:span><text:span text:style-name="T43"> </text:span><text:span text:style-name="T18">ﭫ</text:span><text:span text:style-name="T43"> </text:span><text:span text:style-name="T18">ﭬ</text:span><text:span text:style-name="T43"> </text:span><text:span text:style-name="T18">ﭭ</text:span><text:span text:style-name="T43"> </text:span><text:span text:style-name="T18">ﭮ</text:span><text:span text:style-name="T43"> </text:span><text:span text:style-name="T18">ﭯ</text:span><text:span text:style-name="T43"> </text:span><text:span text:style-name="T18">ﭰ</text:span><text:span text:style-name="T43"> </text:span><text:span text:style-name="T18">ﭱ</text:span><text:span text:style-name="T43"> </text:span><text:span text:style-name="T18">ﭲ</text:span></text:p>
      <text:p text:style-name="P21"><text:span text:style-name="T18">ﭳ</text:span><text:span text:style-name="T43"> </text:span><text:span text:style-name="T18">ﭴ</text:span><text:span text:style-name="T43"> </text:span><text:span text:style-name="T18">ﭵ</text:span><text:span text:style-name="T43"> </text:span><text:span text:style-name="T18">ﭶ</text:span><text:span text:style-name="T43"> </text:span><text:span text:style-name="T18">ﭷ</text:span><text:span text:style-name="T43"> </text:span><text:span text:style-name="T18">ﭸ</text:span><text:span text:style-name="T43"> </text:span><text:span text:style-name="T18">ﭹ</text:span><text:span text:style-name="T43"> </text:span><text:span text:style-name="T18">ﭺ</text:span><text:span text:style-name="T43"> </text:span><text:span text:style-name="T18">ﭻ</text:span></text:p>
      <text:p text:style-name="P21"><text:span text:style-name="T18">ﭼ</text:span><text:span text:style-name="T43"> </text:span><text:span text:style-name="T18">ﭽ</text:span><text:span text:style-name="T43"> </text:span><text:span text:style-name="T18">ﭾ</text:span><text:span text:style-name="T43"> </text:span><text:span text:style-name="T18">ﭿ</text:span><text:span text:style-name="T43"> </text:span><text:span text:style-name="T18">ﮀ</text:span><text:span text:style-name="T43"> </text:span><text:span text:style-name="T18">ﮁ</text:span><text:span text:style-name="T43"> </text:span><text:span text:style-name="T18">ﮂ</text:span><text:span text:style-name="T43"> </text:span><text:span text:style-name="T18">ﮃ</text:span><text:span text:style-name="T43"> </text:span><text:span text:style-name="T18">ﮄ</text:span><text:span text:style-name="T43"> </text:span><text:span text:style-name="T18">ﮅ</text:span></text:p>
      <text:p text:style-name="P21"><text:span text:style-name="T18">ﮆ</text:span><text:span text:style-name="T43"> </text:span><text:span text:style-name="T18">ﮇ</text:span><text:span text:style-name="T43"> </text:span><text:span text:style-name="T18">ﮈ</text:span><text:span text:style-name="T43"> </text:span><text:span text:style-name="T18">ﮉ</text:span><text:span text:style-name="T43"> </text:span><text:span text:style-name="T18">ﮊ</text:span><text:span text:style-name="T43"> </text:span><text:span text:style-name="T18">ﮋ</text:span><text:span text:style-name="T43"> </text:span><text:span text:style-name="T18">ﮌ</text:span><text:span text:style-name="T43"> </text:span><text:span text:style-name="T18">ﮍ</text:span></text:p>
      <text:p text:style-name="P21"><text:span text:style-name="T18">ﮎ</text:span><text:span text:style-name="T43"> </text:span><text:span text:style-name="T18">ﮏ</text:span><text:span text:style-name="T43"> </text:span><text:span text:style-name="T18">ﮐ</text:span><text:span text:style-name="T43"> </text:span><text:span text:style-name="T18">ﮑ</text:span><text:span text:style-name="T43"> </text:span><text:span text:style-name="T18">ﮒ</text:span><text:span text:style-name="T43"> </text:span><text:span text:style-name="T18">ﮓ</text:span><text:span text:style-name="T43"> </text:span><text:span text:style-name="T18">ﮔ</text:span><text:span text:style-name="T43"> </text:span><text:span text:style-name="T18">ﮕ</text:span><text:span text:style-name="T43"> </text:span><text:span text:style-name="T18">ﮖ</text:span></text:p>
      <text:p text:style-name="P21"><text:span text:style-name="T18">ﮗ</text:span><text:span text:style-name="T43"> </text:span><text:span text:style-name="T18">ﮘ</text:span><text:span text:style-name="T43"> </text:span><text:span text:style-name="T18">ﮙ</text:span><text:span text:style-name="T43"> </text:span><text:span text:style-name="T18">ﮚ</text:span><text:span text:style-name="T43"> </text:span><text:span text:style-name="T18">ﮛ</text:span><text:span text:style-name="T43"> </text:span><text:span text:style-name="T18">ﮜ</text:span><text:span text:style-name="T43"> </text:span><text:span text:style-name="T18">ﮝ</text:span></text:p>
      <text:p text:style-name="P21"><text:span text:style-name="T18">ﮞ</text:span><text:span text:style-name="T43"> </text:span><text:span text:style-name="T18">ﮟ</text:span><text:span text:style-name="T43"> </text:span><text:span text:style-name="T18">ﮠ</text:span><text:span text:style-name="T43"> </text:span><text:span text:style-name="T18">ﮡ</text:span><text:span text:style-name="T43"> </text:span><text:span text:style-name="T18">ﮢ</text:span><text:span text:style-name="T43"> </text:span><text:span text:style-name="T18">ﮣﮤ</text:span><text:span text:style-name="T43"> </text:span><text:span text:style-name="T18">ﮥ</text:span><text:span text:style-name="T43"> </text:span><text:span text:style-name="T18">ﮦ</text:span><text:span text:style-name="T43"> </text:span><text:span text:style-name="T18">ﮧ</text:span></text:p>
      <text:p text:style-name="P21"><text:span text:style-name="T18">ﮨ</text:span><text:span text:style-name="T43"> </text:span><text:span text:style-name="T18">ﮩ</text:span><text:span text:style-name="T43"> </text:span><text:span text:style-name="T18">ﮪ</text:span><text:span text:style-name="T43"> </text:span><text:span text:style-name="T18">ﮫ</text:span><text:span text:style-name="T43"> </text:span><text:span text:style-name="T18">ﮬ</text:span><text:span text:style-name="T43"> </text:span><text:span text:style-name="T18">ﮭ</text:span><text:span text:style-name="T43"> </text:span><text:span text:style-name="T18">ﮮ</text:span><text:span text:style-name="T43"> </text:span><text:span text:style-name="T18">ﮯ</text:span><text:span text:style-name="T43"> </text:span><text:span text:style-name="T18">ﮰ</text:span><text:span text:style-name="T43"> </text:span><text:span text:style-name="T18">ﮱ</text:span><text:span text:style-name="T43"> </text:span><text:span text:style-name="T18">ﯓ</text:span></text:p>
      <text:p text:style-name="P21"><text:span text:style-name="T18">ﯔ</text:span><text:span text:style-name="T43"> </text:span><text:span text:style-name="T18">ﯕ</text:span><text:span text:style-name="T43"> </text:span><text:span text:style-name="T18">ﯖ</text:span><text:span text:style-name="T43"> </text:span><text:span text:style-name="T18">ﯗ</text:span><text:span text:style-name="T43"> </text:span><text:span text:style-name="T18">ﯘ</text:span><text:span text:style-name="T43"> </text:span><text:span text:style-name="T18">ﯙ</text:span><text:span text:style-name="T43"> </text:span><text:span text:style-name="T18">ﯚ</text:span><text:span text:style-name="T43"> </text:span><text:span text:style-name="T18">ﯛ</text:span></text:p>
      <text:p text:style-name="P21"><text:span text:style-name="T18">ﯜ</text:span><text:span text:style-name="T43"> </text:span><text:span text:style-name="T18">ﯝ</text:span><text:span text:style-name="T43"> </text:span><text:span text:style-name="T18">ﯞ</text:span><text:span text:style-name="T43"> </text:span><text:span text:style-name="T18">ﯟ</text:span><text:span text:style-name="T43"> </text:span><text:span text:style-name="T18">ﯠ</text:span><text:span text:style-name="T43"> </text:span><text:span text:style-name="T18">ﯡ</text:span><text:span text:style-name="T43"> </text:span><text:span text:style-name="T18">ﯢ</text:span><text:span text:style-name="T43"> </text:span><text:span text:style-name="T18">ﯣ</text:span></text:p>
      <text:p text:style-name="P21"><text:span text:style-name="T18">ﯤ</text:span><text:span text:style-name="T43"> </text:span><text:span text:style-name="T18">ﯥ</text:span><text:span text:style-name="T43"> </text:span><text:span text:style-name="T18">ﯦ</text:span><text:span text:style-name="T43"> </text:span><text:span text:style-name="T18">ﯧ</text:span><text:span text:style-name="T43"> </text:span><text:span text:style-name="T18">ﯨﯩ</text:span><text:span text:style-name="T43"> </text:span><text:span text:style-name="T18">ﯪ</text:span><text:span text:style-name="T43"> </text:span><text:span text:style-name="T18">ﯫ</text:span><text:span text:style-name="T43"> </text:span><text:span text:style-name="T18">ﯬ</text:span></text:p>
      <text:p text:style-name="P4"><text:span text:style-name="T18">ﯭ</text:span><text:span text:style-name="T43"> </text:span><text:span text:style-name="T18">ﯮﯯ</text:span><text:span text:style-name="T43"> </text:span><text:span text:style-name="T18">ﯰ</text:span><text:span text:style-name="T43"> </text:span><text:span text:style-name="T18">ﯱ</text:span><text:span text:style-name="T43"> </text:span><text:span text:style-name="T18">ﯲ</text:span><text:span text:style-name="T43"> </text:span><text:span text:style-name="T18">ﯳ</text:span><text:span text:style-name="T43"> </text:span><text:span text:style-name="T18">ﯴ</text:span><text:span text:style-name="T43"> </text:span><text:span text:style-name="T18">ﯵ</text:span><text:span text:style-name="T43"> </text:span><text:span text:style-name="T18">ﯶ</text:span></text:p>
      <text:p text:style-name="P40"><text:span text:style-name="T21">ﭑ</text:span><text:span text:style-name="T43"> </text:span><text:span text:style-name="T21">ﭒ</text:span><text:span text:style-name="T43"> </text:span><text:span text:style-name="T21">ﭓ</text:span><text:span text:style-name="T43"> </text:span><text:span text:style-name="T21">ﭔ</text:span><text:span text:style-name="T43"> </text:span><text:span text:style-name="T21">ﭕ</text:span><text:span text:style-name="T43"> </text:span><text:span text:style-name="T21">ﭖ</text:span><text:span text:style-name="T43"> </text:span><text:span text:style-name="T21">ﭗ</text:span><text:span text:style-name="T43"> </text:span><text:span text:style-name="T21">ﭘ</text:span><text:span text:style-name="T43"> </text:span><text:span text:style-name="T21">ﭙ</text:span></text:p>
      <text:p text:style-name="P22"><text:span text:style-name="T21">ﭚ</text:span><text:span text:style-name="T43"> </text:span><text:span text:style-name="T21">ﭛ</text:span><text:span text:style-name="T43"> </text:span><text:span text:style-name="T21">ﭜ</text:span><text:span text:style-name="T43"> </text:span><text:span text:style-name="T21">ﭝ</text:span><text:span text:style-name="T43"> </text:span><text:span text:style-name="T21">ﭞ</text:span><text:span text:style-name="T43"> </text:span><text:span text:style-name="T21">ﭟ</text:span><text:span text:style-name="T43"> </text:span><text:span text:style-name="T21">ﭠ</text:span><text:span text:style-name="T43"> </text:span><text:span text:style-name="T21">ﭡ</text:span></text:p>
      <text:p text:style-name="P22"><text:span text:style-name="T21">ﭢﭣ</text:span><text:span text:style-name="T43"> </text:span><text:span text:style-name="T21">ﭤ</text:span><text:span text:style-name="T43"> </text:span><text:span text:style-name="T21">ﭥ</text:span><text:span text:style-name="T43"> </text:span><text:span text:style-name="T21">ﭦ</text:span><text:span text:style-name="T43"> </text:span><text:span text:style-name="T21">ﭧ</text:span><text:span text:style-name="T43"> </text:span><text:span text:style-name="T21">ﭨ</text:span></text:p>
      <text:p text:style-name="P22"><text:span text:style-name="T21">ﭩ</text:span><text:span text:style-name="T43"> </text:span><text:span text:style-name="T21">ﭪ</text:span><text:span text:style-name="T43"> </text:span><text:span text:style-name="T21">ﭫ</text:span><text:span text:style-name="T43"> </text:span><text:span text:style-name="T21">ﭬ</text:span><text:span text:style-name="T43"> </text:span><text:span text:style-name="T21">ﭭ</text:span><text:span text:style-name="T43"> </text:span><text:span text:style-name="T21">ﭮ</text:span><text:span text:style-name="T43"> </text:span><text:span text:style-name="T21">ﭯ</text:span><text:span text:style-name="T43"> </text:span><text:span text:style-name="T21">ﭰ</text:span><text:span text:style-name="T43"> </text:span><text:span text:style-name="T21">ﭱ</text:span><text:span text:style-name="T43"> </text:span><text:span text:style-name="T21">ﭲ</text:span></text:p>
      <text:p text:style-name="P22"><text:span text:style-name="T21">ﭳ</text:span><text:span text:style-name="T43"> </text:span><text:span text:style-name="T21">ﭴ</text:span><text:span text:style-name="T43"> </text:span><text:span text:style-name="T21">ﭵ</text:span><text:span text:style-name="T43"> </text:span><text:span text:style-name="T21">ﭶ</text:span><text:span text:style-name="T43"> </text:span><text:span text:style-name="T21">ﭷ</text:span><text:span text:style-name="T43"> </text:span><text:span text:style-name="T21">ﭸ</text:span><text:span text:style-name="T43"> </text:span><text:span text:style-name="T21">ﭹ</text:span><text:span text:style-name="T43"> </text:span><text:span text:style-name="T21">ﭺ</text:span><text:span text:style-name="T43"> </text:span><text:span text:style-name="T21">ﭻ</text:span><text:span text:style-name="T43"> </text:span><text:span text:style-name="T21">ﭼ</text:span></text:p>
      <text:p text:style-name="P22"><text:span text:style-name="T21">ﭽ</text:span><text:span text:style-name="T43"> </text:span><text:span text:style-name="T21">ﭾ</text:span><text:span text:style-name="T43"> </text:span><text:span text:style-name="T21">ﭿ</text:span><text:span text:style-name="T43"> </text:span><text:span text:style-name="T21">ﮀ</text:span><text:span text:style-name="T43"> </text:span><text:span text:style-name="T21">ﮁ</text:span><text:span text:style-name="T43"> </text:span><text:span text:style-name="T21">ﮂﮃ</text:span><text:span text:style-name="T43"> </text:span><text:span text:style-name="T21">ﮄ</text:span></text:p>
      <text:p text:style-name="P22"><text:span text:style-name="T21">ﮅ</text:span><text:span text:style-name="T43"> </text:span><text:span text:style-name="T21">ﮆ</text:span><text:span text:style-name="T43"> </text:span><text:span text:style-name="T21">ﮇ</text:span><text:span text:style-name="T43"> </text:span><text:span text:style-name="T21">ﮈﮉ</text:span><text:span text:style-name="T43"> </text:span><text:span text:style-name="T21">ﮊ</text:span><text:span text:style-name="T43"> </text:span><text:span text:style-name="T21">ﮋ</text:span><text:span text:style-name="T43"> </text:span><text:span text:style-name="T21">ﮌ</text:span><text:span text:style-name="T43"> </text:span><text:span text:style-name="T21">ﮍ</text:span><text:span text:style-name="T43"> </text:span><text:span text:style-name="T21">ﮎﮏ</text:span><text:span text:style-name="T43"> </text:span><text:span text:style-name="T21">ﮐ</text:span></text:p>
      <text:p text:style-name="P22"><text:span text:style-name="T21">ﮑ</text:span><text:span text:style-name="T43"> </text:span><text:span text:style-name="T21">ﮒ</text:span><text:span text:style-name="T43"> </text:span><text:span text:style-name="T21">ﮓ</text:span><text:span text:style-name="T43"> </text:span><text:span text:style-name="T21">ﮔ</text:span><text:span text:style-name="T43"> </text:span><text:span text:style-name="T21">ﮕ</text:span><text:span text:style-name="T43"> </text:span><text:span text:style-name="T21">ﮖ</text:span><text:span text:style-name="T43"> </text:span><text:span text:style-name="T21">ﮗ</text:span><text:span text:style-name="T43"> </text:span><text:span text:style-name="T21">ﮘ</text:span><text:span text:style-name="T43"> </text:span><text:span text:style-name="T21">ﮙ</text:span><text:span text:style-name="T43"> </text:span><text:span text:style-name="T21">ﮚ</text:span></text:p>
      <text:p text:style-name="P22"><text:span text:style-name="T21">ﮛ</text:span><text:span text:style-name="T43"> </text:span><text:span text:style-name="T21">ﮜ</text:span><text:span text:style-name="T43"> </text:span><text:span text:style-name="T21">ﮝ</text:span><text:span text:style-name="T43"> </text:span><text:span text:style-name="T21">ﮞ</text:span><text:span text:style-name="T43"> </text:span><text:span text:style-name="T21">ﮟ</text:span><text:span text:style-name="T43"> </text:span><text:span text:style-name="T21">ﮠ</text:span><text:span text:style-name="T43"> </text:span><text:span text:style-name="T21">ﮡ</text:span><text:span text:style-name="T43"> </text:span><text:span text:style-name="T21">ﮢ</text:span><text:span text:style-name="T43"> </text:span><text:span text:style-name="T21">ﮣ</text:span><text:span text:style-name="T43"> </text:span><text:span text:style-name="T21">ﮤ</text:span></text:p>
      <text:p text:style-name="P22"><text:span text:style-name="T21">ﮥ</text:span><text:span text:style-name="T43"> </text:span><text:span text:style-name="T21">ﮦ</text:span><text:span text:style-name="T43"> </text:span><text:span text:style-name="T21">ﮧ</text:span><text:span text:style-name="T43"> </text:span><text:span text:style-name="T21">ﮨ</text:span><text:span text:style-name="T43"> </text:span><text:span text:style-name="T21">ﮩ</text:span><text:span text:style-name="T43"> </text:span><text:span text:style-name="T21">ﮪ</text:span><text:span text:style-name="T43"> </text:span><text:span text:style-name="T21">ﮫ</text:span><text:span text:style-name="T43"> </text:span><text:span text:style-name="T21">ﮬ</text:span><text:span text:style-name="T43"> </text:span><text:span text:style-name="T21">ﮭ</text:span></text:p>
      <text:p text:style-name="P22"><text:span text:style-name="T21">ﮮ</text:span><text:span text:style-name="T43"> </text:span><text:span text:style-name="T21">ﮯ</text:span><text:span text:style-name="T43"> </text:span><text:span text:style-name="T21">ﮰﮱ</text:span><text:span text:style-name="T43"> </text:span><text:span text:style-name="T21">ﯓ</text:span><text:span text:style-name="T43"> </text:span><text:span text:style-name="T21">ﯔ</text:span><text:span text:style-name="T43"> </text:span><text:span text:style-name="T21">ﯕ</text:span><text:span text:style-name="T43"> </text:span><text:span text:style-name="T21">ﯖ</text:span></text:p>
      <text:p text:style-name="P22"><text:span text:style-name="T21">ﯗ</text:span><text:span text:style-name="T43"> </text:span><text:span text:style-name="T21">ﯘ</text:span><text:span text:style-name="T43"> </text:span><text:span text:style-name="T21">ﯙ</text:span><text:span text:style-name="T43"> </text:span><text:span text:style-name="T21">ﯚﯛ</text:span><text:span text:style-name="T43"> </text:span><text:span text:style-name="T21">ﯜ</text:span><text:span text:style-name="T43"> </text:span><text:span text:style-name="T21">ﯝ</text:span><text:span text:style-name="T43"> </text:span><text:span text:style-name="T21">ﯞ</text:span><text:span text:style-name="T43"> </text:span><text:span text:style-name="T21">ﯟ</text:span><text:span text:style-name="T43"> </text:span><text:span text:style-name="T21">ﯠ</text:span><text:span text:style-name="T43"> </text:span><text:span text:style-name="T21">ﯡﯢ</text:span></text:p>
      <text:p text:style-name="P22"><text:span text:style-name="T21">ﯣ</text:span><text:span text:style-name="T43"> </text:span><text:span text:style-name="T21">ﯤ</text:span><text:span text:style-name="T43"> </text:span><text:span text:style-name="T21">ﯥ</text:span><text:span text:style-name="T43"> </text:span><text:span text:style-name="T21">ﯦ</text:span><text:span text:style-name="T43"> </text:span><text:span text:style-name="T21">ﯧ</text:span><text:span text:style-name="T43"> </text:span><text:span text:style-name="T21">ﯨ</text:span><text:span text:style-name="T43"> </text:span><text:span text:style-name="T21">ﯩ</text:span></text:p>
      <text:p text:style-name="P22"><text:span text:style-name="T21">ﯪﯫ</text:span><text:span text:style-name="T43"> </text:span><text:span text:style-name="T21">ﯬ</text:span><text:span text:style-name="T43"> </text:span><text:span text:style-name="T21">ﯭ</text:span><text:span text:style-name="T43"> </text:span><text:span text:style-name="T21">ﯮ</text:span><text:span text:style-name="T43"> </text:span><text:span text:style-name="T21">ﯯ</text:span><text:span text:style-name="T43"> </text:span><text:span text:style-name="T21">ﯰ</text:span><text:span text:style-name="T43"> </text:span><text:span text:style-name="T21">ﯱ</text:span><text:span text:style-name="T43"> </text:span><text:span text:style-name="T21">ﯲ</text:span></text:p>
      <text:p text:style-name="P5"><text:span text:style-name="T21">ﯳ</text:span><text:span text:style-name="T43"> </text:span><text:span text:style-name="T21">ﯴ</text:span><text:span text:style-name="T43"> </text:span><text:span text:style-name="T21">ﯵﯶ</text:span><text:span text:style-name="T43"> </text:span><text:span text:style-name="T21">ﯷ</text:span><text:span text:style-name="T43"> </text:span><text:span text:style-name="T21">ﯸ</text:span><text:span text:style-name="T43"> </text:span><text:span text:style-name="T21">ﯹ</text:span><text:span text:style-name="T43"> </text:span><text:span text:style-name="T21">ﯺ</text:span><text:span text:style-name="T43"> </text:span><text:span text:style-name="T21">ﯻ</text:span><text:span text:style-name="T43"> </text:span><text:span text:style-name="T21">ﯼ</text:span></text:p>
      <text:p text:style-name="P49"><text:span text:style-name="T23">ﭑ</text:span><text:span text:style-name="T45"> </text:span><text:span text:style-name="T23">ﭒ</text:span><text:span text:style-name="T45"> </text:span><text:span text:style-name="T23">ﭓ</text:span><text:span text:style-name="T45"> </text:span><text:span text:style-name="T23">ﭔ</text:span><text:span text:style-name="T45"> </text:span><text:span text:style-name="T23">ﭕ</text:span><text:span text:style-name="T45"> </text:span><text:span text:style-name="T23">ﭖ</text:span><text:span text:style-name="T45"> </text:span><text:span text:style-name="T23">ﭗ</text:span><text:span text:style-name="T45"> </text:span><text:span text:style-name="T23">ﭘ</text:span></text:p>
      <text:p text:style-name="P31"><text:span text:style-name="T23">ﭙ</text:span><text:span text:style-name="T45"> </text:span><text:span text:style-name="T23">ﭚ</text:span><text:span text:style-name="T45"> </text:span><text:span text:style-name="T23">ﭛ</text:span><text:span text:style-name="T45"> </text:span><text:span text:style-name="T23">ﭜ</text:span><text:span text:style-name="T45"> </text:span><text:span text:style-name="T23">ﭝ</text:span><text:span text:style-name="T45"> </text:span><text:span text:style-name="T23">ﭞ</text:span><text:span text:style-name="T45"> </text:span><text:span text:style-name="T23">ﭟ</text:span><text:span text:style-name="T45"> </text:span><text:span text:style-name="T23">ﭠ</text:span><text:span text:style-name="T45"> </text:span><text:span text:style-name="T23">ﭡ</text:span></text:p>
      <text:p text:style-name="P31"><text:span text:style-name="T23">ﭢ</text:span><text:span text:style-name="T45"> </text:span><text:span text:style-name="T23">ﭣ</text:span><text:span text:style-name="T45"> </text:span><text:span text:style-name="T23">ﭤ</text:span><text:span text:style-name="T45"> </text:span><text:span text:style-name="T23">ﭥ</text:span><text:span text:style-name="T45"> </text:span><text:span text:style-name="T23">ﭦ</text:span><text:span text:style-name="T45"> </text:span><text:span text:style-name="T23">ﭧ</text:span><text:span text:style-name="T45"> </text:span><text:span text:style-name="T23">ﭨ</text:span><text:span text:style-name="T45"> </text:span><text:span text:style-name="T23">ﭩ</text:span><text:span text:style-name="T45"> </text:span><text:span text:style-name="T23">ﭪ</text:span><text:span text:style-name="T45"> </text:span><text:span text:style-name="T23">ﭫ</text:span></text:p>
      <text:p text:style-name="P31"><text:span text:style-name="T23">ﭬ</text:span><text:span text:style-name="T45"> </text:span><text:span text:style-name="T23">ﭭ</text:span><text:span text:style-name="T45"> </text:span><text:span text:style-name="T23">ﭮ</text:span><text:span text:style-name="T45"> </text:span><text:span text:style-name="T23">ﭯ</text:span><text:span text:style-name="T45"> </text:span><text:span text:style-name="T23">ﭰ</text:span><text:span text:style-name="T45"> </text:span><text:span text:style-name="T23">ﭱ</text:span><text:span text:style-name="T45"> </text:span><text:span text:style-name="T23">ﭲ</text:span></text:p>
      <text:p text:style-name="P31"><text:span text:style-name="T23">ﭳ</text:span><text:span text:style-name="T45"> </text:span><text:span text:style-name="T23">ﭴ</text:span><text:span text:style-name="T45"> </text:span><text:span text:style-name="T23">ﭵ</text:span><text:span text:style-name="T45"> </text:span><text:span text:style-name="T23">ﭶ</text:span><text:span text:style-name="T45"> </text:span><text:span text:style-name="T23">ﭷ</text:span><text:span text:style-name="T45"> </text:span><text:span text:style-name="T23">ﭸ</text:span><text:span text:style-name="T45"> </text:span><text:span text:style-name="T23">ﭹ</text:span><text:span text:style-name="T45"> </text:span><text:span text:style-name="T23">ﭺ</text:span><text:span text:style-name="T45"> </text:span><text:span text:style-name="T23">ﭻ</text:span></text:p>
      <text:p text:style-name="P31"><text:span text:style-name="T23">ﭼ</text:span><text:span text:style-name="T45"> </text:span><text:span text:style-name="T23">ﭽ</text:span><text:span text:style-name="T45"> </text:span><text:span text:style-name="T23">ﭾﭿ</text:span><text:span text:style-name="T45"> </text:span><text:span text:style-name="T23">ﮀ</text:span><text:span text:style-name="T45"> </text:span><text:span text:style-name="T23">ﮁ</text:span><text:span text:style-name="T45"> </text:span><text:span text:style-name="T23">ﮂ</text:span><text:span text:style-name="T45"> </text:span><text:span text:style-name="T23">ﮃ</text:span><text:span text:style-name="T45"> </text:span><text:span text:style-name="T23">ﮄ</text:span><text:span text:style-name="T45"> </text:span><text:span text:style-name="T23">ﮅ</text:span><text:span text:style-name="T45"> </text:span><text:span text:style-name="T23">ﮆ</text:span></text:p>
      <text:p text:style-name="P31"><text:span text:style-name="T23">ﮇ</text:span><text:span text:style-name="T45"> </text:span><text:span text:style-name="T23">ﮈ</text:span><text:span text:style-name="T45"> </text:span><text:span text:style-name="T23">ﮉ</text:span><text:span text:style-name="T45"> </text:span><text:span text:style-name="T23">ﮊ</text:span><text:span text:style-name="T45"> </text:span><text:span text:style-name="T23">ﮋ</text:span><text:span text:style-name="T45"> </text:span><text:span text:style-name="T23">ﮌ</text:span><text:span text:style-name="T45"> </text:span><text:span text:style-name="T23">ﮍ</text:span><text:span text:style-name="T45"> </text:span><text:span text:style-name="T23">ﮎ</text:span><text:span text:style-name="T45"> </text:span><text:span text:style-name="T23">ﮏ</text:span></text:p>
      <text:p text:style-name="P31"><text:span text:style-name="T23">ﮐ</text:span><text:span text:style-name="T45"> </text:span><text:span text:style-name="T23">ﮑ</text:span><text:span text:style-name="T45"> </text:span><text:span text:style-name="T23">ﮒ</text:span><text:span text:style-name="T45"> </text:span><text:span text:style-name="T23">ﮓ</text:span><text:span text:style-name="T45"> </text:span><text:span text:style-name="T23">ﮔ</text:span><text:span text:style-name="T45"> </text:span><text:span text:style-name="T23">ﮕ</text:span><text:span text:style-name="T45"> </text:span><text:span text:style-name="T23">ﮖ</text:span><text:span text:style-name="T45"> </text:span><text:span text:style-name="T23">ﮗ</text:span><text:span text:style-name="T45"> </text:span><text:span text:style-name="T23">ﮘ</text:span></text:p>
      <text:p text:style-name="P31"><text:span text:style-name="T23">ﮙ</text:span><text:span text:style-name="T45"> </text:span><text:span text:style-name="T23">ﮚ</text:span><text:span text:style-name="T45"> </text:span><text:span text:style-name="T23">ﮛ</text:span><text:span text:style-name="T45"> </text:span><text:span text:style-name="T23">ﮜ</text:span><text:span text:style-name="T45"> </text:span><text:span text:style-name="T23">ﮝ</text:span><text:span text:style-name="T45"> </text:span><text:span text:style-name="T23">ﮞ</text:span><text:span text:style-name="T45"> </text:span><text:span text:style-name="T23">ﮟ</text:span><text:span text:style-name="T45"> </text:span><text:span text:style-name="T23">ﮠ</text:span><text:span text:style-name="T45"> </text:span><text:span text:style-name="T23">ﮡ</text:span></text:p>
      <text:p text:style-name="P31"><text:span text:style-name="T23">ﮢ</text:span><text:span text:style-name="T45"> </text:span><text:span text:style-name="T23">ﮣ</text:span><text:span text:style-name="T45"> </text:span><text:span text:style-name="T23">ﮤ</text:span><text:span text:style-name="T45"> </text:span><text:span text:style-name="T23">ﮥ</text:span><text:span text:style-name="T45"> </text:span><text:span text:style-name="T23">ﮦ</text:span><text:span text:style-name="T45"> </text:span><text:span text:style-name="T23">ﮧ</text:span><text:span text:style-name="T45"> </text:span><text:span text:style-name="T23">ﮨ</text:span><text:span text:style-name="T45"> </text:span><text:span text:style-name="T23">ﮩﮪ</text:span><text:span text:style-name="T45"> </text:span><text:span text:style-name="T23">ﮫ</text:span></text:p>
      <text:p text:style-name="P31"><text:span text:style-name="T23">ﮬ</text:span><text:span text:style-name="T45"> </text:span><text:span text:style-name="T23">ﮭﮮ</text:span><text:span text:style-name="T45"> </text:span><text:span text:style-name="T23">ﮯ</text:span><text:span text:style-name="T45"> </text:span><text:span text:style-name="T23">ﮰ</text:span><text:span text:style-name="T45"> </text:span><text:span text:style-name="T23">ﮱ</text:span><text:span text:style-name="T45"> </text:span><text:span text:style-name="T23">ﯓ</text:span><text:span text:style-name="T45"> </text:span><text:span text:style-name="T23">ﯔ</text:span><text:span text:style-name="T45"> </text:span><text:span text:style-name="T23">ﯕ</text:span><text:span text:style-name="T45"> </text:span><text:span text:style-name="T23">ﯖ</text:span></text:p>
      <text:p text:style-name="P31"><text:span text:style-name="T23">ﯗ</text:span><text:span text:style-name="T45"> </text:span><text:span text:style-name="T23">ﯘ</text:span><text:span text:style-name="T45"> </text:span><text:span text:style-name="T23">ﯙ</text:span><text:span text:style-name="T45"> </text:span><text:span text:style-name="T23">ﯚ</text:span><text:span text:style-name="T45"> </text:span><text:span text:style-name="T23">ﯛ</text:span><text:span text:style-name="T45"> </text:span><text:span text:style-name="T23">ﯜ</text:span><text:span text:style-name="T45"> </text:span><text:span text:style-name="T23">ﯝ</text:span><text:span text:style-name="T45"> </text:span><text:span text:style-name="T23">ﯞ</text:span><text:span text:style-name="T45"> </text:span><text:span text:style-name="T23">ﯟﯠ</text:span><text:span text:style-name="T45"> </text:span><text:span text:style-name="T23">ﯡ</text:span><text:span text:style-name="T45"> </text:span><text:span text:style-name="T23">ﯢ</text:span><text:span text:style-name="T45"> </text:span><text:span text:style-name="T23">ﯣ</text:span><text:span text:style-name="T45"> </text:span><text:span text:style-name="T23">ﯤ</text:span></text:p>
      <text:p text:style-name="P31"><text:span text:style-name="T23">ﯥ</text:span><text:span text:style-name="T45"> </text:span><text:span text:style-name="T23">ﯦ</text:span><text:span text:style-name="T45"> </text:span><text:span text:style-name="T23">ﯧ</text:span><text:span text:style-name="T45"> </text:span><text:span text:style-name="T23">ﯨ</text:span><text:span text:style-name="T45"> </text:span><text:span text:style-name="T23">ﯩ</text:span><text:span text:style-name="T45"> </text:span><text:span text:style-name="T23">ﯪ</text:span><text:span text:style-name="T45"> </text:span><text:span text:style-name="T23">ﯫ</text:span><text:span text:style-name="T45"> </text:span><text:span text:style-name="T23">ﯬﯭ</text:span><text:span text:style-name="T45"> </text:span><text:span text:style-name="T23">ﯮ</text:span><text:span text:style-name="T45"> </text:span><text:span text:style-name="T23">ﯯ</text:span></text:p>
      <text:p text:style-name="P31"><text:span text:style-name="T23">ﯰ</text:span><text:span text:style-name="T45"> </text:span><text:span text:style-name="T23">ﯱ</text:span><text:span text:style-name="T45"> </text:span><text:span text:style-name="T23">ﯲ</text:span><text:span text:style-name="T45"> </text:span><text:span text:style-name="T23">ﯳ</text:span><text:span text:style-name="T45"> </text:span><text:span text:style-name="T23">ﯴ</text:span><text:span text:style-name="T45"> </text:span><text:span text:style-name="T23">ﯵ</text:span><text:span text:style-name="T45"> </text:span><text:span text:style-name="T23">ﯶ</text:span><text:span text:style-name="T45"> </text:span><text:span text:style-name="T23">ﯷ</text:span><text:span text:style-name="T45"> </text:span><text:span text:style-name="T23">ﯸ</text:span><text:span text:style-name="T45"> </text:span><text:span text:style-name="T23">ﯹﯺ</text:span><text:span text:style-name="T45"> </text:span><text:span text:style-name="T23">ﯻ</text:span><text:span text:style-name="T45"> </text:span><text:span text:style-name="T23">ﯼ</text:span></text:p>
      <text:p text:style-name="P6"><text:span text:style-name="T22">ﯽ</text:span><text:span text:style-name="T43"> </text:span><text:span text:style-name="T22">ﯾ</text:span><text:span text:style-name="T43"> </text:span><text:span text:style-name="T22">ﯿ</text:span><text:span text:style-name="T43"> </text:span><text:span text:style-name="T22">ﰀ</text:span><text:span text:style-name="T43"> </text:span><text:span text:style-name="T22">ﰁ</text:span><text:span text:style-name="T43"> </text:span><text:span text:style-name="T22">ﰂ</text:span><text:span text:style-name="T43"> </text:span><text:span text:style-name="T22">ﰃ</text:span><text:span text:style-name="T43"> </text:span><text:span text:style-name="T22">ﰄ</text:span><text:span text:style-name="T43"> </text:span><text:span text:style-name="T22">ﰅ</text:span></text:p>
      <text:p text:style-name="P50"><text:span text:style-name="T25">ﭑ</text:span><text:span text:style-name="T45"> </text:span><text:span text:style-name="T25">ﭒ</text:span><text:span text:style-name="T45"> </text:span><text:span text:style-name="T25">ﭓ</text:span><text:span text:style-name="T45"> </text:span><text:span text:style-name="T25">ﭔ</text:span><text:span text:style-name="T45"> </text:span><text:span text:style-name="T25">ﭕ</text:span><text:span text:style-name="T45"> </text:span><text:span text:style-name="T25">ﭖ</text:span><text:span text:style-name="T45"> </text:span><text:span text:style-name="T25">ﭗ</text:span><text:span text:style-name="T45"> </text:span><text:span text:style-name="T25">ﭘ</text:span><text:span text:style-name="T45"> </text:span><text:span text:style-name="T25">ﭙ</text:span><text:span text:style-name="T45"> </text:span><text:span text:style-name="T25">ﭚ</text:span><text:span text:style-name="T45"> </text:span><text:span text:style-name="T25">ﭛ</text:span><text:span text:style-name="T45"> </text:span><text:span text:style-name="T25">ﭜ</text:span><text:span text:style-name="T45"> </text:span><text:span text:style-name="T25">ﭝ</text:span></text:p>
      <text:p text:style-name="P32"><text:span text:style-name="T25">ﭞ</text:span><text:span text:style-name="T45"> </text:span><text:span text:style-name="T25">ﭟ</text:span><text:span text:style-name="T45"> </text:span><text:span text:style-name="T25">ﭠ</text:span><text:span text:style-name="T45"> </text:span><text:span text:style-name="T25">ﭡ</text:span><text:span text:style-name="T45"> </text:span><text:span text:style-name="T25">ﭢ</text:span><text:span text:style-name="T45"> </text:span><text:span text:style-name="T25">ﭣ</text:span><text:span text:style-name="T45"> </text:span><text:span text:style-name="T25">ﭤ</text:span><text:span text:style-name="T45"> </text:span><text:span text:style-name="T25">ﭥ</text:span><text:span text:style-name="T45"> </text:span><text:span text:style-name="T25">ﭦ</text:span><text:span text:style-name="T45"> </text:span><text:span text:style-name="T25">ﭧ</text:span><text:span text:style-name="T45"> </text:span><text:span text:style-name="T25">ﭨ</text:span><text:span text:style-name="T45"> </text:span><text:span text:style-name="T25">ﭩ</text:span></text:p>
      <text:p text:style-name="P32"><text:span text:style-name="T25">ﭪ</text:span><text:span text:style-name="T45"> </text:span><text:span text:style-name="T25">ﭫ</text:span><text:span text:style-name="T45"> </text:span><text:span text:style-name="T25">ﭬ</text:span><text:span text:style-name="T45"> </text:span><text:span text:style-name="T25">ﭭ</text:span><text:span text:style-name="T45"> </text:span><text:span text:style-name="T25">ﭮ</text:span><text:span text:style-name="T45"> </text:span><text:span text:style-name="T25">ﭯ</text:span><text:span text:style-name="T45"> </text:span><text:span text:style-name="T25">ﭰ</text:span><text:span text:style-name="T45"> </text:span><text:span text:style-name="T25">ﭱ</text:span><text:span text:style-name="T45"> </text:span><text:span text:style-name="T25">ﭲﭳ</text:span><text:span text:style-name="T45"> </text:span><text:span text:style-name="T25">ﭴ</text:span></text:p>
      <text:p text:style-name="P32"><text:span text:style-name="T25">ﭵ</text:span><text:span text:style-name="T45"> </text:span><text:span text:style-name="T25">ﭶ</text:span><text:span text:style-name="T45"> </text:span><text:span text:style-name="T25">ﭷﭸ</text:span><text:span text:style-name="T45"> </text:span><text:span text:style-name="T25">ﭹ</text:span><text:span text:style-name="T45"> </text:span><text:span text:style-name="T25">ﭺ</text:span><text:span text:style-name="T45"> </text:span><text:span text:style-name="T25">ﭻ</text:span><text:span text:style-name="T45"> </text:span><text:span text:style-name="T25">ﭼ</text:span><text:span text:style-name="T45"> </text:span><text:span text:style-name="T25">ﭽ</text:span><text:span text:style-name="T45"> </text:span><text:span text:style-name="T25">ﭾ</text:span></text:p>
      <text:p text:style-name="P32"><text:span text:style-name="T25">ﭿ</text:span><text:span text:style-name="T45"> </text:span><text:span text:style-name="T25">ﮀ</text:span><text:span text:style-name="T45"> </text:span><text:span text:style-name="T25">ﮁ</text:span><text:span text:style-name="T45"> </text:span><text:span text:style-name="T25">ﮂﮃ</text:span><text:span text:style-name="T45"> </text:span><text:span text:style-name="T25">ﮄ</text:span><text:span text:style-name="T45"> </text:span><text:span text:style-name="T25">ﮅ</text:span><text:span text:style-name="T45"> </text:span><text:span text:style-name="T25">ﮆ</text:span><text:span text:style-name="T45"> </text:span><text:span text:style-name="T25">ﮇ</text:span><text:span text:style-name="T45"> </text:span><text:span text:style-name="T25">ﮈ</text:span></text:p>
      <text:p text:style-name="P32"><text:span text:style-name="T25">ﮉ</text:span><text:span text:style-name="T45"> </text:span><text:span text:style-name="T25">ﮊ</text:span><text:span text:style-name="T45"> </text:span><text:span text:style-name="T25">ﮋ</text:span><text:span text:style-name="T45"> </text:span><text:span text:style-name="T25">ﮌﮍ</text:span><text:span text:style-name="T45"> </text:span><text:span text:style-name="T25">ﮎ</text:span><text:span text:style-name="T45"> </text:span><text:span text:style-name="T25">ﮏ</text:span><text:span text:style-name="T45"> </text:span><text:span text:style-name="T25">ﮐ</text:span><text:span text:style-name="T45"> </text:span><text:span text:style-name="T25">ﮑ</text:span><text:span text:style-name="T45"> </text:span><text:span text:style-name="T25">ﮒ</text:span></text:p>
      <text:p text:style-name="P32"><text:span text:style-name="T25">ﮓ</text:span><text:span text:style-name="T45"> </text:span><text:span text:style-name="T25">ﮔ</text:span><text:span text:style-name="T45"> </text:span><text:span text:style-name="T25">ﮕ</text:span><text:span text:style-name="T45"> </text:span><text:span text:style-name="T25">ﮖ</text:span><text:span text:style-name="T45"> </text:span><text:span text:style-name="T25">ﮗ</text:span><text:span text:style-name="T45"> </text:span><text:span text:style-name="T25">ﮘ</text:span><text:span text:style-name="T45"> </text:span><text:span text:style-name="T25">ﮙ</text:span><text:span text:style-name="T45"> </text:span><text:span text:style-name="T25">ﮚ</text:span><text:span text:style-name="T45"> </text:span><text:span text:style-name="T25">ﮛ</text:span><text:span text:style-name="T45"> </text:span><text:span text:style-name="T25">ﮜ</text:span></text:p>
      <text:p text:style-name="P32"><text:span text:style-name="T25">ﮝ</text:span><text:span text:style-name="T45"> </text:span><text:span text:style-name="T25">ﮞ</text:span><text:span text:style-name="T45"> </text:span><text:span text:style-name="T25">ﮟ</text:span><text:span text:style-name="T45"> </text:span><text:span text:style-name="T25">ﮠ</text:span><text:span text:style-name="T45"> </text:span><text:span text:style-name="T25">ﮡﮢ</text:span><text:span text:style-name="T45"> </text:span><text:span text:style-name="T25">ﮣ</text:span><text:span text:style-name="T45"> </text:span><text:span text:style-name="T25">ﮤ</text:span><text:span text:style-name="T45"> </text:span><text:span text:style-name="T25">ﮥ</text:span><text:span text:style-name="T45"> </text:span><text:span text:style-name="T25">ﮦ</text:span><text:span text:style-name="T45"> </text:span><text:span text:style-name="T25">ﮧ</text:span></text:p>
      <text:p text:style-name="P32"><text:span text:style-name="T25">ﮨ</text:span><text:span text:style-name="T45"> </text:span><text:span text:style-name="T25">ﮩﮪ</text:span><text:span text:style-name="T45"> </text:span><text:span text:style-name="T25">ﮫ</text:span><text:span text:style-name="T45"> </text:span><text:span text:style-name="T25">ﮬ</text:span><text:span text:style-name="T45"> </text:span><text:span text:style-name="T25">ﮭ</text:span><text:span text:style-name="T45"> </text:span><text:span text:style-name="T25">ﮮ</text:span><text:span text:style-name="T45"> </text:span><text:span text:style-name="T25">ﮯ</text:span><text:span text:style-name="T45"> </text:span><text:span text:style-name="T25">ﮰ</text:span><text:span text:style-name="T45"> </text:span><text:span text:style-name="T25">ﮱﯓ</text:span><text:span text:style-name="T45"> </text:span><text:span text:style-name="T25">ﯔ</text:span></text:p>
      <text:p text:style-name="P32"><text:span text:style-name="T25">ﯕ</text:span><text:span text:style-name="T45"> </text:span><text:span text:style-name="T25">ﯖ</text:span><text:span text:style-name="T45"> </text:span><text:span text:style-name="T25">ﯗ</text:span><text:span text:style-name="T45"> </text:span><text:span text:style-name="T25">ﯘ</text:span><text:span text:style-name="T45"> </text:span><text:span text:style-name="T25">ﯙ</text:span><text:span text:style-name="T45"> </text:span><text:span text:style-name="T25">ﯚﯛ</text:span><text:span text:style-name="T45"> </text:span><text:span text:style-name="T25">ﯜ</text:span><text:span text:style-name="T45"> </text:span><text:span text:style-name="T25">ﯝ</text:span><text:span text:style-name="T45"> </text:span><text:span text:style-name="T25">ﯞ</text:span><text:span text:style-name="T45"> </text:span><text:span text:style-name="T25">ﯟ</text:span><text:span text:style-name="T45"> </text:span><text:span text:style-name="T25">ﯠ</text:span></text:p>
      <text:p text:style-name="P32"><text:span text:style-name="T25">ﯡ</text:span><text:span text:style-name="T45"> </text:span><text:span text:style-name="T25">ﯢ</text:span><text:span text:style-name="T45"> </text:span><text:span text:style-name="T25">ﯣ</text:span><text:span text:style-name="T45"> </text:span><text:span text:style-name="T25">ﯤ</text:span><text:span text:style-name="T45"> </text:span><text:span text:style-name="T25">ﯥ</text:span><text:span text:style-name="T45"> </text:span><text:span text:style-name="T25">ﯦ</text:span><text:span text:style-name="T45"> </text:span><text:span text:style-name="T25">ﯧ</text:span><text:span text:style-name="T45"> </text:span><text:span text:style-name="T25">ﯨ</text:span><text:span text:style-name="T45"> </text:span><text:span text:style-name="T25">ﯩ</text:span><text:span text:style-name="T45"> </text:span><text:span text:style-name="T25">ﯪ</text:span></text:p>
      <text:p text:style-name="P32"><text:span text:style-name="T25">ﯫ</text:span><text:span text:style-name="T45"> </text:span><text:span text:style-name="T25">ﯬ</text:span><text:span text:style-name="T45"> </text:span><text:span text:style-name="T25">ﯭ</text:span><text:span text:style-name="T45"> </text:span><text:span text:style-name="T25">ﯮ</text:span><text:span text:style-name="T45"> </text:span><text:span text:style-name="T25">ﯯ</text:span><text:span text:style-name="T45"> </text:span><text:span text:style-name="T25">ﯰ</text:span><text:span text:style-name="T45"> </text:span><text:span text:style-name="T25">ﯱ</text:span><text:span text:style-name="T45"> </text:span><text:span text:style-name="T25">ﯲ</text:span><text:span text:style-name="T45"> </text:span><text:span text:style-name="T25">ﯳ</text:span><text:span text:style-name="T45"> </text:span><text:span text:style-name="T25">ﯴ</text:span></text:p>
      <text:p text:style-name="P32"><text:span text:style-name="T25">ﯵ</text:span><text:span text:style-name="T45"> </text:span><text:span text:style-name="T25">ﯶ</text:span><text:span text:style-name="T45"> </text:span><text:span text:style-name="T25">ﯷ</text:span><text:span text:style-name="T45"> </text:span><text:span text:style-name="T25">ﯸ</text:span><text:span text:style-name="T45"> </text:span><text:span text:style-name="T25">ﯹ</text:span><text:span text:style-name="T45"> </text:span><text:span text:style-name="T25">ﯺ</text:span><text:span text:style-name="T45"> </text:span><text:span text:style-name="T25">ﯻ</text:span><text:span text:style-name="T45"> </text:span><text:span text:style-name="T25">ﯼ</text:span><text:span text:style-name="T45"> </text:span><text:span text:style-name="T25">ﯽ</text:span></text:p>
      <text:p text:style-name="P32"><text:span text:style-name="T25">ﯾ</text:span><text:span text:style-name="T45"> </text:span><text:span text:style-name="T25">ﯿ</text:span><text:span text:style-name="T45"> </text:span><text:span text:style-name="T25">ﰀ</text:span><text:span text:style-name="T45"> </text:span><text:span text:style-name="T25">ﰁ</text:span><text:span text:style-name="T45"> </text:span><text:span text:style-name="T25">ﰂ</text:span><text:span text:style-name="T45"> </text:span><text:span text:style-name="T25">ﰃ</text:span><text:span text:style-name="T45"> </text:span><text:span text:style-name="T25">ﰄ</text:span><text:span text:style-name="T45"> </text:span><text:span text:style-name="T25">ﰅ</text:span><text:span text:style-name="T45"> </text:span><text:span text:style-name="T25">ﰆ</text:span></text:p>
      <text:p text:style-name="P7"><text:span text:style-name="T24">ﰇ</text:span><text:span text:style-name="T43"> </text:span><text:span text:style-name="T24">ﰈ</text:span><text:span text:style-name="T43"> </text:span><text:span text:style-name="T24">ﰉ</text:span><text:span text:style-name="T43"> </text:span><text:span text:style-name="T24">ﰊ</text:span><text:span text:style-name="T43"> </text:span><text:span text:style-name="T24">ﰋﰌ</text:span><text:span text:style-name="T43"> </text:span><text:span text:style-name="T24">ﰍ</text:span><text:span text:style-name="T43"> </text:span><text:span text:style-name="T24">ﰎ</text:span><text:span text:style-name="T43"> </text:span><text:span text:style-name="T24">ﰏ</text:span></text:p>
      <text:p text:style-name="P51"><text:span text:style-name="T27">ﭑ</text:span><text:span text:style-name="T45"> </text:span><text:span text:style-name="T27">ﭒ</text:span><text:span text:style-name="T45"> </text:span><text:span text:style-name="T27">ﭓ</text:span><text:span text:style-name="T45"> </text:span><text:span text:style-name="T27">ﭔ</text:span><text:span text:style-name="T45"> </text:span><text:span text:style-name="T27">ﭕ</text:span><text:span text:style-name="T45"> </text:span><text:span text:style-name="T27">ﭖ</text:span><text:span text:style-name="T45"> </text:span><text:span text:style-name="T27">ﭗ</text:span><text:span text:style-name="T45"> </text:span><text:span text:style-name="T27">ﭘ</text:span><text:span text:style-name="T45"> </text:span><text:span text:style-name="T27">ﭙ</text:span><text:span text:style-name="T45"> </text:span><text:span text:style-name="T27">ﭚ</text:span></text:p>
      <text:p text:style-name="P33"><text:span text:style-name="T27">ﭛ</text:span><text:span text:style-name="T45"> </text:span><text:span text:style-name="T27">ﭜ</text:span><text:span text:style-name="T45"> </text:span><text:span text:style-name="T27">ﭝ</text:span><text:span text:style-name="T45"> </text:span><text:span text:style-name="T27">ﭞ</text:span><text:span text:style-name="T45"> </text:span><text:span text:style-name="T27">ﭟ</text:span><text:span text:style-name="T45"> </text:span><text:span text:style-name="T27">ﭠ</text:span><text:span text:style-name="T45"> </text:span><text:span text:style-name="T27">ﭡ</text:span><text:span text:style-name="T45"> </text:span><text:span text:style-name="T27">ﭢ</text:span><text:span text:style-name="T45"> </text:span><text:span text:style-name="T27">ﭣ</text:span></text:p>
      <text:p text:style-name="P33"><text:span text:style-name="T27">ﭤ</text:span><text:span text:style-name="T45"> </text:span><text:span text:style-name="T27">ﭥ</text:span><text:span text:style-name="T45"> </text:span><text:span text:style-name="T27">ﭦ</text:span><text:span text:style-name="T45"> </text:span><text:span text:style-name="T27">ﭧ</text:span><text:span text:style-name="T45"> </text:span><text:span text:style-name="T27">ﭨ</text:span><text:span text:style-name="T45"> </text:span><text:span text:style-name="T27">ﭩ</text:span><text:span text:style-name="T45"> </text:span><text:span text:style-name="T27">ﭪ</text:span><text:span text:style-name="T45"> </text:span><text:span text:style-name="T27">ﭫ</text:span></text:p>
      <text:p text:style-name="P33"><text:span text:style-name="T27">ﭬ</text:span><text:span text:style-name="T45"> </text:span><text:span text:style-name="T27">ﭭ</text:span><text:span text:style-name="T45"> </text:span><text:span text:style-name="T27">ﭮ</text:span><text:span text:style-name="T45"> </text:span><text:span text:style-name="T27">ﭯ</text:span><text:span text:style-name="T45"> </text:span><text:span text:style-name="T27">ﭰ</text:span><text:span text:style-name="T45"> </text:span><text:span text:style-name="T27">ﭱ</text:span><text:span text:style-name="T45"> </text:span><text:span text:style-name="T27">ﭲ</text:span><text:span text:style-name="T45"> </text:span><text:span text:style-name="T27">ﭳ</text:span><text:span text:style-name="T45"> </text:span><text:span text:style-name="T27">ﭴ</text:span><text:span text:style-name="T45"> </text:span><text:span text:style-name="T27">ﭵﭶ</text:span></text:p>
      <text:p text:style-name="P33"><text:span text:style-name="T27">ﭷ</text:span><text:span text:style-name="T45"> </text:span><text:span text:style-name="T27">ﭸ</text:span><text:span text:style-name="T45"> </text:span><text:span text:style-name="T27">ﭹ</text:span><text:span text:style-name="T45"> </text:span><text:span text:style-name="T27">ﭺ</text:span><text:span text:style-name="T45"> </text:span><text:span text:style-name="T27">ﭻ</text:span><text:span text:style-name="T45"> </text:span><text:span text:style-name="T27">ﭼ</text:span><text:span text:style-name="T45"> </text:span><text:span text:style-name="T27">ﭽ</text:span><text:span text:style-name="T45"> </text:span><text:span text:style-name="T27">ﭾ</text:span><text:span text:style-name="T45"> </text:span><text:span text:style-name="T27">ﭿ</text:span></text:p>
      <text:p text:style-name="P33"><text:span text:style-name="T27">ﮀ</text:span><text:span text:style-name="T45"> </text:span><text:span text:style-name="T27">ﮁ</text:span><text:span text:style-name="T45"> </text:span><text:span text:style-name="T27">ﮂ</text:span><text:span text:style-name="T45"> </text:span><text:span text:style-name="T27">ﮃ</text:span><text:span text:style-name="T45"> </text:span><text:span text:style-name="T27">ﮄ</text:span><text:span text:style-name="T45"> </text:span><text:span text:style-name="T27">ﮅ</text:span><text:span text:style-name="T45"> </text:span><text:span text:style-name="T27">ﮆ</text:span><text:span text:style-name="T45"> </text:span><text:span text:style-name="T27">ﮇﮈ</text:span><text:span text:style-name="T45"> </text:span><text:span text:style-name="T27">ﮉ</text:span></text:p>
      <text:p text:style-name="P33"><text:span text:style-name="T27">ﮊ</text:span><text:span text:style-name="T45"> </text:span><text:span text:style-name="T27">ﮋ</text:span><text:span text:style-name="T45"> </text:span><text:span text:style-name="T27">ﮌ</text:span><text:span text:style-name="T45"> </text:span><text:span text:style-name="T27">ﮍ</text:span><text:span text:style-name="T45"> </text:span><text:span text:style-name="T27">ﮎ</text:span><text:span text:style-name="T45"> </text:span><text:span text:style-name="T27">ﮏ</text:span><text:span text:style-name="T45"> </text:span><text:span text:style-name="T27">ﮐ</text:span><text:span text:style-name="T45"> </text:span><text:span text:style-name="T27">ﮑﮒ</text:span><text:span text:style-name="T45"> </text:span><text:span text:style-name="T27">ﮓ</text:span></text:p>
      <text:p text:style-name="P33"><text:span text:style-name="T27">ﮔ</text:span><text:span text:style-name="T45"> </text:span><text:span text:style-name="T27">ﮕ</text:span><text:span text:style-name="T45"> </text:span><text:span text:style-name="T27">ﮖ</text:span><text:span text:style-name="T45"> </text:span><text:span text:style-name="T27">ﮗ</text:span><text:span text:style-name="T45"> </text:span><text:span text:style-name="T27">ﮘ</text:span><text:span text:style-name="T45"> </text:span><text:span text:style-name="T27">ﮙ</text:span><text:span text:style-name="T45"> </text:span><text:span text:style-name="T27">ﮚ</text:span><text:span text:style-name="T45"> </text:span><text:span text:style-name="T27">ﮛ</text:span><text:span text:style-name="T45"> </text:span><text:span text:style-name="T27">ﮜ</text:span><text:span text:style-name="T45"> </text:span><text:span text:style-name="T27">ﮝ</text:span><text:span text:style-name="T45"> </text:span><text:span text:style-name="T27">ﮞ</text:span></text:p>
      <text:p text:style-name="P33"><text:span text:style-name="T27">ﮟ</text:span><text:span text:style-name="T45"> </text:span><text:span text:style-name="T27">ﮠ</text:span><text:span text:style-name="T45"> </text:span><text:span text:style-name="T27">ﮡ</text:span><text:span text:style-name="T45"> </text:span><text:span text:style-name="T27">ﮢ</text:span><text:span text:style-name="T45"> </text:span><text:span text:style-name="T27">ﮣ</text:span><text:span text:style-name="T45"> </text:span><text:span text:style-name="T27">ﮤﮥ</text:span><text:span text:style-name="T45"> </text:span><text:span text:style-name="T27">ﮦ</text:span></text:p>
      <text:p text:style-name="P33"><text:span text:style-name="T27">ﮧ</text:span><text:span text:style-name="T45"> </text:span><text:span text:style-name="T27">ﮨ</text:span><text:span text:style-name="T45"> </text:span><text:span text:style-name="T27">ﮩ</text:span><text:span text:style-name="T45"> </text:span><text:span text:style-name="T27">ﮪ</text:span><text:span text:style-name="T45"> </text:span><text:span text:style-name="T27">ﮫ</text:span><text:span text:style-name="T45"> </text:span><text:span text:style-name="T27">ﮬ</text:span><text:span text:style-name="T45"> </text:span><text:span text:style-name="T27">ﮭ</text:span></text:p>
      <text:p text:style-name="P33"><text:span text:style-name="T27">ﮮ</text:span><text:span text:style-name="T45"> </text:span><text:span text:style-name="T27">ﮯ</text:span><text:span text:style-name="T45"> </text:span><text:span text:style-name="T27">ﮰﮱ</text:span><text:span text:style-name="T45"> </text:span><text:span text:style-name="T27">ﯓ</text:span><text:span text:style-name="T45"> </text:span><text:span text:style-name="T27">ﯔ</text:span><text:span text:style-name="T45"> </text:span><text:span text:style-name="T27">ﯕ</text:span><text:span text:style-name="T45"> </text:span><text:span text:style-name="T27">ﯖ</text:span><text:span text:style-name="T45"> </text:span><text:span text:style-name="T27">ﯗ</text:span><text:span text:style-name="T45"> </text:span><text:span text:style-name="T27">ﯘ</text:span></text:p>
      <text:p text:style-name="P33"><text:span text:style-name="T27">ﯙ</text:span><text:span text:style-name="T45"> </text:span><text:span text:style-name="T27">ﯚ</text:span><text:span text:style-name="T45"> </text:span><text:span text:style-name="T27">ﯛ</text:span><text:span text:style-name="T45"> </text:span><text:span text:style-name="T27">ﯜ</text:span><text:span text:style-name="T45"> </text:span><text:span text:style-name="T27">ﯝ</text:span><text:span text:style-name="T45"> </text:span><text:span text:style-name="T27">ﯞ</text:span><text:span text:style-name="T45"> </text:span><text:span text:style-name="T27">ﯟ</text:span><text:span text:style-name="T45"> </text:span><text:span text:style-name="T27">ﯠ</text:span></text:p>
      <text:p text:style-name="P33"><text:span text:style-name="T27">ﯡ</text:span><text:span text:style-name="T45"> </text:span><text:span text:style-name="T27">ﯢ</text:span><text:span text:style-name="T45"> </text:span><text:span text:style-name="T27">ﯣ</text:span><text:span text:style-name="T45"> </text:span><text:span text:style-name="T27">ﯤ</text:span><text:span text:style-name="T45"> </text:span><text:span text:style-name="T27">ﯥ</text:span><text:span text:style-name="T45"> </text:span><text:span text:style-name="T27">ﯦ</text:span></text:p>
      <text:p text:style-name="P33"><text:span text:style-name="T27">ﯧ</text:span><text:span text:style-name="T45"> </text:span><text:span text:style-name="T27">ﯨ</text:span><text:span text:style-name="T45"> </text:span><text:span text:style-name="T27">ﯩ</text:span><text:span text:style-name="T45"> </text:span><text:span text:style-name="T27">ﯪ</text:span><text:span text:style-name="T45"> </text:span><text:span text:style-name="T27">ﯫ</text:span><text:span text:style-name="T45"> </text:span><text:span text:style-name="T27">ﯬ</text:span><text:span text:style-name="T45"> </text:span><text:span text:style-name="T27">ﯭ</text:span></text:p>
      <text:p text:style-name="P8"><text:span text:style-name="T26">ﯮ</text:span><text:span text:style-name="T43"> </text:span><text:span text:style-name="T26">ﯯ</text:span><text:span text:style-name="T43"> </text:span><text:span text:style-name="T26">ﯰ</text:span><text:span text:style-name="T43"> </text:span><text:span text:style-name="T26">ﯱ</text:span><text:span text:style-name="T43"> </text:span><text:span text:style-name="T26">ﯲ</text:span><text:span text:style-name="T43"> </text:span><text:span text:style-name="T26">ﯳ</text:span><text:span text:style-name="T43"> </text:span><text:span text:style-name="T26">ﯴ</text:span></text:p>
      <text:p text:style-name="P41"><text:span text:style-name="T28">ﭑ</text:span><text:span text:style-name="T43"> </text:span><text:span text:style-name="T28">ﭒ</text:span><text:span text:style-name="T43"> </text:span><text:span text:style-name="T28">ﭓ</text:span><text:span text:style-name="T43"> </text:span><text:span text:style-name="T28">ﭔ</text:span><text:span text:style-name="T43"> </text:span><text:span text:style-name="T28">ﭕ</text:span><text:span text:style-name="T43"> </text:span><text:span text:style-name="T28">ﭖ</text:span><text:span text:style-name="T43"> </text:span><text:span text:style-name="T28">ﭗ</text:span><text:span text:style-name="T43"> </text:span><text:span text:style-name="T28">ﭘ</text:span></text:p>
      <text:p text:style-name="P23"><text:span text:style-name="T28">ﭙ</text:span><text:span text:style-name="T43"> </text:span><text:span text:style-name="T28">ﭚ</text:span><text:span text:style-name="T43"> </text:span><text:span text:style-name="T28">ﭛ</text:span><text:span text:style-name="T43"> </text:span><text:span text:style-name="T28">ﭜ</text:span><text:span text:style-name="T43"> </text:span><text:span text:style-name="T28">ﭝ</text:span><text:span text:style-name="T43"> </text:span><text:span text:style-name="T28">ﭞ</text:span><text:span text:style-name="T43"> </text:span><text:span text:style-name="T28">ﭟ</text:span><text:span text:style-name="T43"> </text:span><text:span text:style-name="T28">ﭠ</text:span></text:p>
      <text:p text:style-name="P23"><text:span text:style-name="T28">ﭡ</text:span><text:span text:style-name="T43"> </text:span><text:span text:style-name="T28">ﭢ</text:span><text:span text:style-name="T43"> </text:span><text:span text:style-name="T28">ﭣ</text:span><text:span text:style-name="T43"> </text:span><text:span text:style-name="T28">ﭤ</text:span><text:span text:style-name="T43"> </text:span><text:span text:style-name="T28">ﭥ</text:span><text:span text:style-name="T43"> </text:span><text:span text:style-name="T28">ﭦ</text:span><text:span text:style-name="T43"> </text:span><text:span text:style-name="T28">ﭧ</text:span></text:p>
      <text:p text:style-name="P23"><text:span text:style-name="T28">ﭨ</text:span><text:span text:style-name="T43"> </text:span><text:span text:style-name="T28">ﭩ</text:span><text:span text:style-name="T43"> </text:span><text:span text:style-name="T28">ﭪ</text:span><text:span text:style-name="T43"> </text:span><text:span text:style-name="T28">ﭫ</text:span><text:span text:style-name="T43"> </text:span><text:span text:style-name="T28">ﭬ</text:span><text:span text:style-name="T43"> </text:span><text:span text:style-name="T28">ﭭ</text:span><text:span text:style-name="T43"> </text:span><text:span text:style-name="T28">ﭮ</text:span><text:span text:style-name="T43"> </text:span></text:p>
      <text:p text:style-name="P23"><text:span text:style-name="T28">ﭯ</text:span><text:span text:style-name="T43"> </text:span><text:span text:style-name="T28">ﭰ</text:span><text:span text:style-name="T43"> </text:span><text:span text:style-name="T28">ﭱ</text:span><text:span text:style-name="T43"> </text:span><text:span text:style-name="T28">ﭲ</text:span><text:span text:style-name="T43"> </text:span><text:span text:style-name="T28">ﭳ</text:span><text:span text:style-name="T43"> </text:span><text:span text:style-name="T28">ﭴ</text:span><text:span text:style-name="T43"> </text:span><text:span text:style-name="T28">ﭵ</text:span></text:p>
      <text:p text:style-name="P23"><text:span text:style-name="T28">ﭶﭷ</text:span><text:span text:style-name="T43"> </text:span><text:span text:style-name="T28">ﭸ</text:span><text:span text:style-name="T43"> </text:span><text:span text:style-name="T28">ﭹ</text:span><text:span text:style-name="T43"> </text:span><text:span text:style-name="T28">ﭺ</text:span><text:span text:style-name="T43"> </text:span><text:span text:style-name="T28">ﭻ</text:span><text:span text:style-name="T43"> </text:span><text:span text:style-name="T28">ﭼﭽ</text:span></text:p>
      <text:p text:style-name="P23"><text:span text:style-name="T28">ﭾ</text:span><text:span text:style-name="T43"> </text:span><text:span text:style-name="T28">ﭿ</text:span><text:span text:style-name="T43"> </text:span><text:span text:style-name="T28">ﮀ</text:span><text:span text:style-name="T43"> </text:span><text:span text:style-name="T28">ﮁ</text:span><text:span text:style-name="T43"> </text:span><text:span text:style-name="T28">ﮂ</text:span><text:span text:style-name="T43"> </text:span><text:span text:style-name="T28">ﮃ</text:span><text:span text:style-name="T43"> </text:span><text:span text:style-name="T28">ﮄ</text:span><text:span text:style-name="T43"> </text:span><text:span text:style-name="T28">ﮅ</text:span><text:span text:style-name="T43"> </text:span><text:span text:style-name="T28">ﮆ</text:span><text:span text:style-name="T43"> </text:span><text:span text:style-name="T28">ﮇ</text:span></text:p>
      <text:p text:style-name="P23"><text:span text:style-name="T28">ﮈﮉ</text:span><text:span text:style-name="T43"> </text:span><text:span text:style-name="T28">ﮊ</text:span><text:span text:style-name="T43"> </text:span><text:span text:style-name="T28">ﮋ</text:span><text:span text:style-name="T43"> </text:span><text:span text:style-name="T28">ﮌ</text:span><text:span text:style-name="T43"> </text:span><text:span text:style-name="T28">ﮍ</text:span><text:span text:style-name="T43"> </text:span><text:span text:style-name="T28">ﮎ</text:span><text:span text:style-name="T43"> </text:span><text:span text:style-name="T28">ﮏﮐ</text:span><text:span text:style-name="T43"> </text:span><text:span text:style-name="T28">ﮑ</text:span><text:span text:style-name="T43"> </text:span><text:span text:style-name="T28">ﮒ</text:span></text:p>
      <text:p text:style-name="P23"><text:span text:style-name="T28">ﮓ</text:span><text:span text:style-name="T43"> </text:span><text:span text:style-name="T28">ﮔ</text:span><text:span text:style-name="T43"> </text:span><text:span text:style-name="T28">ﮕ</text:span><text:span text:style-name="T43"> </text:span><text:span text:style-name="T28">ﮖ</text:span><text:span text:style-name="T43"> </text:span><text:span text:style-name="T28">ﮗ</text:span><text:span text:style-name="T43"> </text:span><text:span text:style-name="T28">ﮘ</text:span><text:span text:style-name="T43"> </text:span><text:span text:style-name="T28">ﮙ</text:span><text:span text:style-name="T43"> </text:span><text:span text:style-name="T28">ﮚ</text:span></text:p>
      <text:p text:style-name="P23"><text:span text:style-name="T28">ﮛ</text:span><text:span text:style-name="T43"> </text:span><text:span text:style-name="T28">ﮜﮝ</text:span><text:span text:style-name="T43"> </text:span><text:span text:style-name="T28">ﮞ</text:span><text:span text:style-name="T43"> </text:span><text:span text:style-name="T28">ﮟ</text:span><text:span text:style-name="T43"> </text:span><text:span text:style-name="T28">ﮠ</text:span><text:span text:style-name="T43"> </text:span><text:span text:style-name="T28">ﮡ</text:span><text:span text:style-name="T43"> </text:span><text:span text:style-name="T28">ﮢ</text:span><text:span text:style-name="T43"> </text:span><text:span text:style-name="T28">ﮣ</text:span><text:span text:style-name="T43"> </text:span><text:span text:style-name="T28">ﮤ</text:span><text:span text:style-name="T43"> </text:span></text:p>
      <text:p text:style-name="P23"><text:span text:style-name="T28">ﮥ</text:span><text:span text:style-name="T43"> </text:span><text:span text:style-name="T28">ﮦ</text:span><text:span text:style-name="T43"> </text:span><text:span text:style-name="T28">ﮧ</text:span><text:span text:style-name="T43"> </text:span><text:span text:style-name="T28">ﮨ</text:span><text:span text:style-name="T43"> </text:span><text:span text:style-name="T28">ﮩ</text:span><text:span text:style-name="T43"> </text:span><text:span text:style-name="T28">ﮪ</text:span><text:span text:style-name="T43"> </text:span><text:span text:style-name="T28">ﮫ</text:span><text:span text:style-name="T43"> </text:span><text:span text:style-name="T28">ﮬ</text:span></text:p>
      <text:p text:style-name="P23"><text:span text:style-name="T28">ﮭﮮ</text:span><text:span text:style-name="T43"> </text:span><text:span text:style-name="T28">ﮯ</text:span><text:span text:style-name="T43"> </text:span><text:span text:style-name="T28">ﮰ</text:span><text:span text:style-name="T43"> </text:span><text:span text:style-name="T28">ﮱ</text:span><text:span text:style-name="T43"> </text:span><text:span text:style-name="T28">ﯓ</text:span><text:span text:style-name="T43"> </text:span><text:span text:style-name="T28">ﯔ</text:span><text:span text:style-name="T43"> </text:span><text:span text:style-name="T28">ﯕ</text:span><text:span text:style-name="T43"> </text:span><text:span text:style-name="T28">ﯖ</text:span></text:p>
      <text:p text:style-name="P23"><text:span text:style-name="T28">ﯗﯘ</text:span><text:span text:style-name="T43"> </text:span><text:span text:style-name="T28">ﯙ</text:span><text:span text:style-name="T43"> </text:span><text:span text:style-name="T28">ﯚ</text:span><text:span text:style-name="T43"> </text:span><text:span text:style-name="T28">ﯛ</text:span><text:span text:style-name="T43"> </text:span><text:span text:style-name="T28">ﯜ</text:span><text:span text:style-name="T43"> </text:span><text:span text:style-name="T28">ﯝ</text:span><text:span text:style-name="T43"> </text:span><text:span text:style-name="T28">ﯞ</text:span><text:span text:style-name="T43"> </text:span><text:span text:style-name="T28">ﯟ</text:span></text:p>
      <text:p text:style-name="P23"><text:span text:style-name="T28">ﯠ</text:span><text:span text:style-name="T43"> </text:span><text:span text:style-name="T28">ﯡ</text:span><text:span text:style-name="T43"> </text:span><text:span text:style-name="T28">ﯢ</text:span><text:span text:style-name="T43"> </text:span><text:span text:style-name="T28">ﯣ</text:span><text:span text:style-name="T43"> </text:span><text:span text:style-name="T28">ﯤ</text:span><text:span text:style-name="T43"> </text:span><text:span text:style-name="T28">ﯥ</text:span><text:span text:style-name="T43"> </text:span><text:span text:style-name="T28">ﯦ</text:span><text:span text:style-name="T43"> </text:span><text:span text:style-name="T28">ﯧ</text:span></text:p>
      <text:p text:style-name="P9"><text:span text:style-name="T28">ﯨﯩ</text:span><text:span text:style-name="T43"> </text:span><text:span text:style-name="T28">ﯪ</text:span><text:span text:style-name="T43"> </text:span><text:span text:style-name="T28">ﯫ</text:span><text:span text:style-name="T43"> </text:span><text:span text:style-name="T28">ﯬ</text:span><text:span text:style-name="T43"> </text:span><text:span text:style-name="T28">ﯭ</text:span><text:span text:style-name="T43"> </text:span><text:span text:style-name="T28">ﯮ</text:span><text:span text:style-name="T43"> </text:span><text:span text:style-name="T28">ﯯ</text:span><text:span text:style-name="T43"> </text:span><text:span text:style-name="T28">ﯰ</text:span><text:span text:style-name="T43"> </text:span><text:span text:style-name="T28">ﯱ</text:span></text:p>
      <text:p text:style-name="P52"><text:span text:style-name="T32">ﭑ</text:span><text:span text:style-name="T45"> </text:span><text:span text:style-name="T32">ﭒ</text:span><text:span text:style-name="T45"> </text:span><text:span text:style-name="T32">ﭓ</text:span><text:span text:style-name="T45"> </text:span><text:span text:style-name="T32">ﭔ</text:span><text:span text:style-name="T45"> </text:span><text:span text:style-name="T32">ﭕ</text:span><text:span text:style-name="T45"> </text:span><text:span text:style-name="T32">ﭖ</text:span><text:span text:style-name="T45"> </text:span><text:span text:style-name="T32">ﭗ</text:span><text:span text:style-name="T45"> </text:span><text:span text:style-name="T32">ﭘ</text:span><text:span text:style-name="T45"> </text:span><text:span text:style-name="T32">ﭙ</text:span></text:p>
      <text:p text:style-name="P34"><text:span text:style-name="T32">ﭚ</text:span><text:span text:style-name="T45"> </text:span><text:span text:style-name="T32">ﭛ</text:span><text:span text:style-name="T45"> </text:span><text:span text:style-name="T32">ﭜ</text:span><text:span text:style-name="T45"> </text:span><text:span text:style-name="T32">ﭝ</text:span><text:span text:style-name="T45"> </text:span><text:span text:style-name="T32">ﭞ</text:span><text:span text:style-name="T45"> </text:span><text:span text:style-name="T32">ﭟ</text:span><text:span text:style-name="T45"> </text:span><text:span text:style-name="T32">ﭠ</text:span><text:span text:style-name="T45"> </text:span><text:span text:style-name="T32">ﭡ</text:span></text:p>
      <text:p text:style-name="P34"><text:span text:style-name="T32">ﭢ</text:span><text:span text:style-name="T45"> </text:span><text:span text:style-name="T32">ﭣ</text:span><text:span text:style-name="T45"> </text:span><text:span text:style-name="T32">ﭤ</text:span><text:span text:style-name="T45"> </text:span><text:span text:style-name="T32">ﭥ</text:span><text:span text:style-name="T45"> </text:span><text:span text:style-name="T32">ﭦﭧ</text:span><text:span text:style-name="T45"> </text:span><text:span text:style-name="T32">ﭨ</text:span><text:span text:style-name="T45"> </text:span><text:span text:style-name="T32">ﭩ</text:span><text:span text:style-name="T45"> </text:span><text:span text:style-name="T32">ﭪ</text:span><text:span text:style-name="T45"> </text:span><text:span text:style-name="T32">ﭫ</text:span></text:p>
      <text:p text:style-name="P34"><text:span text:style-name="T32">ﭬ</text:span><text:span text:style-name="T45"> </text:span><text:span text:style-name="T32">ﭭ</text:span><text:span text:style-name="T45"> </text:span><text:span text:style-name="T32">ﭮ</text:span><text:span text:style-name="T45"> </text:span><text:span text:style-name="T32">ﭯ</text:span><text:span text:style-name="T45"> </text:span><text:span text:style-name="T32">ﭰ</text:span><text:span text:style-name="T45"> </text:span><text:span text:style-name="T32">ﭱ</text:span><text:span text:style-name="T45"> </text:span><text:span text:style-name="T32">ﭲ</text:span><text:span text:style-name="T45"> </text:span><text:span text:style-name="T32">ﭳ</text:span><text:span text:style-name="T45"> </text:span><text:span text:style-name="T32">ﭴ</text:span><text:span text:style-name="T45"> </text:span><text:span text:style-name="T32">ﭵ</text:span></text:p>
      <text:p text:style-name="P34"><text:span text:style-name="T32">ﭶ</text:span><text:span text:style-name="T45"> </text:span><text:span text:style-name="T32">ﭷ</text:span><text:span text:style-name="T45"> </text:span><text:span text:style-name="T32">ﭸ</text:span><text:span text:style-name="T45"> </text:span><text:span text:style-name="T32">ﭹ</text:span><text:span text:style-name="T45"> </text:span><text:span text:style-name="T32">ﭺ</text:span><text:span text:style-name="T45"> </text:span><text:span text:style-name="T32">ﭻ</text:span><text:span text:style-name="T45"> </text:span><text:span text:style-name="T32">ﭼ</text:span><text:span text:style-name="T45"> </text:span><text:span text:style-name="T32">ﭽ</text:span><text:span text:style-name="T45"> </text:span><text:span text:style-name="T32">ﭾ</text:span><text:span text:style-name="T45"> </text:span><text:span text:style-name="T32">ﭿ</text:span><text:span text:style-name="T45"> </text:span><text:span text:style-name="T32">ﮀﮁ</text:span></text:p>
      <text:p text:style-name="P34"><text:span text:style-name="T32">ﮂ</text:span><text:span text:style-name="T45"> </text:span><text:span text:style-name="T32">ﮃ</text:span><text:span text:style-name="T45"> </text:span><text:span text:style-name="T32">ﮄ</text:span><text:span text:style-name="T45"> </text:span><text:span text:style-name="T32">ﮅﮆ</text:span><text:span text:style-name="T45"> </text:span><text:span text:style-name="T32">ﮇ</text:span><text:span text:style-name="T45"> </text:span><text:span text:style-name="T32">ﮈ</text:span><text:span text:style-name="T45"> </text:span><text:span text:style-name="T32">ﮉ</text:span></text:p>
      <text:p text:style-name="P34"><text:span text:style-name="T32">ﮊ</text:span><text:span text:style-name="T45"> </text:span><text:span text:style-name="T32">ﮋ</text:span><text:span text:style-name="T45"> </text:span><text:span text:style-name="T32">ﮌ</text:span><text:span text:style-name="T45"> </text:span><text:span text:style-name="T32">ﮍ</text:span><text:span text:style-name="T45"> </text:span><text:span text:style-name="T32">ﮎ</text:span><text:span text:style-name="T45"> </text:span><text:span text:style-name="T32">ﮏ</text:span><text:span text:style-name="T45"> </text:span><text:span text:style-name="T32">ﮐ</text:span><text:span text:style-name="T45"> </text:span><text:span text:style-name="T32">ﮑ</text:span><text:span text:style-name="T45"> </text:span><text:span text:style-name="T32">ﮒ</text:span><text:span text:style-name="T45"> </text:span><text:span text:style-name="T32">ﮓ</text:span><text:span text:style-name="T45"> </text:span><text:span text:style-name="T32">ﮔ</text:span><text:span text:style-name="T45"> </text:span><text:span text:style-name="T32">ﮕ</text:span></text:p>
      <text:p text:style-name="P34"><text:span text:style-name="T32">ﮖ</text:span><text:span text:style-name="T45"> </text:span><text:span text:style-name="T32">ﮗ</text:span><text:span text:style-name="T45"> </text:span><text:span text:style-name="T32">ﮘ</text:span><text:span text:style-name="T45"> </text:span><text:span text:style-name="T32">ﮙ</text:span><text:span text:style-name="T45"> </text:span><text:span text:style-name="T32">ﮚ</text:span><text:span text:style-name="T45"> </text:span><text:span text:style-name="T32">ﮛ</text:span><text:span text:style-name="T45"> </text:span><text:span text:style-name="T32">ﮜ</text:span><text:span text:style-name="T45"> </text:span><text:span text:style-name="T32">ﮝ</text:span></text:p>
      <text:p text:style-name="P34"><text:span text:style-name="T32">ﮞﮟ</text:span><text:span text:style-name="T45"> </text:span><text:span text:style-name="T32">ﮠ</text:span><text:span text:style-name="T45"> </text:span><text:span text:style-name="T32">ﮡ</text:span><text:span text:style-name="T45"> </text:span><text:span text:style-name="T32">ﮢ</text:span><text:span text:style-name="T45"> </text:span><text:span text:style-name="T32">ﮣ</text:span><text:span text:style-name="T45"> </text:span><text:span text:style-name="T32">ﮤ</text:span><text:span text:style-name="T45"> </text:span><text:span text:style-name="T32">ﮥ</text:span><text:span text:style-name="T45"> </text:span><text:span text:style-name="T32">ﮦ</text:span><text:span text:style-name="T45"> </text:span><text:span text:style-name="T32">ﮧ</text:span><text:span text:style-name="T45"> </text:span><text:span text:style-name="T32">ﮨ</text:span></text:p>
      <text:p text:style-name="P34"><text:span text:style-name="T32">ﮩ</text:span><text:span text:style-name="T45"> </text:span><text:span text:style-name="T32">ﮪ</text:span><text:span text:style-name="T45"> </text:span><text:span text:style-name="T32">ﮫ</text:span><text:span text:style-name="T45"> </text:span><text:span text:style-name="T32">ﮬ</text:span><text:span text:style-name="T45"> </text:span><text:span text:style-name="T32">ﮭ</text:span><text:span text:style-name="T45"> </text:span><text:span text:style-name="T32">ﮮ</text:span><text:span text:style-name="T45"> </text:span><text:span text:style-name="T32">ﮯ</text:span><text:span text:style-name="T45"> </text:span><text:span text:style-name="T32">ﮰ</text:span></text:p>
      <text:p text:style-name="P34"><text:span text:style-name="T32">ﮱ</text:span><text:span text:style-name="T45"> </text:span><text:span text:style-name="T32">ﯓ</text:span><text:span text:style-name="T45"> </text:span><text:span text:style-name="T32">ﯔ</text:span><text:span text:style-name="T45"> </text:span><text:span text:style-name="T32">ﯕ</text:span><text:span text:style-name="T45"> </text:span><text:span text:style-name="T32">ﯖ</text:span><text:span text:style-name="T45"> </text:span><text:span text:style-name="T32">ﯗ</text:span><text:span text:style-name="T45"> </text:span><text:span text:style-name="T32">ﯘ</text:span><text:span text:style-name="T45"> </text:span><text:span text:style-name="T32">ﯙ</text:span></text:p>
      <text:p text:style-name="P34"><text:span text:style-name="T32">ﯚ</text:span><text:span text:style-name="T45"> </text:span><text:span text:style-name="T32">ﯛ</text:span><text:span text:style-name="T45"> </text:span><text:span text:style-name="T32">ﯜ</text:span><text:span text:style-name="T45"> </text:span><text:span text:style-name="T32">ﯝ</text:span><text:span text:style-name="T45"> </text:span><text:span text:style-name="T32">ﯞ</text:span><text:span text:style-name="T45"> </text:span><text:span text:style-name="T32">ﯟ</text:span></text:p>
      <text:p text:style-name="P34"><text:span text:style-name="T32">ﯠ</text:span><text:span text:style-name="T45"> </text:span><text:span text:style-name="T32">ﯡ</text:span><text:span text:style-name="T45"> </text:span><text:span text:style-name="T32">ﯢ</text:span><text:span text:style-name="T45"> </text:span><text:span text:style-name="T32">ﯣﯤ</text:span><text:span text:style-name="T45"> </text:span><text:span text:style-name="T32">ﯥ</text:span><text:span text:style-name="T45"> </text:span><text:span text:style-name="T32">ﯦ</text:span><text:span text:style-name="T45"> </text:span><text:span text:style-name="T32">ﯧ</text:span></text:p>
      <text:p text:style-name="P34"><text:span text:style-name="T32">ﯨ</text:span><text:span text:style-name="T45"> </text:span><text:span text:style-name="T32">ﯩ</text:span><text:span text:style-name="T45"> </text:span><text:span text:style-name="T32">ﯪ</text:span><text:span text:style-name="T45"> </text:span><text:span text:style-name="T32">ﯫ</text:span><text:span text:style-name="T45"> </text:span><text:span text:style-name="T32">ﯬﯭ</text:span><text:span text:style-name="T45"> </text:span><text:span text:style-name="T32">ﯮ</text:span><text:span text:style-name="T45"> </text:span><text:span text:style-name="T32">ﯯ</text:span></text:p>
      <text:p text:style-name="P10"><text:span text:style-name="T31">ﯰ</text:span><text:span text:style-name="T43"> </text:span><text:span text:style-name="T31">ﯱ</text:span><text:span text:style-name="T43"> </text:span><text:span text:style-name="T31">ﯲ</text:span><text:span text:style-name="T43"> </text:span><text:span text:style-name="T31">ﯳ</text:span><text:span text:style-name="T43"> </text:span><text:span text:style-name="T31">ﯴ</text:span><text:span text:style-name="T43"> </text:span><text:span text:style-name="T31">ﯵ</text:span><text:span text:style-name="T43"> </text:span><text:span text:style-name="T31">ﯶ</text:span></text:p>
      <text:p text:style-name="P53"><text:span text:style-name="T34">ﭑ</text:span><text:span text:style-name="T45"> </text:span><text:span text:style-name="T34">ﭒ</text:span><text:span text:style-name="T45"> </text:span><text:span text:style-name="T34">ﭓ</text:span><text:span text:style-name="T45"> </text:span><text:span text:style-name="T34">ﭔ</text:span><text:span text:style-name="T45"> </text:span><text:span text:style-name="T34">ﭕ</text:span><text:span text:style-name="T45"> </text:span><text:span text:style-name="T34">ﭖ</text:span><text:span text:style-name="T45"> </text:span><text:span text:style-name="T34">ﭗ</text:span><text:span text:style-name="T45"> </text:span><text:span text:style-name="T34">ﭘ</text:span><text:span text:style-name="T45"> </text:span><text:span text:style-name="T34">ﭙ</text:span><text:span text:style-name="T45"> </text:span><text:span text:style-name="T34">ﭚ</text:span></text:p>
      <text:p text:style-name="P35"><text:span text:style-name="T34">ﭛ</text:span><text:span text:style-name="T45"> </text:span><text:span text:style-name="T34">ﭜ</text:span><text:span text:style-name="T45"> </text:span><text:span text:style-name="T34">ﭝ</text:span><text:span text:style-name="T45"> </text:span><text:span text:style-name="T34">ﭞ</text:span><text:span text:style-name="T45"> </text:span><text:span text:style-name="T34">ﭟ</text:span><text:span text:style-name="T45"> </text:span><text:span text:style-name="T34">ﭠ</text:span><text:span text:style-name="T45"> </text:span><text:span text:style-name="T34">ﭡ</text:span><text:span text:style-name="T45"> </text:span><text:span text:style-name="T34">ﭢ</text:span><text:span text:style-name="T45"> </text:span><text:span text:style-name="T34">ﭣ</text:span></text:p>
      <text:p text:style-name="P35"><text:span text:style-name="T34">ﭤ</text:span><text:span text:style-name="T45"> </text:span><text:span text:style-name="T34">ﭥ</text:span><text:span text:style-name="T45"> </text:span><text:span text:style-name="T34">ﭦ</text:span><text:span text:style-name="T45"> </text:span><text:span text:style-name="T34">ﭧ</text:span><text:span text:style-name="T45"> </text:span><text:span text:style-name="T34">ﭨﭩ</text:span><text:span text:style-name="T45"> </text:span><text:span text:style-name="T34">ﭪ</text:span><text:span text:style-name="T45"> </text:span><text:span text:style-name="T34">ﭫ</text:span><text:span text:style-name="T45"> </text:span><text:span text:style-name="T34">ﭬ</text:span></text:p>
      <text:p text:style-name="P35"><text:span text:style-name="T34">ﭭ</text:span><text:span text:style-name="T45"> </text:span><text:span text:style-name="T34">ﭮ</text:span><text:span text:style-name="T45"> </text:span><text:span text:style-name="T34">ﭯ</text:span><text:span text:style-name="T45"> </text:span><text:span text:style-name="T34">ﭰ</text:span><text:span text:style-name="T45"> </text:span><text:span text:style-name="T34">ﭱ</text:span><text:span text:style-name="T45"> </text:span><text:span text:style-name="T34">ﭲ</text:span><text:span text:style-name="T45"> </text:span><text:span text:style-name="T34">ﭳ</text:span><text:span text:style-name="T45"> </text:span><text:span text:style-name="T34">ﭴ</text:span><text:span text:style-name="T45"> </text:span><text:span text:style-name="T34">ﭵﭶ</text:span></text:p>
      <text:p text:style-name="P35"><text:span text:style-name="T34">ﭷ</text:span><text:span text:style-name="T45"> </text:span><text:span text:style-name="T34">ﭸ</text:span><text:span text:style-name="T45"> </text:span><text:span text:style-name="T34">ﭹ</text:span><text:span text:style-name="T45"> </text:span><text:span text:style-name="T34">ﭺ</text:span><text:span text:style-name="T45"> </text:span><text:span text:style-name="T34">ﭻ</text:span><text:span text:style-name="T45"> </text:span><text:span text:style-name="T34">ﭼ</text:span><text:span text:style-name="T45"> </text:span><text:span text:style-name="T34">ﭽ</text:span><text:span text:style-name="T45"> </text:span><text:span text:style-name="T34">ﭾ</text:span><text:span text:style-name="T45"> </text:span><text:span text:style-name="T34">ﭿ</text:span><text:span text:style-name="T45"> </text:span><text:span text:style-name="T34">ﮀ</text:span></text:p>
      <text:p text:style-name="P35"><text:span text:style-name="T34">ﮁ</text:span><text:span text:style-name="T45"> </text:span><text:span text:style-name="T34">ﮂ</text:span><text:span text:style-name="T45"> </text:span><text:span text:style-name="T34">ﮃﮄ</text:span><text:span text:style-name="T45"> </text:span><text:span text:style-name="T34">ﮅ</text:span><text:span text:style-name="T45"> </text:span><text:span text:style-name="T34">ﮆ</text:span><text:span text:style-name="T45"> </text:span><text:span text:style-name="T34">ﮇ</text:span><text:span text:style-name="T45"> </text:span><text:span text:style-name="T34">ﮈ</text:span><text:span text:style-name="T45"> </text:span><text:span text:style-name="T34">ﮉ</text:span><text:span text:style-name="T45"> </text:span><text:span text:style-name="T34">ﮊ</text:span><text:span text:style-name="T45"> </text:span><text:span text:style-name="T34">ﮋ</text:span></text:p>
      <text:p text:style-name="P35"><text:span text:style-name="T34">ﮌ</text:span><text:span text:style-name="T45"> </text:span><text:span text:style-name="T34">ﮍ</text:span><text:span text:style-name="T45"> </text:span><text:span text:style-name="T34">ﮎ</text:span><text:span text:style-name="T45"> </text:span><text:span text:style-name="T34">ﮏ</text:span><text:span text:style-name="T45"> </text:span><text:span text:style-name="T34">ﮐ</text:span><text:span text:style-name="T45"> </text:span><text:span text:style-name="T34">ﮑ</text:span><text:span text:style-name="T45"> </text:span><text:span text:style-name="T34">ﮒ</text:span><text:span text:style-name="T45"> </text:span><text:span text:style-name="T34">ﮓ</text:span></text:p>
      <text:p text:style-name="P35"><text:span text:style-name="T34">ﮔ</text:span><text:span text:style-name="T45"> </text:span><text:span text:style-name="T34">ﮕ</text:span><text:span text:style-name="T45"> </text:span><text:span text:style-name="T34">ﮖ</text:span><text:span text:style-name="T45"> </text:span><text:span text:style-name="T34">ﮗ</text:span><text:span text:style-name="T45"> </text:span><text:span text:style-name="T34">ﮘ</text:span><text:span text:style-name="T45"> </text:span><text:span text:style-name="T34">ﮙ</text:span><text:span text:style-name="T45"> </text:span><text:span text:style-name="T34">ﮚ</text:span><text:span text:style-name="T45"> </text:span><text:span text:style-name="T34">ﮛ</text:span></text:p>
      <text:p text:style-name="P35"><text:span text:style-name="T34">ﮜ</text:span><text:span text:style-name="T45"> </text:span><text:span text:style-name="T34">ﮝ</text:span><text:span text:style-name="T45"> </text:span><text:span text:style-name="T34">ﮞ</text:span><text:span text:style-name="T45"> </text:span><text:span text:style-name="T34">ﮟ</text:span><text:span text:style-name="T45"> </text:span><text:span text:style-name="T34">ﮠ</text:span><text:span text:style-name="T45"> </text:span><text:span text:style-name="T34">ﮡ</text:span><text:span text:style-name="T45"> </text:span><text:span text:style-name="T34">ﮢ</text:span><text:span text:style-name="T45"> </text:span><text:span text:style-name="T34">ﮣ</text:span></text:p>
      <text:p text:style-name="P35"><text:span text:style-name="T34">ﮤ</text:span><text:span text:style-name="T45"> </text:span><text:span text:style-name="T34">ﮥ</text:span><text:span text:style-name="T45"> </text:span><text:span text:style-name="T34">ﮦ</text:span><text:span text:style-name="T45"> </text:span><text:span text:style-name="T34">ﮧ</text:span><text:span text:style-name="T45"> </text:span><text:span text:style-name="T34">ﮨ</text:span><text:span text:style-name="T45"> </text:span><text:span text:style-name="T34">ﮩ</text:span><text:span text:style-name="T45"> </text:span><text:span text:style-name="T34">ﮪ</text:span><text:span text:style-name="T45"> </text:span><text:span text:style-name="T34">ﮫ</text:span></text:p>
      <text:p text:style-name="P35"><text:span text:style-name="T34">ﮬ</text:span><text:span text:style-name="T45"> </text:span><text:span text:style-name="T34">ﮭ</text:span><text:span text:style-name="T45"> </text:span><text:span text:style-name="T34">ﮮﮯ</text:span><text:span text:style-name="T45"> </text:span><text:span text:style-name="T34">ﮰ</text:span><text:span text:style-name="T45"> </text:span><text:span text:style-name="T34">ﮱ</text:span><text:span text:style-name="T45"> </text:span><text:span text:style-name="T34">ﯓ</text:span><text:span text:style-name="T45"> </text:span><text:span text:style-name="T34">ﯔ</text:span><text:span text:style-name="T45"> </text:span><text:span text:style-name="T34">ﯕ</text:span><text:span text:style-name="T45"> </text:span><text:span text:style-name="T34">ﯖ</text:span></text:p>
      <text:p text:style-name="P35"><text:span text:style-name="T34">ﯗ</text:span><text:span text:style-name="T45"> </text:span><text:span text:style-name="T34">ﯘ</text:span><text:span text:style-name="T45"> </text:span><text:span text:style-name="T34">ﯙ</text:span><text:span text:style-name="T45"> </text:span><text:span text:style-name="T34">ﯚ</text:span><text:span text:style-name="T45"> </text:span><text:span text:style-name="T34">ﯛ</text:span><text:span text:style-name="T45"> </text:span><text:span text:style-name="T34">ﯜﯝ</text:span><text:span text:style-name="T45"> </text:span><text:span text:style-name="T34">ﯞ</text:span><text:span text:style-name="T45"> </text:span><text:span text:style-name="T34">ﯟ</text:span></text:p>
      <text:p text:style-name="P35"><text:span text:style-name="T34">ﯠ</text:span><text:span text:style-name="T45"> </text:span><text:span text:style-name="T34">ﯡ</text:span><text:span text:style-name="T45"> </text:span><text:span text:style-name="T34">ﯢ</text:span><text:span text:style-name="T45"> </text:span><text:span text:style-name="T34">ﯣ</text:span><text:span text:style-name="T45"> </text:span><text:span text:style-name="T34">ﯤ</text:span><text:span text:style-name="T45"> </text:span><text:span text:style-name="T34">ﯥ</text:span><text:span text:style-name="T45"> </text:span><text:span text:style-name="T34">ﯦ</text:span><text:span text:style-name="T45"> </text:span><text:span text:style-name="T34">ﯧ</text:span><text:span text:style-name="T45"> </text:span><text:span text:style-name="T34">ﯨ</text:span><text:span text:style-name="T45"> </text:span><text:span text:style-name="T34">ﯩ</text:span></text:p>
      <text:p text:style-name="P35"><text:span text:style-name="T34">ﯪ</text:span><text:span text:style-name="T45"> </text:span><text:span text:style-name="T34">ﯫ</text:span><text:span text:style-name="T45"> </text:span><text:span text:style-name="T34">ﯬ</text:span><text:span text:style-name="T45"> </text:span><text:span text:style-name="T34">ﯭ</text:span><text:span text:style-name="T45"> </text:span><text:span text:style-name="T34">ﯮ</text:span><text:span text:style-name="T45"> </text:span><text:span text:style-name="T34">ﯯ</text:span><text:span text:style-name="T45"> </text:span><text:span text:style-name="T34">ﯰ</text:span><text:span text:style-name="T45"> </text:span><text:span text:style-name="T34">ﯱ</text:span></text:p>
      <text:p text:style-name="P11"><text:span text:style-name="T33">ﯲ</text:span><text:span text:style-name="T43"> </text:span><text:span text:style-name="T33">ﯳ</text:span><text:span text:style-name="T43"> </text:span><text:span text:style-name="T33">ﯴ</text:span><text:span text:style-name="T43"> </text:span><text:span text:style-name="T33">ﯵ</text:span><text:span text:style-name="T43"> </text:span><text:span text:style-name="T33">ﯶ</text:span><text:span text:style-name="T43"> </text:span><text:span text:style-name="T33">ﯷ</text:span><text:span text:style-name="T43"> </text:span><text:span text:style-name="T33">ﯸ</text:span><text:span text:style-name="T43"> </text:span><text:span text:style-name="T33">ﯹ</text:span></text:p>
      <text:p text:style-name="P42"><text:span text:style-name="T35">ﭑ</text:span><text:span text:style-name="T43"> </text:span><text:span text:style-name="T35">ﭒ</text:span><text:span text:style-name="T43"> </text:span><text:span text:style-name="T35">ﭓ</text:span><text:span text:style-name="T43"> </text:span><text:span text:style-name="T35">ﭔ</text:span><text:span text:style-name="T43"> </text:span><text:span text:style-name="T35">ﭕ</text:span><text:span text:style-name="T43"> </text:span><text:span text:style-name="T35">ﭖ</text:span><text:span text:style-name="T43"> </text:span><text:span text:style-name="T35">ﭗﭘ</text:span><text:span text:style-name="T43"> </text:span><text:span text:style-name="T35">ﭙ</text:span><text:span text:style-name="T43"> </text:span><text:span text:style-name="T35">ﭚ</text:span></text:p>
      <text:p text:style-name="P24"><text:span text:style-name="T35">ﭛ</text:span><text:span text:style-name="T43"> </text:span><text:span text:style-name="T35">ﭜ</text:span><text:span text:style-name="T43"> </text:span><text:span text:style-name="T35">ﭝ</text:span><text:span text:style-name="T43"> </text:span><text:span text:style-name="T35">ﭞ</text:span><text:span text:style-name="T43"> </text:span><text:span text:style-name="T35">ﭟ</text:span><text:span text:style-name="T43"> </text:span><text:span text:style-name="T35">ﭠ</text:span></text:p>
      <text:p text:style-name="P24"><text:span text:style-name="T35">ﭡ</text:span><text:span text:style-name="T43"> </text:span><text:span text:style-name="T35">ﭢ</text:span><text:span text:style-name="T43"> </text:span><text:span text:style-name="T35">ﭣ</text:span><text:span text:style-name="T43"> </text:span><text:span text:style-name="T35">ﭤ</text:span><text:span text:style-name="T43"> </text:span><text:span text:style-name="T35">ﭥ</text:span><text:span text:style-name="T43"> </text:span><text:span text:style-name="T35">ﭦ</text:span><text:span text:style-name="T43"> </text:span><text:span text:style-name="T35">ﭧ</text:span><text:span text:style-name="T43"> </text:span><text:span text:style-name="T35">ﭨﭩ</text:span></text:p>
      <text:p text:style-name="P24"><text:span text:style-name="T35">ﭪ</text:span><text:span text:style-name="T43"> </text:span><text:span text:style-name="T35">ﭫ</text:span><text:span text:style-name="T43"> </text:span><text:span text:style-name="T35">ﭬ</text:span><text:span text:style-name="T43"> </text:span><text:span text:style-name="T35">ﭭ</text:span><text:span text:style-name="T43"> </text:span><text:span text:style-name="T35">ﭮ</text:span><text:span text:style-name="T43"> </text:span><text:span text:style-name="T35">ﭯ</text:span><text:span text:style-name="T43"> </text:span><text:span text:style-name="T35">ﭰ</text:span><text:span text:style-name="T43"> </text:span><text:span text:style-name="T35">ﭱ</text:span><text:span text:style-name="T43"> </text:span><text:span text:style-name="T35">ﭲ</text:span><text:span text:style-name="T43"> </text:span><text:span text:style-name="T35">ﭳ</text:span></text:p>
      <text:p text:style-name="P24"><text:span text:style-name="T35">ﭴﭵ</text:span><text:span text:style-name="T43"> </text:span><text:span text:style-name="T35">ﭶ</text:span><text:span text:style-name="T43"> </text:span><text:span text:style-name="T35">ﭷ</text:span><text:span text:style-name="T43"> </text:span><text:span text:style-name="T35">ﭸ</text:span><text:span text:style-name="T43"> </text:span><text:span text:style-name="T35">ﭹ</text:span><text:span text:style-name="T43"> </text:span><text:span text:style-name="T35">ﭺ</text:span><text:span text:style-name="T43"> </text:span><text:span text:style-name="T35">ﭻ</text:span><text:span text:style-name="T43"> </text:span><text:span text:style-name="T35">ﭼ</text:span></text:p>
      <text:p text:style-name="P24"><text:span text:style-name="T35">ﭽﭾ</text:span><text:span text:style-name="T43"> </text:span><text:span text:style-name="T35">ﭿ</text:span><text:span text:style-name="T43"> </text:span><text:span text:style-name="T35">ﮀ</text:span><text:span text:style-name="T43"> </text:span><text:span text:style-name="T35">ﮁ</text:span><text:span text:style-name="T43"> </text:span><text:span text:style-name="T35">ﮂ</text:span><text:span text:style-name="T43"> </text:span><text:span text:style-name="T35">ﮃ</text:span><text:span text:style-name="T43"> </text:span><text:span text:style-name="T35">ﮄ</text:span><text:span text:style-name="T43"> </text:span><text:span text:style-name="T35">ﮅ</text:span><text:span text:style-name="T43"> </text:span><text:span text:style-name="T35">ﮆ</text:span><text:span text:style-name="T43"> </text:span><text:span text:style-name="T35">ﮇﮈ</text:span></text:p>
      <text:p text:style-name="P24"><text:span text:style-name="T35">ﮉ</text:span><text:span text:style-name="T43"> </text:span><text:span text:style-name="T35">ﮊ</text:span><text:span text:style-name="T43"> </text:span><text:span text:style-name="T35">ﮋ</text:span><text:span text:style-name="T43"> </text:span><text:span text:style-name="T35">ﮌ</text:span><text:span text:style-name="T43"> </text:span><text:span text:style-name="T35">ﮍﮎ</text:span><text:span text:style-name="T43"> </text:span><text:span text:style-name="T35">ﮏ</text:span><text:span text:style-name="T43"> </text:span><text:span text:style-name="T35">ﮐ</text:span><text:span text:style-name="T43"> </text:span><text:span text:style-name="T35">ﮑ</text:span></text:p>
      <text:p text:style-name="P24"><text:span text:style-name="T35">ﮒ</text:span><text:span text:style-name="T43"> </text:span><text:span text:style-name="T35">ﮓ</text:span><text:span text:style-name="T43"> </text:span><text:span text:style-name="T35">ﮔ</text:span><text:span text:style-name="T43"> </text:span><text:span text:style-name="T35">ﮕ</text:span><text:span text:style-name="T43"> </text:span><text:span text:style-name="T35">ﮖ</text:span><text:span text:style-name="T43"> </text:span><text:span text:style-name="T35">ﮗ</text:span><text:span text:style-name="T43"> </text:span><text:span text:style-name="T35">ﮘﮙ</text:span><text:span text:style-name="T43"> </text:span><text:span text:style-name="T35">ﮚ</text:span><text:span text:style-name="T43"> </text:span><text:span text:style-name="T35">ﮛ</text:span><text:span text:style-name="T43"> </text:span><text:span text:style-name="T35">ﮜ</text:span><text:span text:style-name="T43"> </text:span><text:span text:style-name="T35">ﮝ</text:span></text:p>
      <text:p text:style-name="P24"><text:span text:style-name="T35">ﮞﮟ</text:span><text:span text:style-name="T43"> </text:span><text:span text:style-name="T35">ﮠ</text:span><text:span text:style-name="T43"> </text:span><text:span text:style-name="T35">ﮡ</text:span><text:span text:style-name="T43"> </text:span><text:span text:style-name="T35">ﮢ</text:span><text:span text:style-name="T43"> </text:span><text:span text:style-name="T35">ﮣ</text:span><text:span text:style-name="T43"> </text:span><text:span text:style-name="T35">ﮤ</text:span><text:span text:style-name="T43"> </text:span><text:span text:style-name="T35">ﮥ</text:span><text:span text:style-name="T43"> </text:span><text:span text:style-name="T35">ﮦ</text:span><text:span text:style-name="T43"> </text:span><text:span text:style-name="T35">ﮧ</text:span></text:p>
      <text:p text:style-name="P24"><text:span text:style-name="T35">ﮨ</text:span><text:span text:style-name="T43"> </text:span><text:span text:style-name="T35">ﮩ</text:span><text:span text:style-name="T43"> </text:span><text:span text:style-name="T35">ﮪ</text:span><text:span text:style-name="T43"> </text:span><text:span text:style-name="T35">ﮫ</text:span><text:span text:style-name="T43"> </text:span><text:span text:style-name="T35">ﮬﮭ</text:span><text:span text:style-name="T43"> </text:span><text:span text:style-name="T35">ﮮ</text:span><text:span text:style-name="T43"> </text:span><text:span text:style-name="T35">ﮯ</text:span><text:span text:style-name="T43"> </text:span><text:span text:style-name="T35">ﮰ</text:span><text:span text:style-name="T43"> </text:span><text:span text:style-name="T35">ﮱ</text:span></text:p>
      <text:p text:style-name="P24"><text:span text:style-name="T35">ﯓ</text:span><text:span text:style-name="T43"> </text:span><text:span text:style-name="T35">ﯔ</text:span><text:span text:style-name="T43"> </text:span><text:span text:style-name="T35">ﯕ</text:span><text:span text:style-name="T43"> </text:span><text:span text:style-name="T35">ﯖ</text:span><text:span text:style-name="T43"> </text:span><text:span text:style-name="T35">ﯗ</text:span><text:span text:style-name="T43"> </text:span><text:span text:style-name="T35">ﯘ</text:span><text:span text:style-name="T43"> </text:span><text:span text:style-name="T35">ﯙ</text:span><text:span text:style-name="T43"> </text:span><text:span text:style-name="T35">ﯚ</text:span></text:p>
      <text:p text:style-name="P24"><text:span text:style-name="T35">ﯛﯜ</text:span><text:span text:style-name="T43"> </text:span><text:span text:style-name="T35">ﯝ</text:span><text:span text:style-name="T43"> </text:span><text:span text:style-name="T35">ﯞ</text:span><text:span text:style-name="T43"> </text:span><text:span text:style-name="T35">ﯟ</text:span><text:span text:style-name="T43"> </text:span><text:span text:style-name="T35">ﯠ</text:span><text:span text:style-name="T43"> </text:span><text:span text:style-name="T35">ﯡ</text:span><text:span text:style-name="T43"> </text:span><text:span text:style-name="T35">ﯢ</text:span></text:p>
      <text:p text:style-name="P24"><text:span text:style-name="T35">ﯣ</text:span><text:span text:style-name="T43"> </text:span><text:span text:style-name="T35">ﯤ</text:span><text:span text:style-name="T43"> </text:span><text:span text:style-name="T35">ﯥ</text:span><text:span text:style-name="T43"> </text:span><text:span text:style-name="T35">ﯦ</text:span><text:span text:style-name="T43"> </text:span><text:span text:style-name="T35">ﯧ</text:span><text:span text:style-name="T43"> </text:span><text:span text:style-name="T35">ﯨ</text:span><text:span text:style-name="T43"> </text:span><text:span text:style-name="T35">ﯩ</text:span></text:p>
      <text:p text:style-name="P24"><text:span text:style-name="T35">ﯪ</text:span><text:span text:style-name="T43"> </text:span><text:span text:style-name="T35">ﯫ</text:span><text:span text:style-name="T43"> </text:span><text:span text:style-name="T35">ﯬ</text:span><text:span text:style-name="T43"> </text:span><text:span text:style-name="T35">ﯭ</text:span><text:span text:style-name="T43"> </text:span><text:span text:style-name="T35">ﯮ</text:span><text:span text:style-name="T43"> </text:span><text:span text:style-name="T35">ﯯ</text:span><text:span text:style-name="T43"> </text:span><text:span text:style-name="T35">ﯰﯱ</text:span><text:span text:style-name="T43"> </text:span><text:span text:style-name="T35">ﯲ</text:span><text:span text:style-name="T43"> </text:span><text:span text:style-name="T35">ﯳ</text:span></text:p>
      <text:p text:style-name="P12"><text:span text:style-name="T35">ﯴ</text:span><text:span text:style-name="T43"> </text:span><text:span text:style-name="T35">ﯵ</text:span><text:span text:style-name="T43"> </text:span><text:span text:style-name="T35">ﯶﯷ</text:span><text:span text:style-name="T43"> </text:span><text:span text:style-name="T35">ﯸ</text:span><text:span text:style-name="T43"> </text:span><text:span text:style-name="T35">ﯹ</text:span><text:span text:style-name="T43"> </text:span><text:span text:style-name="T35">ﯺ</text:span><text:span text:style-name="T43"> </text:span><text:span text:style-name="T35">ﯻ</text:span><text:span text:style-name="T43"> </text:span><text:span text:style-name="T35">ﯼ</text:span></text:p>
      <text:p text:style-name="P54"><text:span text:style-name="T37">ﭒ</text:span><text:span text:style-name="T45"> </text:span><text:span text:style-name="T37">ﭓ</text:span><text:span text:style-name="T45"> </text:span><text:span text:style-name="T37">ﭔ</text:span><text:span text:style-name="T45"> </text:span><text:span text:style-name="T37">ﭕ</text:span><text:span text:style-name="T45"> </text:span><text:span text:style-name="T37">ﭖ</text:span><text:span text:style-name="T45"> </text:span><text:span text:style-name="T37">ﭗ</text:span><text:span text:style-name="T45"> </text:span><text:span text:style-name="T37">ﭘ</text:span><text:span text:style-name="T45"> </text:span><text:span text:style-name="T37">ﭙ</text:span><text:span text:style-name="T45"> </text:span><text:span text:style-name="T37">ﭚ</text:span><text:span text:style-name="T45"> </text:span><text:span text:style-name="T37">ﭛ</text:span><text:span text:style-name="T45"> </text:span><text:span text:style-name="T37">ﭜﭝ</text:span></text:p>
      <text:p text:style-name="P36"><text:span text:style-name="T37">ﭞ</text:span><text:span text:style-name="T45"> </text:span><text:span text:style-name="T37">ﭟ</text:span><text:span text:style-name="T45"> </text:span><text:span text:style-name="T37">ﭠ</text:span><text:span text:style-name="T45"> </text:span><text:span text:style-name="T37">ﭡ</text:span><text:span text:style-name="T45"> </text:span><text:span text:style-name="T37">ﭢ</text:span><text:span text:style-name="T45"> </text:span><text:span text:style-name="T37">ﭣ</text:span><text:span text:style-name="T45"> </text:span><text:span text:style-name="T37">ﭤ</text:span><text:span text:style-name="T45"> </text:span><text:span text:style-name="T37">ﭥ</text:span><text:span text:style-name="T45"> </text:span><text:span text:style-name="T37">ﭦ</text:span><text:span text:style-name="T45"> </text:span><text:span text:style-name="T37">ﭧ</text:span><text:span text:style-name="T45"> </text:span><text:span text:style-name="T37">ﭨ</text:span><text:span text:style-name="T45"> </text:span><text:span text:style-name="T37">ﭩ</text:span></text:p>
      <text:p text:style-name="P36"><text:span text:style-name="T37">ﭪ</text:span><text:span text:style-name="T45"> </text:span><text:span text:style-name="T37">ﭫ</text:span><text:span text:style-name="T45"> </text:span><text:span text:style-name="T37">ﭬ</text:span><text:span text:style-name="T45"> </text:span><text:span text:style-name="T37">ﭭ</text:span><text:span text:style-name="T45"> </text:span><text:span text:style-name="T37">ﭮﭯ</text:span><text:span text:style-name="T45"> </text:span><text:span text:style-name="T37">ﭰ</text:span><text:span text:style-name="T45"> </text:span><text:span text:style-name="T37">ﭱ</text:span><text:span text:style-name="T45"> </text:span><text:span text:style-name="T37">ﭲ</text:span><text:span text:style-name="T45"> </text:span><text:span text:style-name="T37">ﭳ</text:span></text:p>
      <text:p text:style-name="P36"><text:span text:style-name="T37">ﭴ</text:span><text:span text:style-name="T45"> </text:span><text:span text:style-name="T37">ﭵ</text:span><text:span text:style-name="T45"> </text:span><text:span text:style-name="T37">ﭶ</text:span><text:span text:style-name="T45"> </text:span><text:span text:style-name="T37">ﭷ</text:span><text:span text:style-name="T45"> </text:span><text:span text:style-name="T37">ﭸ</text:span><text:span text:style-name="T45"> </text:span><text:span text:style-name="T37">ﭹ</text:span><text:span text:style-name="T45"> </text:span><text:span text:style-name="T37">ﭺ</text:span><text:span text:style-name="T45"> </text:span><text:span text:style-name="T37">ﭻ</text:span><text:span text:style-name="T45"> </text:span><text:span text:style-name="T37">ﭼ</text:span><text:span text:style-name="T45"> </text:span><text:span text:style-name="T37">ﭽ</text:span><text:span text:style-name="T45"> </text:span><text:span text:style-name="T37">ﭾ</text:span></text:p>
      <text:p text:style-name="P36"><text:span text:style-name="T37">ﭿ</text:span><text:span text:style-name="T45"> </text:span><text:span text:style-name="T37">ﮀ</text:span><text:span text:style-name="T45"> </text:span><text:span text:style-name="T37">ﮁ</text:span><text:span text:style-name="T45"> </text:span><text:span text:style-name="T37">ﮂ</text:span><text:span text:style-name="T45"> </text:span><text:span text:style-name="T37">ﮃﮄ</text:span><text:span text:style-name="T45"> </text:span><text:span text:style-name="T37">ﮅ</text:span><text:span text:style-name="T45"> </text:span><text:span text:style-name="T37">ﮆ</text:span><text:span text:style-name="T45"> </text:span><text:span text:style-name="T37">ﮇ</text:span><text:span text:style-name="T45"> </text:span><text:span text:style-name="T37">ﮈ</text:span></text:p>
      <text:p text:style-name="P36"><text:span text:style-name="T37">ﮉ</text:span><text:span text:style-name="T45"> </text:span><text:span text:style-name="T37">ﮊ</text:span><text:span text:style-name="T45"> </text:span><text:span text:style-name="T37">ﮋ</text:span><text:span text:style-name="T45"> </text:span><text:span text:style-name="T37">ﮌ</text:span><text:span text:style-name="T45"> </text:span><text:span text:style-name="T37">ﮍ</text:span><text:span text:style-name="T45"> </text:span><text:span text:style-name="T37">ﮎ</text:span><text:span text:style-name="T45"> </text:span><text:span text:style-name="T37">ﮏ</text:span><text:span text:style-name="T45"> </text:span><text:span text:style-name="T37">ﮐ</text:span><text:span text:style-name="T45"> </text:span><text:span text:style-name="T37">ﮑ</text:span><text:span text:style-name="T45"> </text:span><text:span text:style-name="T37">ﮒ</text:span></text:p>
      <text:p text:style-name="P36"><text:span text:style-name="T37">ﮓ</text:span><text:span text:style-name="T45"> </text:span><text:span text:style-name="T37">ﮔ</text:span><text:span text:style-name="T45"> </text:span><text:span text:style-name="T37">ﮕ</text:span><text:span text:style-name="T45"> </text:span><text:span text:style-name="T37">ﮖ</text:span><text:span text:style-name="T45"> </text:span><text:span text:style-name="T37">ﮗ</text:span><text:span text:style-name="T45"> </text:span><text:span text:style-name="T37">ﮘ</text:span><text:span text:style-name="T45"> </text:span><text:span text:style-name="T37">ﮙ</text:span></text:p>
      <text:p text:style-name="P36"><text:span text:style-name="T37">ﮚ</text:span><text:span text:style-name="T45"> </text:span><text:span text:style-name="T37">ﮛ</text:span><text:span text:style-name="T45"> </text:span><text:span text:style-name="T37">ﮜ</text:span><text:span text:style-name="T45"> </text:span><text:span text:style-name="T37">ﮝ</text:span><text:span text:style-name="T45"> </text:span><text:span text:style-name="T37">ﮞ</text:span><text:span text:style-name="T45"> </text:span><text:span text:style-name="T37">ﮟ</text:span><text:span text:style-name="T45"> </text:span><text:span text:style-name="T37">ﮠ</text:span><text:span text:style-name="T45"> </text:span><text:span text:style-name="T37">ﮡ</text:span><text:span text:style-name="T45"> </text:span><text:span text:style-name="T37">ﮢﮣ</text:span><text:span text:style-name="T45"> </text:span><text:span text:style-name="T37">ﮤ</text:span></text:p>
      <text:p text:style-name="P36"><text:span text:style-name="T37">ﮥ</text:span><text:span text:style-name="T45"> </text:span><text:span text:style-name="T37">ﮦ</text:span><text:span text:style-name="T45"> </text:span><text:span text:style-name="T37">ﮧ</text:span><text:span text:style-name="T45"> </text:span><text:span text:style-name="T37">ﮨ</text:span><text:span text:style-name="T45"> </text:span><text:span text:style-name="T37">ﮩﮪ</text:span><text:span text:style-name="T45"> </text:span><text:span text:style-name="T37">ﮫ</text:span><text:span text:style-name="T45"> </text:span><text:span text:style-name="T37">ﮬ</text:span><text:span text:style-name="T45"> </text:span><text:span text:style-name="T37">ﮭ</text:span><text:span text:style-name="T45"> </text:span><text:span text:style-name="T37">ﮮ</text:span><text:span text:style-name="T45"> </text:span><text:span text:style-name="T37">ﮯ</text:span></text:p>
      <text:p text:style-name="P36"><text:span text:style-name="T37">ﮰ</text:span><text:span text:style-name="T45"> </text:span><text:span text:style-name="T37">ﮱ</text:span><text:span text:style-name="T45"> </text:span><text:span text:style-name="T37">ﯓ</text:span><text:span text:style-name="T45"> </text:span><text:span text:style-name="T37">ﯔ</text:span><text:span text:style-name="T45"> </text:span><text:span text:style-name="T37">ﯕ</text:span><text:span text:style-name="T45"> </text:span><text:span text:style-name="T37">ﯖﯗ</text:span><text:span text:style-name="T45"> </text:span><text:span text:style-name="T37">ﯘ</text:span><text:span text:style-name="T45"> </text:span><text:span text:style-name="T37">ﯙ</text:span></text:p>
      <text:p text:style-name="P36"><text:span text:style-name="T37">ﯚ</text:span><text:span text:style-name="T45"> </text:span><text:span text:style-name="T37">ﯛ</text:span><text:span text:style-name="T45"> </text:span><text:span text:style-name="T37">ﯜ</text:span><text:span text:style-name="T45"> </text:span><text:span text:style-name="T37">ﯝ</text:span><text:span text:style-name="T45"> </text:span><text:span text:style-name="T37">ﯞ</text:span><text:span text:style-name="T45"> </text:span><text:span text:style-name="T37">ﯟﯠ</text:span><text:span text:style-name="T45"> </text:span><text:span text:style-name="T37">ﯡ</text:span><text:span text:style-name="T45"> </text:span><text:span text:style-name="T37">ﯢ</text:span><text:span text:style-name="T45"> </text:span><text:span text:style-name="T37">ﯣ</text:span><text:span text:style-name="T45"> </text:span><text:span text:style-name="T37">ﯤ</text:span></text:p>
      <text:p text:style-name="P36"><text:span text:style-name="T37">ﯥ</text:span><text:span text:style-name="T45"> </text:span><text:span text:style-name="T37">ﯦ</text:span><text:span text:style-name="T45"> </text:span><text:span text:style-name="T37">ﯧ</text:span><text:span text:style-name="T45"> </text:span><text:span text:style-name="T37">ﯨ</text:span><text:span text:style-name="T45"> </text:span><text:span text:style-name="T37">ﯩ</text:span><text:span text:style-name="T45"> </text:span><text:span text:style-name="T37">ﯪ</text:span><text:span text:style-name="T45"> </text:span><text:span text:style-name="T37">ﯫ</text:span><text:span text:style-name="T45"> </text:span><text:span text:style-name="T37">ﯬ</text:span><text:span text:style-name="T45"> </text:span><text:span text:style-name="T37">ﯭ</text:span><text:span text:style-name="T45"> </text:span><text:span text:style-name="T37">ﯮ</text:span></text:p>
      <text:p text:style-name="P36"><text:span text:style-name="T37">ﯯ</text:span><text:span text:style-name="T45"> </text:span><text:span text:style-name="T37">ﯰﯱ</text:span><text:span text:style-name="T45"> </text:span><text:span text:style-name="T37">ﯲ</text:span><text:span text:style-name="T45"> </text:span><text:span text:style-name="T37">ﯳﯴ</text:span><text:span text:style-name="T45"> </text:span><text:span text:style-name="T37">ﯵ</text:span><text:span text:style-name="T45"> </text:span><text:span text:style-name="T37">ﯶ</text:span><text:span text:style-name="T45"> </text:span><text:span text:style-name="T37">ﯷ</text:span><text:span text:style-name="T45"> </text:span><text:span text:style-name="T37">ﯸ</text:span><text:span text:style-name="T45"> </text:span><text:span text:style-name="T37">ﯹ</text:span></text:p>
      <text:p text:style-name="P36"><text:span text:style-name="T37">ﯺ</text:span><text:span text:style-name="T45"> </text:span><text:span text:style-name="T37">ﯻ</text:span><text:span text:style-name="T45"> </text:span><text:span text:style-name="T37">ﯼ</text:span><text:span text:style-name="T45"> </text:span><text:span text:style-name="T37">ﯽ</text:span><text:span text:style-name="T45"> </text:span><text:span text:style-name="T37">ﯾ</text:span><text:span text:style-name="T45"> </text:span><text:span text:style-name="T37">ﯿ</text:span><text:span text:style-name="T45"> </text:span><text:span text:style-name="T37">ﰀ</text:span><text:span text:style-name="T45"> </text:span><text:span text:style-name="T37">ﰁ</text:span><text:span text:style-name="T45"> </text:span><text:span text:style-name="T37">ﰂ</text:span><text:span text:style-name="T45"> </text:span><text:span text:style-name="T37">ﰃ</text:span></text:p>
      <text:p text:style-name="P13"><text:span text:style-name="T36">ﰄ</text:span><text:span text:style-name="T43"> </text:span><text:span text:style-name="T36">ﰅ</text:span><text:span text:style-name="T43"> </text:span><text:span text:style-name="T36">ﰆ</text:span><text:span text:style-name="T43"> </text:span><text:span text:style-name="T36">ﰇ</text:span><text:span text:style-name="T43"> </text:span><text:span text:style-name="T36">ﰈ</text:span><text:span text:style-name="T43"> </text:span><text:span text:style-name="T36">ﰉ</text:span><text:span text:style-name="T43"> </text:span><text:span text:style-name="T36">ﰊ</text:span><text:span text:style-name="T43"> </text:span><text:span text:style-name="T36">ﰋ</text:span><text:span text:style-name="T43"> </text:span><text:span text:style-name="T36">ﰌ</text:span><text:span text:style-name="T43"> </text:span><text:span text:style-name="T36">ﰍ</text:span></text:p>
      <text:p text:style-name="P43"><text:span text:style-name="T38">ﭑ</text:span><text:span text:style-name="T43"> </text:span><text:span text:style-name="T38">ﭒ</text:span><text:span text:style-name="T43"> </text:span><text:span text:style-name="T38">ﭓ</text:span><text:span text:style-name="T43"> </text:span><text:span text:style-name="T38">ﭔ</text:span><text:span text:style-name="T43"> </text:span><text:span text:style-name="T38">ﭕ</text:span><text:span text:style-name="T43"> </text:span><text:span text:style-name="T38">ﭖ</text:span><text:span text:style-name="T43"> </text:span><text:span text:style-name="T38">ﭗ</text:span><text:span text:style-name="T43"> </text:span><text:span text:style-name="T38">ﭘ</text:span></text:p>
      <text:p text:style-name="P25"><text:span text:style-name="T38">ﭙ</text:span><text:span text:style-name="T43"> </text:span><text:span text:style-name="T38">ﭚ</text:span><text:span text:style-name="T43"> </text:span><text:span text:style-name="T38">ﭛ</text:span><text:span text:style-name="T43"> </text:span><text:span text:style-name="T38">ﭜ</text:span><text:span text:style-name="T43"> </text:span><text:span text:style-name="T38">ﭝ</text:span><text:span text:style-name="T43"> </text:span><text:span text:style-name="T38">ﭞ</text:span><text:span text:style-name="T43"> </text:span><text:span text:style-name="T38">ﭟﭠ</text:span><text:span text:style-name="T43"> </text:span><text:span text:style-name="T38">ﭡ</text:span></text:p>
      <text:p text:style-name="P25"><text:span text:style-name="T38">ﭢ</text:span><text:span text:style-name="T43"> </text:span><text:span text:style-name="T38">ﭣ</text:span><text:span text:style-name="T43"> </text:span><text:span text:style-name="T38">ﭤ</text:span><text:span text:style-name="T43"> </text:span><text:span text:style-name="T38">ﭥ</text:span><text:span text:style-name="T43"> </text:span><text:span text:style-name="T38">ﭦ</text:span><text:span text:style-name="T43"> </text:span><text:span text:style-name="T38">ﭧﭨ</text:span><text:span text:style-name="T43"> </text:span><text:span text:style-name="T38">ﭩ</text:span><text:span text:style-name="T43"> </text:span><text:span text:style-name="T38">ﭪ</text:span><text:span text:style-name="T43"> </text:span><text:span text:style-name="T38">ﭫ</text:span></text:p>
      <text:p text:style-name="P25"><text:span text:style-name="T38">ﭬ</text:span><text:span text:style-name="T43"> </text:span><text:span text:style-name="T38">ﭭ</text:span><text:span text:style-name="T43"> </text:span><text:span text:style-name="T38">ﭮ</text:span><text:span text:style-name="T43"> </text:span><text:span text:style-name="T38">ﭯ</text:span><text:span text:style-name="T43"> </text:span><text:span text:style-name="T38">ﭰ</text:span><text:span text:style-name="T43"> </text:span><text:span text:style-name="T38">ﭱ</text:span><text:span text:style-name="T43"> </text:span><text:span text:style-name="T38">ﭲ</text:span><text:span text:style-name="T43"> </text:span><text:span text:style-name="T38">ﭳ</text:span><text:span text:style-name="T43"> </text:span><text:span text:style-name="T38">ﭴ</text:span><text:span text:style-name="T43"> </text:span><text:span text:style-name="T38">ﭵ</text:span></text:p>
      <text:p text:style-name="P25"><text:span text:style-name="T38">ﭶ</text:span><text:span text:style-name="T43"> </text:span><text:span text:style-name="T38">ﭷ</text:span><text:span text:style-name="T43"> </text:span><text:span text:style-name="T38">ﭸ</text:span><text:span text:style-name="T43"> </text:span><text:span text:style-name="T38">ﭹ</text:span><text:span text:style-name="T43"> </text:span><text:span text:style-name="T38">ﭺ</text:span><text:span text:style-name="T43"> </text:span><text:span text:style-name="T38">ﭻ</text:span><text:span text:style-name="T43"> </text:span><text:span text:style-name="T38">ﭼ</text:span><text:span text:style-name="T43"> </text:span><text:span text:style-name="T38">ﭽ</text:span><text:span text:style-name="T43"> </text:span><text:span text:style-name="T38">ﭾ</text:span><text:span text:style-name="T43"> </text:span><text:span text:style-name="T38">ﭿﮀ</text:span></text:p>
      <text:p text:style-name="P25"><text:span text:style-name="T38">ﮁ</text:span><text:span text:style-name="T43"> </text:span><text:span text:style-name="T38">ﮂ</text:span><text:span text:style-name="T43"> </text:span><text:span text:style-name="T38">ﮃ</text:span><text:span text:style-name="T43"> </text:span><text:span text:style-name="T38">ﮄ</text:span><text:span text:style-name="T43"> </text:span><text:span text:style-name="T38">ﮅ</text:span><text:span text:style-name="T43"> </text:span><text:span text:style-name="T38">ﮆ</text:span><text:span text:style-name="T43"> </text:span><text:span text:style-name="T38">ﮇ</text:span><text:span text:style-name="T43"> </text:span><text:span text:style-name="T38">ﮈﮉ</text:span><text:span text:style-name="T43"> </text:span><text:span text:style-name="T38">ﮊ</text:span><text:span text:style-name="T43"> </text:span><text:span text:style-name="T38">ﮋ</text:span></text:p>
      <text:p text:style-name="P25"><text:span text:style-name="T38">ﮌ</text:span><text:span text:style-name="T43"> </text:span><text:span text:style-name="T38">ﮍ</text:span><text:span text:style-name="T43"> </text:span><text:span text:style-name="T38">ﮎ</text:span><text:span text:style-name="T43"> </text:span><text:span text:style-name="T38">ﮏ</text:span><text:span text:style-name="T43"> </text:span><text:span text:style-name="T38">ﮐ</text:span><text:span text:style-name="T43"> </text:span><text:span text:style-name="T38">ﮑ</text:span><text:span text:style-name="T43"> </text:span><text:span text:style-name="T38">ﮒ</text:span><text:span text:style-name="T43"> </text:span><text:span text:style-name="T38">ﮓ</text:span><text:span text:style-name="T43"> </text:span><text:span text:style-name="T38">ﮔ</text:span><text:span text:style-name="T43"> </text:span><text:span text:style-name="T38">ﮕ</text:span></text:p>
      <text:p text:style-name="P25"><text:span text:style-name="T38">ﮖﮗ</text:span><text:span text:style-name="T43"> </text:span><text:span text:style-name="T38">ﮘ</text:span><text:span text:style-name="T43"> </text:span><text:span text:style-name="T38">ﮙ</text:span><text:span text:style-name="T43"> </text:span><text:span text:style-name="T38">ﮚ</text:span><text:span text:style-name="T43"> </text:span><text:span text:style-name="T38">ﮛ</text:span><text:span text:style-name="T43"> </text:span><text:span text:style-name="T38">ﮜﮝ</text:span><text:span text:style-name="T43"> </text:span><text:span text:style-name="T38">ﮞ</text:span><text:span text:style-name="T43"> </text:span><text:span text:style-name="T38">ﮟ</text:span><text:span text:style-name="T43"> </text:span><text:span text:style-name="T38">ﮠ</text:span><text:span text:style-name="T43"> </text:span><text:span text:style-name="T38">ﮡ</text:span><text:span text:style-name="T43"> </text:span><text:span text:style-name="T38">ﮢ</text:span></text:p>
      <text:p text:style-name="P25"><text:span text:style-name="T38">ﮣ</text:span><text:span text:style-name="T43"> </text:span><text:span text:style-name="T38">ﮤ</text:span><text:span text:style-name="T43"> </text:span><text:span text:style-name="T38">ﮥ</text:span><text:span text:style-name="T43"> </text:span><text:span text:style-name="T38">ﮦﮧ</text:span><text:span text:style-name="T43"> </text:span><text:span text:style-name="T38">ﮨﮩ</text:span><text:span text:style-name="T43"> </text:span><text:span text:style-name="T38">ﮪ</text:span><text:span text:style-name="T43"> </text:span><text:span text:style-name="T38">ﮫ</text:span><text:span text:style-name="T43"> </text:span><text:span text:style-name="T38">ﮬ</text:span><text:span text:style-name="T43"> </text:span><text:span text:style-name="T38">ﮭ</text:span><text:span text:style-name="T43"> </text:span><text:span text:style-name="T38">ﮮ</text:span></text:p>
      <text:p text:style-name="P25"><text:span text:style-name="T38">ﮯﮰ</text:span><text:span text:style-name="T43"> </text:span><text:span text:style-name="T38">ﮱ</text:span><text:span text:style-name="T43"> </text:span><text:span text:style-name="T38">ﯓ</text:span><text:span text:style-name="T43"> </text:span><text:span text:style-name="T38">ﯔ</text:span><text:span text:style-name="T43"> </text:span><text:span text:style-name="T38">ﯕ</text:span><text:span text:style-name="T43"> </text:span><text:span text:style-name="T38">ﯖ</text:span><text:span text:style-name="T43"> </text:span><text:span text:style-name="T38">ﯗ</text:span><text:span text:style-name="T43"> </text:span><text:span text:style-name="T38">ﯘﯙ</text:span></text:p>
      <text:p text:style-name="P25"><text:span text:style-name="T38">ﯚ</text:span><text:span text:style-name="T43"> </text:span><text:span text:style-name="T38">ﯛ</text:span><text:span text:style-name="T43"> </text:span><text:span text:style-name="T38">ﯜ</text:span><text:span text:style-name="T43"> </text:span><text:span text:style-name="T38">ﯝ</text:span><text:span text:style-name="T43"> </text:span><text:span text:style-name="T38">ﯞ</text:span><text:span text:style-name="T43"> </text:span><text:span text:style-name="T38">ﯟ</text:span><text:span text:style-name="T43"> </text:span><text:span text:style-name="T38">ﯠ</text:span><text:span text:style-name="T43"> </text:span><text:span text:style-name="T38">ﯡ</text:span><text:span text:style-name="T43"> </text:span><text:span text:style-name="T38">ﯢ</text:span><text:span text:style-name="T43"> </text:span><text:span text:style-name="T38">ﯣ</text:span></text:p>
      <text:p text:style-name="P25"><text:span text:style-name="T38">ﯤ</text:span><text:span text:style-name="T43"> </text:span><text:span text:style-name="T38">ﯥ</text:span><text:span text:style-name="T43"> </text:span><text:span text:style-name="T38">ﯦ</text:span><text:span text:style-name="T43"> </text:span><text:span text:style-name="T38">ﯧ</text:span><text:span text:style-name="T43"> </text:span><text:span text:style-name="T38">ﯨ</text:span><text:span text:style-name="T43"> </text:span><text:span text:style-name="T38">ﯩ</text:span><text:span text:style-name="T43"> </text:span><text:span text:style-name="T38">ﯪ</text:span><text:span text:style-name="T43"> </text:span><text:span text:style-name="T38">ﯫ</text:span><text:span text:style-name="T43"> </text:span><text:span text:style-name="T38">ﯬﯭ</text:span></text:p>
      <text:p text:style-name="P25"><text:span text:style-name="T38">ﯮ</text:span><text:span text:style-name="T43"> </text:span><text:span text:style-name="T38">ﯯ</text:span><text:span text:style-name="T43"> </text:span><text:span text:style-name="T38">ﯰ</text:span><text:span text:style-name="T43"> </text:span><text:span text:style-name="T38">ﯱ</text:span><text:span text:style-name="T43"> </text:span><text:span text:style-name="T38">ﯲ</text:span><text:span text:style-name="T43"> </text:span><text:span text:style-name="T38">ﯳ</text:span><text:span text:style-name="T43"> </text:span><text:span text:style-name="T38">ﯴﯵ</text:span><text:span text:style-name="T43"> </text:span><text:span text:style-name="T38">ﯶ</text:span></text:p>
      <text:p text:style-name="P25"><text:span text:style-name="T38">ﯷﯸ</text:span><text:span text:style-name="T43"> </text:span><text:span text:style-name="T38">ﯹ</text:span><text:span text:style-name="T43"> </text:span><text:span text:style-name="T38">ﯺ</text:span><text:span text:style-name="T43"> </text:span><text:span text:style-name="T38">ﯻ</text:span><text:span text:style-name="T43"> </text:span><text:span text:style-name="T38">ﯼ</text:span><text:span text:style-name="T43"> </text:span><text:span text:style-name="T38">ﯽ</text:span><text:span text:style-name="T43"> </text:span><text:span text:style-name="T38">ﯾ</text:span><text:span text:style-name="T43"> </text:span><text:span text:style-name="T38">ﯿ</text:span><text:span text:style-name="T43"> </text:span><text:span text:style-name="T38">ﰀ</text:span></text:p>
      <text:p text:style-name="P14"><text:span text:style-name="T38">ﰁ</text:span><text:span text:style-name="T43"> </text:span><text:span text:style-name="T38">ﰂ</text:span><text:span text:style-name="T43"> </text:span><text:span text:style-name="T38">ﰃﰄ</text:span><text:span text:style-name="T43"> </text:span><text:span text:style-name="T38">ﰅ</text:span><text:span text:style-name="T43"> </text:span><text:span text:style-name="T38">ﰆ</text:span><text:span text:style-name="T43"> </text:span><text:span text:style-name="T38">ﰇ</text:span><text:span text:style-name="T43"> </text:span><text:span text:style-name="T38">ﰈ</text:span><text:span text:style-name="T43"> </text:span><text:span text:style-name="T38">ﰉ</text:span><text:span text:style-name="T43"> </text:span><text:span text:style-name="T38">ﰊ</text:span></text:p>
      <text:p text:style-name="P55"><text:span text:style-name="T40">ﭑ</text:span><text:span text:style-name="T45"> </text:span><text:span text:style-name="T40">ﭒ</text:span><text:span text:style-name="T45"> </text:span><text:span text:style-name="T40">ﭓ</text:span><text:span text:style-name="T45"> </text:span><text:span text:style-name="T40">ﭔ</text:span><text:span text:style-name="T45"> </text:span><text:span text:style-name="T40">ﭕ</text:span><text:span text:style-name="T45"> </text:span><text:span text:style-name="T40">ﭖ</text:span><text:span text:style-name="T45"> </text:span><text:span text:style-name="T40">ﭗ</text:span><text:span text:style-name="T45"> </text:span><text:span text:style-name="T40">ﭘ</text:span><text:span text:style-name="T45"> </text:span><text:span text:style-name="T40">ﭙﭚ</text:span><text:span text:style-name="T45"> </text:span><text:span text:style-name="T40">ﭛ</text:span></text:p>
      <text:p text:style-name="P37"><text:span text:style-name="T40">ﭜ</text:span><text:span text:style-name="T45"> </text:span><text:span text:style-name="T40">ﭝ</text:span><text:span text:style-name="T45"> </text:span><text:span text:style-name="T40">ﭞ</text:span><text:span text:style-name="T45"> </text:span><text:span text:style-name="T40">ﭟ</text:span><text:span text:style-name="T45"> </text:span><text:span text:style-name="T40">ﭠﭡ</text:span><text:span text:style-name="T45"> </text:span><text:span text:style-name="T40">ﭢ</text:span><text:span text:style-name="T45"> </text:span><text:span text:style-name="T40">ﭣ</text:span><text:span text:style-name="T45"> </text:span><text:span text:style-name="T40">ﭤ</text:span><text:span text:style-name="T45"> </text:span><text:span text:style-name="T40">ﭥ</text:span><text:span text:style-name="T45"> </text:span><text:span text:style-name="T40">ﭦ</text:span></text:p>
      <text:p text:style-name="P37"><text:span text:style-name="T40">ﭧ</text:span><text:span text:style-name="T45"> </text:span><text:span text:style-name="T40">ﭨ</text:span><text:span text:style-name="T45"> </text:span><text:span text:style-name="T40">ﭩﭪ</text:span><text:span text:style-name="T45"> </text:span><text:span text:style-name="T40">ﭫ</text:span><text:span text:style-name="T45"> </text:span><text:span text:style-name="T40">ﭬ</text:span><text:span text:style-name="T45"> </text:span><text:span text:style-name="T40">ﭭ</text:span><text:span text:style-name="T45"> </text:span><text:span text:style-name="T40">ﭮ</text:span><text:span text:style-name="T45"> </text:span><text:span text:style-name="T40">ﭯ</text:span><text:span text:style-name="T45"> </text:span><text:span text:style-name="T40">ﭰ</text:span><text:span text:style-name="T45"> </text:span><text:span text:style-name="T40">ﭱ</text:span><text:span text:style-name="T45"> </text:span><text:span text:style-name="T40">ﭲ</text:span><text:span text:style-name="T45"> </text:span><text:span text:style-name="T40">ﭳ</text:span><text:span text:style-name="T45"> </text:span><text:span text:style-name="T40">ﭴ</text:span></text:p>
      <text:p text:style-name="P37"><text:span text:style-name="T40">ﭵ</text:span><text:span text:style-name="T45"> </text:span><text:span text:style-name="T40">ﭶ</text:span><text:span text:style-name="T45"> </text:span><text:span text:style-name="T40">ﭷ</text:span><text:span text:style-name="T45"> </text:span><text:span text:style-name="T40">ﭸ</text:span><text:span text:style-name="T45"> </text:span><text:span text:style-name="T40">ﭹ</text:span><text:span text:style-name="T45"> </text:span><text:span text:style-name="T40">ﭺ</text:span><text:span text:style-name="T45"> </text:span><text:span text:style-name="T40">ﭻ</text:span><text:span text:style-name="T45"> </text:span><text:span text:style-name="T40">ﭼﭽ</text:span><text:span text:style-name="T45"> </text:span><text:span text:style-name="T40">ﭾ</text:span></text:p>
      <text:p text:style-name="P37"><text:span text:style-name="T40">ﭿ</text:span><text:span text:style-name="T45"> </text:span><text:span text:style-name="T40">ﮀ</text:span><text:span text:style-name="T45"> </text:span><text:span text:style-name="T40">ﮁ</text:span><text:span text:style-name="T45"> </text:span><text:span text:style-name="T40">ﮂ</text:span><text:span text:style-name="T45"> </text:span><text:span text:style-name="T40">ﮃ</text:span><text:span text:style-name="T45"> </text:span><text:span text:style-name="T40">ﮄ</text:span><text:span text:style-name="T45"> </text:span><text:span text:style-name="T40">ﮅ</text:span><text:span text:style-name="T45"> </text:span><text:span text:style-name="T40">ﮆ</text:span><text:span text:style-name="T45"> </text:span><text:span text:style-name="T40">ﮇ</text:span><text:span text:style-name="T45"> </text:span><text:span text:style-name="T40">ﮈ</text:span></text:p>
      <text:p text:style-name="P37"><text:span text:style-name="T40">ﮉ</text:span><text:span text:style-name="T45"> </text:span><text:span text:style-name="T40">ﮊ</text:span><text:span text:style-name="T45"> </text:span><text:span text:style-name="T40">ﮋ</text:span><text:span text:style-name="T45"> </text:span><text:span text:style-name="T40">ﮌ</text:span><text:span text:style-name="T45"> </text:span><text:span text:style-name="T40">ﮍ</text:span><text:span text:style-name="T45"> </text:span><text:span text:style-name="T40">ﮎ</text:span><text:span text:style-name="T45"> </text:span><text:span text:style-name="T40">ﮏ</text:span><text:span text:style-name="T45"> </text:span><text:span text:style-name="T40">ﮐ</text:span><text:span text:style-name="T45"> </text:span><text:span text:style-name="T40">ﮑ</text:span><text:span text:style-name="T45"> </text:span><text:span text:style-name="T40">ﮒ</text:span></text:p>
      <text:p text:style-name="P37"><text:span text:style-name="T40">ﮓ</text:span><text:span text:style-name="T45"> </text:span><text:span text:style-name="T40">ﮔ</text:span><text:span text:style-name="T45"> </text:span><text:span text:style-name="T40">ﮕ</text:span><text:span text:style-name="T45"> </text:span><text:span text:style-name="T40">ﮖ</text:span><text:span text:style-name="T45"> </text:span><text:span text:style-name="T40">ﮗ</text:span><text:span text:style-name="T45"> </text:span><text:span text:style-name="T40">ﮘ</text:span><text:span text:style-name="T45"> </text:span><text:span text:style-name="T40">ﮙ</text:span><text:span text:style-name="T45"> </text:span><text:span text:style-name="T40">ﮚ</text:span><text:span text:style-name="T45"> </text:span><text:span text:style-name="T40">ﮛ</text:span><text:span text:style-name="T45"> </text:span><text:span text:style-name="T40">ﮜ</text:span><text:span text:style-name="T45"> </text:span><text:span text:style-name="T40">ﮝ</text:span><text:span text:style-name="T45"> </text:span><text:span text:style-name="T40">ﮞ</text:span></text:p>
      <text:p text:style-name="P37"><text:span text:style-name="T40">ﮟ</text:span><text:span text:style-name="T45"> </text:span><text:span text:style-name="T40">ﮠ</text:span><text:span text:style-name="T45"> </text:span><text:span text:style-name="T40">ﮡ</text:span><text:span text:style-name="T45"> </text:span><text:span text:style-name="T40">ﮢ</text:span><text:span text:style-name="T45"> </text:span><text:span text:style-name="T40">ﮣ</text:span><text:span text:style-name="T45"> </text:span><text:span text:style-name="T40">ﮤ</text:span><text:span text:style-name="T45"> </text:span><text:span text:style-name="T40">ﮥ</text:span><text:span text:style-name="T45"> </text:span><text:span text:style-name="T40">ﮦ</text:span><text:span text:style-name="T45"> </text:span><text:span text:style-name="T40">ﮧ</text:span><text:span text:style-name="T45"> </text:span><text:span text:style-name="T40">ﮨ</text:span><text:span text:style-name="T45"> </text:span><text:span text:style-name="T40">ﮩ</text:span></text:p>
      <text:p text:style-name="P37"><text:span text:style-name="T40">ﮪﮫ</text:span><text:span text:style-name="T45"> </text:span><text:span text:style-name="T40">ﮬ</text:span><text:span text:style-name="T45"> </text:span><text:span text:style-name="T40">ﮭ</text:span><text:span text:style-name="T45"> </text:span><text:span text:style-name="T40">ﮮ</text:span><text:span text:style-name="T45"> </text:span><text:span text:style-name="T40">ﮯ</text:span><text:span text:style-name="T45"> </text:span><text:span text:style-name="T40">ﮰﮱ</text:span><text:span text:style-name="T45"> </text:span><text:span text:style-name="T40">ﯓ</text:span><text:span text:style-name="T45"> </text:span><text:span text:style-name="T40">ﯔ</text:span><text:span text:style-name="T45"> </text:span><text:span text:style-name="T40">ﯕﯖ</text:span><text:span text:style-name="T45"> </text:span><text:span text:style-name="T40">ﯗ</text:span></text:p>
      <text:p text:style-name="P37"><text:span text:style-name="T40">ﯘ</text:span><text:span text:style-name="T45"> </text:span><text:span text:style-name="T40">ﯙ</text:span><text:span text:style-name="T45"> </text:span><text:span text:style-name="T40">ﯚ</text:span><text:span text:style-name="T45"> </text:span><text:span text:style-name="T40">ﯛ</text:span><text:span text:style-name="T45"> </text:span><text:span text:style-name="T40">ﯜ</text:span><text:span text:style-name="T45"> </text:span><text:span text:style-name="T40">ﯝ</text:span><text:span text:style-name="T45"> </text:span><text:span text:style-name="T40">ﯞ</text:span><text:span text:style-name="T45"> </text:span><text:span text:style-name="T40">ﯟ</text:span><text:span text:style-name="T45"> </text:span><text:span text:style-name="T40">ﯠ</text:span><text:span text:style-name="T45"> </text:span><text:span text:style-name="T40">ﯡ</text:span></text:p>
      <text:p text:style-name="P37"><text:span text:style-name="T40">ﯢ</text:span><text:span text:style-name="T45"> </text:span><text:span text:style-name="T40">ﯣ</text:span><text:span text:style-name="T45"> </text:span><text:span text:style-name="T40">ﯤ</text:span><text:span text:style-name="T45"> </text:span><text:span text:style-name="T40">ﯥ</text:span><text:span text:style-name="T45"> </text:span><text:span text:style-name="T40">ﯦ</text:span><text:span text:style-name="T45"> </text:span><text:span text:style-name="T40">ﯧﯨ</text:span><text:span text:style-name="T45"> </text:span><text:span text:style-name="T40">ﯩ</text:span><text:span text:style-name="T45"> </text:span><text:span text:style-name="T40">ﯪ</text:span><text:span text:style-name="T45"> </text:span><text:span text:style-name="T40">ﯫ</text:span></text:p>
      <text:p text:style-name="P37"><text:span text:style-name="T40">ﯬ</text:span><text:span text:style-name="T45"> </text:span><text:span text:style-name="T40">ﯭ</text:span><text:span text:style-name="T45"> </text:span><text:span text:style-name="T40">ﯮ</text:span><text:span text:style-name="T45"> </text:span><text:span text:style-name="T40">ﯯ</text:span><text:span text:style-name="T45"> </text:span><text:span text:style-name="T40">ﯰ</text:span><text:span text:style-name="T45"> </text:span><text:span text:style-name="T40">ﯱ</text:span><text:span text:style-name="T45"> </text:span><text:span text:style-name="T40">ﯲ</text:span><text:span text:style-name="T45"> </text:span><text:span text:style-name="T40">ﯳ</text:span></text:p>
      <text:p text:style-name="P37"><text:span text:style-name="T40">ﯴ</text:span><text:span text:style-name="T45"> </text:span><text:span text:style-name="T40">ﯵ</text:span><text:span text:style-name="T45"> </text:span><text:span text:style-name="T40">ﯶ</text:span><text:span text:style-name="T45"> </text:span><text:span text:style-name="T40">ﯷ</text:span><text:span text:style-name="T45"> </text:span><text:span text:style-name="T40">ﯸ</text:span><text:span text:style-name="T45"> </text:span><text:span text:style-name="T40">ﯹ</text:span><text:span text:style-name="T45"> </text:span><text:span text:style-name="T40">ﯺ</text:span><text:span text:style-name="T45"> </text:span><text:span text:style-name="T40">ﯻ</text:span><text:span text:style-name="T45"> </text:span><text:span text:style-name="T40">ﯼ</text:span><text:span text:style-name="T45"> </text:span><text:span text:style-name="T40">ﯽ</text:span><text:span text:style-name="T45"> </text:span><text:span text:style-name="T40">ﯾ</text:span></text:p>
      <text:p text:style-name="P37"><text:span text:style-name="T40">ﯿ</text:span><text:span text:style-name="T45"> </text:span><text:span text:style-name="T40">ﰀ</text:span><text:span text:style-name="T45"> </text:span><text:span text:style-name="T40">ﰁ</text:span><text:span text:style-name="T45"> </text:span><text:span text:style-name="T40">ﰂ</text:span><text:span text:style-name="T45"> </text:span><text:span text:style-name="T40">ﰃ</text:span><text:span text:style-name="T45"> </text:span><text:span text:style-name="T40">ﰄ</text:span><text:span text:style-name="T45"> </text:span><text:span text:style-name="T40">ﰅ</text:span><text:span text:style-name="T45"> </text:span><text:span text:style-name="T40">ﰆﰇ</text:span><text:span text:style-name="T45"> </text:span><text:span text:style-name="T40">ﰈ</text:span><text:span text:style-name="T45"> </text:span><text:span text:style-name="T40">ﰉ</text:span><text:span text:style-name="T45"> </text:span><text:span text:style-name="T40">ﰊ</text:span></text:p>
      <text:p text:style-name="P15"><text:span text:style-name="T39">ﰋ</text:span><text:span text:style-name="T43"> </text:span><text:span text:style-name="T39">ﰌ</text:span><text:span text:style-name="T43"> </text:span><text:span text:style-name="T39">ﰍ</text:span><text:span text:style-name="T43"> </text:span><text:span text:style-name="T39">ﰎ</text:span><text:span text:style-name="T43"> </text:span><text:span text:style-name="T39">ﰏ</text:span><text:span text:style-name="T43"> </text:span><text:span text:style-name="T39">ﰐ</text:span><text:span text:style-name="T43"> </text:span><text:span text:style-name="T39">ﰑﰒ</text:span><text:span text:style-name="T43"> </text:span><text:span text:style-name="T39">ﰓ</text:span><text:span text:style-name="T43"> </text:span><text:span text:style-name="T39">ﰔ</text:span><text:span text:style-name="T43"> </text:span><text:span text:style-name="T39">ﰕ</text:span></text:p>
      <text:p text:style-name="P44"><text:span text:style-name="T41">ﭑ</text:span><text:span text:style-name="T43"> </text:span><text:span text:style-name="T41">ﭒ</text:span><text:span text:style-name="T43"> </text:span><text:span text:style-name="T41">ﭓ</text:span><text:span text:style-name="T43"> </text:span><text:span text:style-name="T41">ﭔ</text:span><text:span text:style-name="T43"> </text:span><text:span text:style-name="T41">ﭕ</text:span><text:span text:style-name="T43"> </text:span><text:span text:style-name="T41">ﭖ</text:span><text:span text:style-name="T43"> </text:span><text:span text:style-name="T41">ﭗ</text:span><text:span text:style-name="T43"> </text:span><text:span text:style-name="T41">ﭘ</text:span><text:span text:style-name="T43"> </text:span><text:span text:style-name="T41">ﭙ</text:span></text:p>
      <text:p text:style-name="P26"><text:span text:style-name="T41">ﭚﭛ</text:span><text:span text:style-name="T43"> </text:span><text:span text:style-name="T41">ﭜ</text:span><text:span text:style-name="T43"> </text:span><text:span text:style-name="T41">ﭝ</text:span><text:span text:style-name="T43"> </text:span><text:span text:style-name="T41">ﭞ</text:span><text:span text:style-name="T43"> </text:span><text:span text:style-name="T41">ﭟ</text:span><text:span text:style-name="T43"> </text:span><text:span text:style-name="T41">ﭠ</text:span><text:span text:style-name="T43"> </text:span><text:span text:style-name="T41">ﭡ</text:span><text:span text:style-name="T43"> </text:span><text:span text:style-name="T41">ﭢ</text:span><text:span text:style-name="T43"> </text:span><text:span text:style-name="T41">ﭣ</text:span></text:p>
      <text:p text:style-name="P26"><text:span text:style-name="T41">ﭤ</text:span><text:span text:style-name="T43"> </text:span><text:span text:style-name="T41">ﭥ</text:span><text:span text:style-name="T43"> </text:span><text:span text:style-name="T41">ﭦ</text:span><text:span text:style-name="T43"> </text:span><text:span text:style-name="T41">ﭧ</text:span><text:span text:style-name="T43"> </text:span><text:span text:style-name="T41">ﭨ</text:span><text:span text:style-name="T43"> </text:span><text:span text:style-name="T41">ﭩ</text:span><text:span text:style-name="T43"> </text:span><text:span text:style-name="T41">ﭪ</text:span><text:span text:style-name="T43"> </text:span><text:span text:style-name="T41">ﭫ</text:span><text:span text:style-name="T43"> </text:span><text:span text:style-name="T41">ﭬ</text:span><text:span text:style-name="T43"> </text:span><text:span text:style-name="T41">ﭭﭮ</text:span></text:p>
      <text:p text:style-name="P26"><text:span text:style-name="T41">ﭯ</text:span><text:span text:style-name="T43"> </text:span><text:span text:style-name="T41">ﭰ</text:span><text:span text:style-name="T43"> </text:span><text:span text:style-name="T41">ﭱ</text:span><text:span text:style-name="T43"> </text:span><text:span text:style-name="T41">ﭲ</text:span><text:span text:style-name="T43"> </text:span><text:span text:style-name="T41">ﭳ</text:span><text:span text:style-name="T43"> </text:span><text:span text:style-name="T41">ﭴ</text:span><text:span text:style-name="T43"> </text:span><text:span text:style-name="T41">ﭵ</text:span><text:span text:style-name="T43"> </text:span><text:span text:style-name="T41">ﭶ</text:span><text:span text:style-name="T43"> </text:span><text:span text:style-name="T41">ﭷ</text:span><text:span text:style-name="T43"> </text:span><text:span text:style-name="T41">ﭸ</text:span></text:p>
      <text:p text:style-name="P26"><text:span text:style-name="T41">ﭹ</text:span><text:span text:style-name="T43"> </text:span><text:span text:style-name="T41">ﭺ</text:span><text:span text:style-name="T43"> </text:span><text:span text:style-name="T41">ﭻ</text:span><text:span text:style-name="T43"> </text:span><text:span text:style-name="T41">ﭼ</text:span><text:span text:style-name="T43"> </text:span><text:span text:style-name="T41">ﭽ</text:span><text:span text:style-name="T43"> </text:span><text:span text:style-name="T41">ﭾ</text:span></text:p>
      <text:p text:style-name="P26"><text:span text:style-name="T41">ﭿﮀ</text:span><text:span text:style-name="T43"> </text:span><text:span text:style-name="T41">ﮁ</text:span><text:span text:style-name="T43"> </text:span><text:span text:style-name="T41">ﮂ</text:span><text:span text:style-name="T43"> </text:span><text:span text:style-name="T41">ﮃ</text:span><text:span text:style-name="T43"> </text:span><text:span text:style-name="T41">ﮄ</text:span><text:span text:style-name="T43"> </text:span><text:span text:style-name="T41">ﮅ</text:span><text:span text:style-name="T43"> </text:span><text:span text:style-name="T41">ﮆ</text:span><text:span text:style-name="T43"> </text:span><text:span text:style-name="T41">ﮇ</text:span><text:span text:style-name="T43"> </text:span><text:span text:style-name="T41">ﮈ</text:span><text:span text:style-name="T43"> </text:span><text:span text:style-name="T41">ﮉ</text:span></text:p>
      <text:p text:style-name="P26"><text:span text:style-name="T41">ﮊ</text:span><text:span text:style-name="T43"> </text:span><text:span text:style-name="T41">ﮋ</text:span><text:span text:style-name="T43"> </text:span><text:span text:style-name="T41">ﮌ</text:span><text:span text:style-name="T43"> </text:span><text:span text:style-name="T41">ﮍ</text:span><text:span text:style-name="T43"> </text:span><text:span text:style-name="T41">ﮎﮏ</text:span><text:span text:style-name="T43"> </text:span><text:span text:style-name="T41">ﮐ</text:span><text:span text:style-name="T43"> </text:span><text:span text:style-name="T41">ﮑ</text:span><text:span text:style-name="T43"> </text:span><text:span text:style-name="T41">ﮒ</text:span><text:span text:style-name="T43"> </text:span><text:span text:style-name="T41">ﮓﮔ</text:span></text:p>
      <text:p text:style-name="P26"><text:span text:style-name="T41">ﮕ</text:span><text:span text:style-name="T43"> </text:span><text:span text:style-name="T41">ﮖ</text:span><text:span text:style-name="T43"> </text:span><text:span text:style-name="T41">ﮗ</text:span><text:span text:style-name="T43"> </text:span><text:span text:style-name="T41">ﮘ</text:span><text:span text:style-name="T43"> </text:span><text:span text:style-name="T41">ﮙ</text:span><text:span text:style-name="T43"> </text:span><text:span text:style-name="T41">ﮚ</text:span><text:span text:style-name="T43"> </text:span><text:span text:style-name="T41">ﮛ</text:span><text:span text:style-name="T43"> </text:span><text:span text:style-name="T41">ﮜ</text:span><text:span text:style-name="T43"> </text:span><text:span text:style-name="T41">ﮝ</text:span><text:span text:style-name="T43"> </text:span><text:span text:style-name="T41">ﮞ</text:span><text:span text:style-name="T43"> </text:span><text:span text:style-name="T41">ﮟﮠ</text:span></text:p>
      <text:p text:style-name="P26"><text:span text:style-name="T41">ﮡ</text:span><text:span text:style-name="T43"> </text:span><text:span text:style-name="T41">ﮢ</text:span><text:span text:style-name="T43"> </text:span><text:span text:style-name="T41">ﮣ</text:span><text:span text:style-name="T43"> </text:span><text:span text:style-name="T41">ﮤ</text:span><text:span text:style-name="T43"> </text:span><text:span text:style-name="T41">ﮥ</text:span><text:span text:style-name="T43"> </text:span><text:span text:style-name="T41">ﮦ</text:span><text:span text:style-name="T43"> </text:span><text:span text:style-name="T41">ﮧ</text:span><text:span text:style-name="T43"> </text:span><text:span text:style-name="T41">ﮨ</text:span><text:span text:style-name="T43"> </text:span><text:span text:style-name="T41">ﮩ</text:span></text:p>
      <text:p text:style-name="P26"><text:span text:style-name="T41">ﮪ</text:span><text:span text:style-name="T43"> </text:span><text:span text:style-name="T41">ﮫ</text:span><text:span text:style-name="T43"> </text:span><text:span text:style-name="T41">ﮬ</text:span><text:span text:style-name="T43"> </text:span><text:span text:style-name="T41">ﮭ</text:span><text:span text:style-name="T43"> </text:span><text:span text:style-name="T41">ﮮ</text:span><text:span text:style-name="T43"> </text:span><text:span text:style-name="T41">ﮯ</text:span><text:span text:style-name="T43"> </text:span><text:span text:style-name="T41">ﮰ</text:span><text:span text:style-name="T43"> </text:span><text:span text:style-name="T41">ﮱ</text:span><text:span text:style-name="T43"> </text:span><text:span text:style-name="T41">ﯓ</text:span></text:p>
      <text:p text:style-name="P26"><text:span text:style-name="T41">ﯔ</text:span><text:span text:style-name="T43"> </text:span><text:span text:style-name="T41">ﯕ</text:span><text:span text:style-name="T43"> </text:span><text:span text:style-name="T41">ﯖ</text:span><text:span text:style-name="T43"> </text:span><text:span text:style-name="T41">ﯗ</text:span><text:span text:style-name="T43"> </text:span><text:span text:style-name="T41">ﯘ</text:span><text:span text:style-name="T43"> </text:span><text:span text:style-name="T41">ﯙ</text:span><text:span text:style-name="T43"> </text:span><text:span text:style-name="T41">ﯚ</text:span><text:span text:style-name="T43"> </text:span><text:span text:style-name="T41">ﯛ</text:span><text:span text:style-name="T43"> </text:span><text:span text:style-name="T41">ﯜ</text:span><text:span text:style-name="T43"> </text:span><text:span text:style-name="T41">ﯝ</text:span></text:p>
      <text:p text:style-name="P26"><text:span text:style-name="T41">ﯞ</text:span><text:span text:style-name="T43"> </text:span><text:span text:style-name="T41">ﯟ</text:span><text:span text:style-name="T43"> </text:span><text:span text:style-name="T41">ﯠ</text:span><text:span text:style-name="T43"> </text:span><text:span text:style-name="T41">ﯡ</text:span><text:span text:style-name="T43"> </text:span><text:span text:style-name="T41">ﯢ</text:span><text:span text:style-name="T43"> </text:span><text:span text:style-name="T41">ﯣ</text:span><text:span text:style-name="T43"> </text:span><text:span text:style-name="T41">ﯤ</text:span><text:span text:style-name="T43"> </text:span><text:span text:style-name="T41">ﯥ</text:span><text:span text:style-name="T43"> </text:span><text:span text:style-name="T41">ﯦ</text:span><text:span text:style-name="T43"> </text:span><text:span text:style-name="T41">ﯧ</text:span></text:p>
      <text:p text:style-name="P26"><text:span text:style-name="T41">ﯨ</text:span><text:span text:style-name="T43"> </text:span><text:span text:style-name="T41">ﯩ</text:span><text:span text:style-name="T43"> </text:span><text:span text:style-name="T41">ﯪ</text:span><text:span text:style-name="T43"> </text:span><text:span text:style-name="T41">ﯫ</text:span><text:span text:style-name="T43"> </text:span><text:span text:style-name="T41">ﯬ</text:span><text:span text:style-name="T43"> </text:span><text:span text:style-name="T41">ﯭ</text:span><text:span text:style-name="T43"> </text:span><text:span text:style-name="T41">ﯮ</text:span></text:p>
      <text:p text:style-name="P26"><text:span text:style-name="T41">ﯯ</text:span><text:span text:style-name="T43"> </text:span><text:span text:style-name="T41">ﯰ</text:span><text:span text:style-name="T43"> </text:span><text:span text:style-name="T41">ﯱ</text:span><text:span text:style-name="T43"> </text:span><text:span text:style-name="T41">ﯲ</text:span><text:span text:style-name="T43"> </text:span><text:span text:style-name="T41">ﯳ</text:span><text:span text:style-name="T43"> </text:span><text:span text:style-name="T41">ﯴ</text:span><text:span text:style-name="T43"> </text:span><text:span text:style-name="T41">ﯵ</text:span><text:span text:style-name="T43"> </text:span><text:span text:style-name="T41">ﯶ</text:span><text:span text:style-name="T43"> </text:span><text:span text:style-name="T41">ﯷﯸ</text:span><text:span text:style-name="T43"> </text:span><text:span text:style-name="T41">ﯹ</text:span><text:span text:style-name="T43"> </text:span><text:span text:style-name="T41">ﯺ</text:span><text:span text:style-name="T43"> </text:span><text:span text:style-name="T41">ﯻ</text:span></text:p>
      <text:p text:style-name="P16"><text:span text:style-name="T41">ﯼ</text:span><text:span text:style-name="T43"> </text:span><text:span text:style-name="T41">ﯽ</text:span><text:span text:style-name="T43"> </text:span><text:span text:style-name="T41">ﯾﯿ</text:span><text:span text:style-name="T43"> </text:span><text:span text:style-name="T41">ﰀ</text:span><text:span text:style-name="T43"> </text:span><text:span text:style-name="T41">ﰁ</text:span><text:span text:style-name="T43"> </text:span><text:span text:style-name="T41">ﰂ</text:span><text:span text:style-name="T43"> </text:span><text:span text:style-name="T41">ﰃ</text:span><text:span text:style-name="T43"> </text:span><text:span text:style-name="T41">ﰄ</text:span><text:span text:style-name="T43"> </text:span><text:span text:style-name="T41">ﰅ</text:span></text:p>
      <text:p text:style-name="P45"><text:span text:style-name="T42">ﭑ</text:span><text:span text:style-name="T43"> </text:span><text:span text:style-name="T42">ﭒ</text:span><text:span text:style-name="T43"> </text:span><text:span text:style-name="T42">ﭓ</text:span><text:span text:style-name="T43"> </text:span><text:span text:style-name="T42">ﭔ</text:span><text:span text:style-name="T43"> </text:span><text:span text:style-name="T42">ﭕ</text:span><text:span text:style-name="T43"> </text:span><text:span text:style-name="T42">ﭖﭗ</text:span><text:span text:style-name="T43"> </text:span><text:span text:style-name="T42">ﭘ</text:span><text:span text:style-name="T43"> </text:span><text:span text:style-name="T42">ﭙ</text:span><text:span text:style-name="T43"> </text:span><text:span text:style-name="T42">ﭚ</text:span><text:span text:style-name="T43"> </text:span><text:span text:style-name="T42">ﭛ</text:span></text:p>
      <text:p text:style-name="P27"><text:span text:style-name="T42">ﭜﭝ</text:span><text:span text:style-name="T43"> </text:span><text:span text:style-name="T42">ﭞ</text:span><text:span text:style-name="T43"> </text:span><text:span text:style-name="T42">ﭟ</text:span><text:span text:style-name="T43"> </text:span><text:span text:style-name="T42">ﭠ</text:span><text:span text:style-name="T43"> </text:span><text:span text:style-name="T42">ﭡ</text:span><text:span text:style-name="T43"> </text:span><text:span text:style-name="T42">ﭢ</text:span><text:span text:style-name="T43"> </text:span><text:span text:style-name="T42">ﭣ</text:span><text:span text:style-name="T43"> </text:span><text:span text:style-name="T42">ﭤ</text:span><text:span text:style-name="T43"> </text:span><text:span text:style-name="T42">ﭥ</text:span><text:span text:style-name="T43"> </text:span><text:span text:style-name="T42">ﭦ</text:span></text:p>
      <text:p text:style-name="P27"><text:span text:style-name="T42">ﭧ</text:span><text:span text:style-name="T43"> </text:span><text:span text:style-name="T42">ﭨ</text:span><text:span text:style-name="T43"> </text:span><text:span text:style-name="T42">ﭩ</text:span><text:span text:style-name="T43"> </text:span><text:span text:style-name="T42">ﭪ</text:span><text:span text:style-name="T43"> </text:span><text:span text:style-name="T42">ﭫ</text:span><text:span text:style-name="T43"> </text:span><text:span text:style-name="T42">ﭬ</text:span><text:span text:style-name="T43"> </text:span><text:span text:style-name="T42">ﭭ</text:span><text:span text:style-name="T43"> </text:span><text:span text:style-name="T42">ﭮ</text:span><text:span text:style-name="T43"> </text:span><text:span text:style-name="T42">ﭯ</text:span></text:p>
      <text:p text:style-name="P27"><text:span text:style-name="T42">ﭰ</text:span><text:span text:style-name="T43"> </text:span><text:span text:style-name="T42">ﭱ</text:span><text:span text:style-name="T43"> </text:span><text:span text:style-name="T42">ﭲ</text:span><text:span text:style-name="T43"> </text:span><text:span text:style-name="T42">ﭳ</text:span><text:span text:style-name="T43"> </text:span><text:span text:style-name="T42">ﭴ</text:span><text:span text:style-name="T43"> </text:span><text:span text:style-name="T42">ﭵ</text:span><text:span text:style-name="T43"> </text:span><text:span text:style-name="T42">ﭶ</text:span><text:span text:style-name="T43"> </text:span><text:span text:style-name="T42">ﭷ</text:span><text:span text:style-name="T43"> </text:span><text:span text:style-name="T42">ﭸ</text:span></text:p>
      <text:p text:style-name="P27"><text:span text:style-name="T42">ﭹ</text:span><text:span text:style-name="T43"> </text:span><text:span text:style-name="T42">ﭺ</text:span><text:span text:style-name="T43"> </text:span><text:span text:style-name="T42">ﭻ</text:span><text:span text:style-name="T43"> </text:span><text:span text:style-name="T42">ﭼ</text:span><text:span text:style-name="T43"> </text:span><text:span text:style-name="T42">ﭽ</text:span><text:span text:style-name="T43"> </text:span><text:span text:style-name="T42">ﭾ</text:span><text:span text:style-name="T43"> </text:span><text:span text:style-name="T42">ﭿ</text:span><text:span text:style-name="T43"> </text:span><text:span text:style-name="T42">ﮀ</text:span><text:span text:style-name="T43"> </text:span><text:span text:style-name="T42">ﮁ</text:span><text:span text:style-name="T43"> </text:span><text:span text:style-name="T42">ﮂ</text:span></text:p>
      <text:p text:style-name="P27"><text:span text:style-name="T42">ﮃ</text:span><text:span text:style-name="T43"> </text:span><text:span text:style-name="T42">ﮄ</text:span><text:span text:style-name="T43"> </text:span><text:span text:style-name="T42">ﮅ</text:span><text:span text:style-name="T43"> </text:span><text:span text:style-name="T42">ﮆ</text:span><text:span text:style-name="T43"> </text:span><text:span text:style-name="T42">ﮇ</text:span><text:span text:style-name="T43"> </text:span><text:span text:style-name="T42">ﮈ</text:span><text:span text:style-name="T43"> </text:span><text:span text:style-name="T42">ﮉ</text:span><text:span text:style-name="T43"> </text:span><text:span text:style-name="T42">ﮊﮋ</text:span><text:span text:style-name="T43"> </text:span><text:span text:style-name="T42">ﮌ</text:span><text:span text:style-name="T43"> </text:span><text:span text:style-name="T42">ﮍ</text:span></text:p>
      <text:p text:style-name="P27"><text:span text:style-name="T42">ﮎ</text:span><text:span text:style-name="T43"> </text:span><text:span text:style-name="T42">ﮏ</text:span><text:span text:style-name="T43"> </text:span><text:span text:style-name="T42">ﮐ</text:span><text:span text:style-name="T43"> </text:span><text:span text:style-name="T42">ﮑﮒ</text:span><text:span text:style-name="T43"> </text:span><text:span text:style-name="T42">ﮓ</text:span><text:span text:style-name="T43"> </text:span><text:span text:style-name="T42">ﮔﮕ</text:span><text:span text:style-name="T43"> </text:span><text:span text:style-name="T42">ﮖ</text:span><text:span text:style-name="T43"> </text:span><text:span text:style-name="T42">ﮗ</text:span><text:span text:style-name="T43"> </text:span><text:span text:style-name="T42">ﮘ</text:span></text:p>
      <text:p text:style-name="P27"><text:span text:style-name="T42">ﮙ</text:span><text:span text:style-name="T43"> </text:span><text:span text:style-name="T42">ﮚ</text:span><text:span text:style-name="T43"> </text:span><text:span text:style-name="T42">ﮛﮜ</text:span><text:span text:style-name="T43"> </text:span><text:span text:style-name="T42">ﮝ</text:span><text:span text:style-name="T43"> </text:span><text:span text:style-name="T42">ﮞ</text:span><text:span text:style-name="T43"> </text:span><text:span text:style-name="T42">ﮟ</text:span><text:span text:style-name="T43"> </text:span><text:span text:style-name="T42">ﮠ</text:span><text:span text:style-name="T43"> </text:span><text:span text:style-name="T42">ﮡﮢ</text:span><text:span text:style-name="T43"> </text:span><text:span text:style-name="T42">ﮣ</text:span><text:span text:style-name="T43"> </text:span><text:span text:style-name="T42">ﮤ</text:span></text:p>
      <text:p text:style-name="P27"><text:span text:style-name="T42">ﮥ</text:span><text:span text:style-name="T43"> </text:span><text:span text:style-name="T42">ﮦ</text:span><text:span text:style-name="T43"> </text:span><text:span text:style-name="T42">ﮧ</text:span><text:span text:style-name="T43"> </text:span><text:span text:style-name="T42">ﮨ</text:span><text:span text:style-name="T43"> </text:span><text:span text:style-name="T42">ﮩ</text:span><text:span text:style-name="T43"> </text:span><text:span text:style-name="T42">ﮪ</text:span><text:span text:style-name="T43"> </text:span><text:span text:style-name="T42">ﮫ</text:span><text:span text:style-name="T43"> </text:span><text:span text:style-name="T42">ﮬ</text:span><text:span text:style-name="T43"> </text:span><text:span text:style-name="T42">ﮭ</text:span></text:p>
      <text:p text:style-name="P27"><text:span text:style-name="T42">ﮮ</text:span><text:span text:style-name="T43"> </text:span><text:span text:style-name="T42">ﮯ</text:span><text:span text:style-name="T43"> </text:span><text:span text:style-name="T42">ﮰ</text:span><text:span text:style-name="T43"> </text:span><text:span text:style-name="T42">ﮱ</text:span><text:span text:style-name="T43"> </text:span><text:span text:style-name="T42">ﯓ</text:span><text:span text:style-name="T43"> </text:span><text:span text:style-name="T42">ﯔ</text:span><text:span text:style-name="T43"> </text:span><text:span text:style-name="T42">ﯕ</text:span><text:span text:style-name="T43"> </text:span><text:span text:style-name="T42">ﯖ</text:span></text:p>
      <text:p text:style-name="P27"><text:span text:style-name="T42">ﯗ</text:span><text:span text:style-name="T43"> </text:span><text:span text:style-name="T42">ﯘ</text:span><text:span text:style-name="T43"> </text:span><text:span text:style-name="T42">ﯙ</text:span><text:span text:style-name="T43"> </text:span><text:span text:style-name="T42">ﯚ</text:span><text:span text:style-name="T43"> </text:span><text:span text:style-name="T42">ﯛ</text:span><text:span text:style-name="T43"> </text:span><text:span text:style-name="T42">ﯜ</text:span><text:span text:style-name="T43"> </text:span><text:span text:style-name="T42">ﯝ</text:span></text:p>
      <text:p text:style-name="P27"><text:span text:style-name="T42">ﯞ</text:span><text:span text:style-name="T43"> </text:span><text:span text:style-name="T42">ﯟ</text:span><text:span text:style-name="T43"> </text:span><text:span text:style-name="T42">ﯠ</text:span><text:span text:style-name="T43"> </text:span><text:span text:style-name="T42">ﯡ</text:span><text:span text:style-name="T43"> </text:span><text:span text:style-name="T42">ﯢﯣ</text:span><text:span text:style-name="T43"> </text:span><text:span text:style-name="T42">ﯤ</text:span><text:span text:style-name="T43"> </text:span><text:span text:style-name="T42">ﯥ</text:span><text:span text:style-name="T43"> </text:span><text:span text:style-name="T42">ﯦ</text:span><text:span text:style-name="T43"> </text:span><text:span text:style-name="T42">ﯧ</text:span></text:p>
      <text:p text:style-name="P27"><text:span text:style-name="T42">ﯨﯩ</text:span><text:span text:style-name="T43"> </text:span><text:span text:style-name="T42">ﯪ</text:span><text:span text:style-name="T43"> </text:span><text:span text:style-name="T42">ﯫ</text:span><text:span text:style-name="T43"> </text:span><text:span text:style-name="T42">ﯬ</text:span><text:span text:style-name="T43"> </text:span><text:span text:style-name="T42">ﯭ</text:span><text:span text:style-name="T43"> </text:span><text:span text:style-name="T42">ﯮ</text:span><text:span text:style-name="T43"> </text:span><text:span text:style-name="T42">ﯯ</text:span><text:span text:style-name="T43"> </text:span><text:span text:style-name="T42">ﯰ</text:span><text:span text:style-name="T43"> </text:span><text:span text:style-name="T42">ﯱﯲ</text:span><text:span text:style-name="T43"> </text:span><text:span text:style-name="T42">ﯳ</text:span><text:span text:style-name="T43"> </text:span><text:span text:style-name="T42">ﯴ</text:span></text:p>
      <text:p text:style-name="P27"><text:span text:style-name="T42">ﯵ</text:span><text:span text:style-name="T43"> </text:span><text:span text:style-name="T42">ﯶ</text:span><text:span text:style-name="T43"> </text:span><text:span text:style-name="T42">ﯷ</text:span><text:span text:style-name="T43"> </text:span><text:span text:style-name="T42">ﯸ</text:span><text:span text:style-name="T43"> </text:span><text:span text:style-name="T42">ﯹ</text:span><text:span text:style-name="T43"> </text:span><text:span text:style-name="T42">ﯺ</text:span><text:span text:style-name="T43"> </text:span><text:span text:style-name="T42">ﯻ</text:span><text:span text:style-name="T43"> </text:span><text:span text:style-name="T42">ﯼﯽ</text:span><text:span text:style-name="T43"> </text:span><text:span text:style-name="T42">ﯾ</text:span><text:span text:style-name="T43"> </text:span><text:span text:style-name="T42">ﯿ</text:span><text:span text:style-name="T43"> </text:span><text:span text:style-name="T42">ﰀ</text:span></text:p>
      <text:p text:style-name="P17"><text:span text:style-name="T42">ﰁ</text:span><text:span text:style-name="T43"> </text:span><text:span text:style-name="T42">ﰂ</text:span><text:span text:style-name="T43"> </text:span><text:span text:style-name="T42">ﰃﰄ</text:span><text:span text:style-name="T43"> </text:span><text:span text:style-name="T42">ﰅ</text:span><text:span text:style-name="T43"> </text:span><text:span text:style-name="T42">ﰆ</text:span><text:span text:style-name="T43"> </text:span><text:span text:style-name="T42">ﰇ</text:span><text:span text:style-name="T43"> </text:span><text:span text:style-name="T42">ﰈ</text:span><text:span text:style-name="T43"> </text:span><text:span text:style-name="T42">ﰉ</text:span><text:span text:style-name="T43"> </text:span><text:span text:style-name="T42">ﰊ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I_BASMALAH" svg:font-family="MSI_BASMALAH"/>
    <style:font-face style:name="FreeSans1" svg:font-family="FreeSans" style:font-family-generic="swiss"/>
    <style:font-face style:name="MSI_016" svg:font-family="MSI_016" style:font-pitch="variable"/>
    <style:font-face style:name="MSI_BASMALAH1" svg:font-family="MSI_BASMALAH" style:font-pitch="variable"/>
    <style:font-face style:name="MSI_Z001" svg:font-family="MSI_Z001" style:font-pitch="variable"/>
    <style:font-face style:name="MSI_Z002" svg:font-family="MSI_Z002" style:font-pitch="variable"/>
    <style:font-face style:name="MSI_Z0031" svg:font-family="MSI_Z003" style:font-pitch="variable"/>
    <style:font-face style:name="MSI_Z003" svg:font-family="MSI_Z003" style:font-adornments="Regular" style:font-pitch="variable"/>
    <style:font-face style:name="MSI_Z004" svg:font-family="MSI_Z004" style:font-pitch="variable"/>
    <style:font-face style:name="MSI_Z005" svg:font-family="MSI_Z005" style:font-pitch="variable"/>
    <style:font-face style:name="MSI_Z006" svg:font-family="MSI_Z006" style:font-pitch="variable"/>
    <style:font-face style:name="MSI_Z007" svg:font-family="MSI_Z007" style:font-pitch="variable"/>
    <style:font-face style:name="MSI_Z008" svg:font-family="MSI_Z008" style:font-pitch="variable"/>
    <style:font-face style:name="MSI_Z009" svg:font-family="MSI_Z009" style:font-pitch="variable"/>
    <style:font-face style:name="MSI_Z010" svg:font-family="MSI_Z010" style:font-pitch="variable"/>
    <style:font-face style:name="MSI_Z011" svg:font-family="MSI_Z011" style:font-pitch="variable"/>
    <style:font-face style:name="MSI_Z012" svg:font-family="MSI_Z012" style:font-pitch="variable"/>
    <style:font-face style:name="MSI_Z013" svg:font-family="MSI_Z013" style:font-pitch="variable"/>
    <style:font-face style:name="MSI_Z014" svg:font-family="MSI_Z014" style:font-pitch="variable"/>
    <style:font-face style:name="MSI_Z015" svg:font-family="MSI_Z015" style:font-pitch="variable"/>
    <style:font-face style:name="MSI_Z017" svg:font-family="MSI_Z017" style:font-pitch="variable"/>
    <style:font-face style:name="MSI_Z018" svg:font-family="MSI_Z018" style:font-pitch="variable"/>
    <style:font-face style:name="MSI_Z019" svg:font-family="MSI_Z019" style:font-pitch="variable"/>
    <style:font-face style:name="MSI_Z020" svg:font-family="MSI_Z020" style:font-pitch="variable"/>
    <style:font-face style:name="MSI_Z021" svg:font-family="MSI_Z021" style:font-pitch="variable"/>
    <style:font-face style:name="Roboto" svg:font-family="Roboto" style:font-pitch="variable"/>
    <style:font-face style:name="Calibri" svg:font-family="Calibri" style:font-family-generic="roman" style:font-pitch="variable"/>
    <style:font-face style:name="QCF_P001" svg:font-family="QCF_P001" style:font-family-generic="roman" style:font-pitch="variable"/>
    <style:font-face style:name="QCF_P002" svg:font-family="QCF_P002" style:font-family-generic="roman" style:font-pitch="variable"/>
    <style:font-face style:name="QCF_P004" svg:font-family="QCF_P004" style:font-family-generic="roman" style:font-pitch="variable"/>
    <style:font-face style:name="QCF_P005" svg:font-family="QCF_P005" style:font-family-generic="roman" style:font-pitch="variable"/>
    <style:font-face style:name="QCF_P006" svg:font-family="QCF_P006" style:font-family-generic="roman" style:font-pitch="variable"/>
    <style:font-face style:name="QCF_P007" svg:font-family="QCF_P007" style:font-family-generic="roman" style:font-pitch="variable"/>
    <style:font-face style:name="QCF_P008" svg:font-family="QCF_P008" style:font-family-generic="roman" style:font-pitch="variable"/>
    <style:font-face style:name="QCF_P009" svg:font-family="QCF_P009" style:font-family-generic="roman" style:font-pitch="variable"/>
    <style:font-face style:name="QCF_P010" svg:font-family="QCF_P010" style:font-family-generic="roman" style:font-pitch="variable"/>
    <style:font-face style:name="QCF_P011" svg:font-family="QCF_P011" style:font-family-generic="roman" style:font-pitch="variable"/>
    <style:font-face style:name="QCF_P012" svg:font-family="QCF_P012" style:font-family-generic="roman" style:font-pitch="variable"/>
    <style:font-face style:name="QCF_P013" svg:font-family="QCF_P013" style:font-family-generic="roman" style:font-pitch="variable"/>
    <style:font-face style:name="QCF_P014" svg:font-family="QCF_P014" style:font-family-generic="roman" style:font-pitch="variable"/>
    <style:font-face style:name="QCF_P015" svg:font-family="QCF_P015" style:font-family-generic="roman" style:font-pitch="variable"/>
    <style:font-face style:name="QCF_P016" svg:font-family="QCF_P016" style:font-family-generic="roman" style:font-pitch="variable"/>
    <style:font-face style:name="QCF_P017" svg:font-family="QCF_P017" style:font-family-generic="roman" style:font-pitch="variable"/>
    <style:font-face style:name="QCF_P018" svg:font-family="QCF_P018" style:font-family-generic="roman" style:font-pitch="variable"/>
    <style:font-face style:name="QCF_P019" svg:font-family="QCF_P019" style:font-family-generic="roman" style:font-pitch="variable"/>
    <style:font-face style:name="QCF_P020" svg:font-family="QCF_P020" style:font-family-generic="roman" style:font-pitch="variable"/>
    <style:font-face style:name="QCF_P021" svg:font-family="QCF_P0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4in" style:type="center"/>
          <style:tab-stop style:position="4.8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Sans Narrow" fo:font-size="10pt" officeooo:rsid="00407d0b" officeooo:paragraph-rsid="00407d0b" style:font-size-asian="10pt" style:font-size-complex="10pt"/>
    </style:style>
    <style:style style:name="MP2" style:family="paragraph" style:parent-style-name="Footer">
      <style:paragraph-properties fo:margin-top="0in" fo:margin-bottom="0in" loext:contextual-spacing="false" fo:line-height="100%" fo:text-align="center" style:justify-single-word="false"/>
      <style:text-properties style:font-name="Liberation Sans Narrow"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  <style:text-properties style:font-name="Liberation Sans Narrow" fo:font-size="10pt" style:font-size-asian="10pt" style:font-size-complex="10pt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/>
      </style:header-style>
      <style:footer-style>
        <style:header-footer-properties fo:min-height="0.1402in" fo:margin-left="0in" fo:margin-right="0in" fo:margin-top="0.040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Surat Al Baqarah<text:tab/><text:tab/>Juz 1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1">Al Fatihah<text:tab/><text:tab/>Juz 1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qi Amali</meta:initial-creator>
    <meta:editing-cycles>36</meta:editing-cycles>
    <meta:creation-date>2016-10-21T16:05:00</meta:creation-date>
    <dc:date>2020-03-15T14:30:35.247552271</dc:date>
    <meta:editing-duration>PT2H26M25S</meta:editing-duration>
    <meta:generator>LibreOffice/6.2.8.2$Linux_x86 LibreOffice_project/f82ddfca21ebc1e222a662a32b25c0c9d20169ee</meta:generator>
    <meta:document-statistic meta:table-count="0" meta:image-count="0" meta:object-count="0" meta:page-count="21" meta:paragraph-count="305" meta:word-count="2690" meta:character-count="5272" meta:non-whitespace-character-count="28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